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rders" table:style-name="ta1">
        <table:shapes>
          <draw:frame draw:z-index="0" draw:style-name="gr1" draw:text-style-name="P1" svg:width="15.999cm" svg:height="8.999cm" svg:x="4.745cm" svg:y="350.959cm">
            <draw:object draw:notify-on-update-of-ranges="orders.A1:orders.A1 orders.A2:orders.A801 orders.B1:orders.B1 orders.B2:orders.B8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Order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7.70281294933637" calcext:value-type="float">
            <text:p>7.7028129493363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7.72107125852219" calcext:value-type="float">
            <text:p>7.72107125852219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7.68018221524216" calcext:value-type="float">
            <text:p>7.6801822152421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.66748383860228" calcext:value-type="float">
            <text:p>7.66748383860228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7.73797603169774" calcext:value-type="float">
            <text:p>7.7379760316977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7.8576182993945" calcext:value-type="float">
            <text:p>7.8576182993945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7.75541058835746" calcext:value-type="float">
            <text:p>7.755410588357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73298121257518" calcext:value-type="float">
            <text:p>7.73298121257518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7.92408210181517" calcext:value-type="float">
            <text:p>7.92408210181517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8.02288346650755" calcext:value-type="float">
            <text:p>8.02288346650755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7.95437286908144" calcext:value-type="float">
            <text:p>7.9543728690814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7.91072667534266" calcext:value-type="float">
            <text:p>7.91072667534266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8.05042548321406" calcext:value-type="float">
            <text:p>8.05042548321406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8.13542048496889" calcext:value-type="float">
            <text:p>8.13542048496889</text:p>
          </table:table-cell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8.15995444465058" calcext:value-type="float">
            <text:p>8.159954444650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06570564515567" calcext:value-type="float">
            <text:p>8.06570564515567</text:p>
          </table:table-cell>
        </table:table-row>
        <table:table-row table:style-name="ro1">
          <table:table-cell office:value-type="float" office:value="2.125" calcext:value-type="float">
            <text:p>2.125</text:p>
          </table:table-cell>
          <table:table-cell office:value-type="float" office:value="8.06359129949724" calcext:value-type="float">
            <text:p>8.06359129949724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8.17221387564716" calcext:value-type="float">
            <text:p>8.17221387564716</text:p>
          </table:table-cell>
        </table:table-row>
        <table:table-row table:style-name="ro1">
          <table:table-cell office:value-type="float" office:value="2.375" calcext:value-type="float">
            <text:p>2.375</text:p>
          </table:table-cell>
          <table:table-cell office:value-type="float" office:value="8.1355288510366" calcext:value-type="float">
            <text:p>8.135528851036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8.09504822278059" calcext:value-type="float">
            <text:p>8.09504822278059</text:p>
          </table:table-cell>
        </table:table-row>
        <table:table-row table:style-name="ro1">
          <table:table-cell office:value-type="float" office:value="2.625" calcext:value-type="float">
            <text:p>2.625</text:p>
          </table:table-cell>
          <table:table-cell office:value-type="float" office:value="8.0546857011552" calcext:value-type="float">
            <text:p>8.0546857011552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8.21645293450521" calcext:value-type="float">
            <text:p>8.21645293450521</text:p>
          </table:table-cell>
        </table:table-row>
        <table:table-row table:style-name="ro1">
          <table:table-cell office:value-type="float" office:value="2.875" calcext:value-type="float">
            <text:p>2.875</text:p>
          </table:table-cell>
          <table:table-cell office:value-type="float" office:value="8.16829204698372" calcext:value-type="float">
            <text:p>8.168292046983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17096391437702" calcext:value-type="float">
            <text:p>8.17096391437702</text:p>
          </table:table-cell>
        </table:table-row>
        <table:table-row table:style-name="ro1">
          <table:table-cell office:value-type="float" office:value="3.125" calcext:value-type="float">
            <text:p>3.125</text:p>
          </table:table-cell>
          <table:table-cell office:value-type="float" office:value="8.09939539079472" calcext:value-type="float">
            <text:p>8.09939539079472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8.12930601049197" calcext:value-type="float">
            <text:p>8.12930601049197</text:p>
          </table:table-cell>
        </table:table-row>
        <table:table-row table:style-name="ro1">
          <table:table-cell office:value-type="float" office:value="3.375" calcext:value-type="float">
            <text:p>3.375</text:p>
          </table:table-cell>
          <table:table-cell office:value-type="float" office:value="8.18458437408289" calcext:value-type="float">
            <text:p>8.18458437408289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8.19012326160781" calcext:value-type="float">
            <text:p>8.19012326160781</text:p>
          </table:table-cell>
        </table:table-row>
        <table:table-row table:style-name="ro1">
          <table:table-cell office:value-type="float" office:value="3.625" calcext:value-type="float">
            <text:p>3.625</text:p>
          </table:table-cell>
          <table:table-cell office:value-type="float" office:value="8.20043692462319" calcext:value-type="float">
            <text:p>8.20043692462319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8.11173493217454" calcext:value-type="float">
            <text:p>8.11173493217454</text:p>
          </table:table-cell>
        </table:table-row>
        <table:table-row table:style-name="ro1">
          <table:table-cell office:value-type="float" office:value="3.875" calcext:value-type="float">
            <text:p>3.875</text:p>
          </table:table-cell>
          <table:table-cell office:value-type="float" office:value="8.13753568751246" calcext:value-type="float">
            <text:p>8.137535687512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18645838592518" calcext:value-type="float">
            <text:p>8.18645838592518</text:p>
          </table:table-cell>
        </table:table-row>
        <table:table-row table:style-name="ro1">
          <table:table-cell office:value-type="float" office:value="4.125" calcext:value-type="float">
            <text:p>4.125</text:p>
          </table:table-cell>
          <table:table-cell office:value-type="float" office:value="8.20947984574542" calcext:value-type="float">
            <text:p>8.20947984574542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8.1556419208185" calcext:value-type="float">
            <text:p>8.1556419208185</text:p>
          </table:table-cell>
        </table:table-row>
        <table:table-row table:style-name="ro1">
          <table:table-cell office:value-type="float" office:value="4.375" calcext:value-type="float">
            <text:p>4.375</text:p>
          </table:table-cell>
          <table:table-cell office:value-type="float" office:value="8.03936695479966" calcext:value-type="float">
            <text:p>8.03936695479966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.2126403957595" calcext:value-type="float">
            <text:p>8.2126403957595</text:p>
          </table:table-cell>
        </table:table-row>
        <table:table-row table:style-name="ro1">
          <table:table-cell office:value-type="float" office:value="4.625" calcext:value-type="float">
            <text:p>4.625</text:p>
          </table:table-cell>
          <table:table-cell office:value-type="float" office:value="8.17551360799656" calcext:value-type="float">
            <text:p>8.17551360799656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8.16742810025276" calcext:value-type="float">
            <text:p>8.16742810025276</text:p>
          </table:table-cell>
        </table:table-row>
        <table:table-row table:style-name="ro1">
          <table:table-cell office:value-type="float" office:value="4.875" calcext:value-type="float">
            <text:p>4.875</text:p>
          </table:table-cell>
          <table:table-cell office:value-type="float" office:value="8.03909348800695" calcext:value-type="float">
            <text:p>8.039093488006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09649395452905" calcext:value-type="float">
            <text:p>8.09649395452905</text:p>
          </table:table-cell>
        </table:table-row>
        <table:table-row table:style-name="ro1">
          <table:table-cell office:value-type="float" office:value="5.125" calcext:value-type="float">
            <text:p>5.125</text:p>
          </table:table-cell>
          <table:table-cell office:value-type="float" office:value="8.15903564710603" calcext:value-type="float">
            <text:p>8.15903564710603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8.16072175302721" calcext:value-type="float">
            <text:p>8.16072175302721</text:p>
          </table:table-cell>
        </table:table-row>
        <table:table-row table:style-name="ro1">
          <table:table-cell office:value-type="float" office:value="5.375" calcext:value-type="float">
            <text:p>5.375</text:p>
          </table:table-cell>
          <table:table-cell office:value-type="float" office:value="8.11613602322324" calcext:value-type="float">
            <text:p>8.1161360232232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8.03091648808627" calcext:value-type="float">
            <text:p>8.03091648808627</text:p>
          </table:table-cell>
        </table:table-row>
        <table:table-row table:style-name="ro1">
          <table:table-cell office:value-type="float" office:value="5.625" calcext:value-type="float">
            <text:p>5.625</text:p>
          </table:table-cell>
          <table:table-cell office:value-type="float" office:value="8.17486019896717" calcext:value-type="float">
            <text:p>8.17486019896717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8.18400116633258" calcext:value-type="float">
            <text:p>8.18400116633258</text:p>
          </table:table-cell>
        </table:table-row>
        <table:table-row table:style-name="ro1">
          <table:table-cell office:value-type="float" office:value="5.875" calcext:value-type="float">
            <text:p>5.875</text:p>
          </table:table-cell>
          <table:table-cell office:value-type="float" office:value="8.12240528605627" calcext:value-type="float">
            <text:p>8.122405286056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08333106938376" calcext:value-type="float">
            <text:p>8.08333106938376</text:p>
          </table:table-cell>
        </table:table-row>
        <table:table-row table:style-name="ro1">
          <table:table-cell office:value-type="float" office:value="6.125" calcext:value-type="float">
            <text:p>6.125</text:p>
          </table:table-cell>
          <table:table-cell office:value-type="float" office:value="8.12090610918669" calcext:value-type="float">
            <text:p>8.12090610918669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8.20063588844325" calcext:value-type="float">
            <text:p>8.20063588844325</text:p>
          </table:table-cell>
        </table:table-row>
        <table:table-row table:style-name="ro1">
          <table:table-cell office:value-type="float" office:value="6.375" calcext:value-type="float">
            <text:p>6.375</text:p>
          </table:table-cell>
          <table:table-cell office:value-type="float" office:value="8.12291487591723" calcext:value-type="float">
            <text:p>8.1229148759172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8.17667859632288" calcext:value-type="float">
            <text:p>8.17667859632288</text:p>
          </table:table-cell>
        </table:table-row>
        <table:table-row table:style-name="ro1">
          <table:table-cell office:value-type="float" office:value="6.625" calcext:value-type="float">
            <text:p>6.625</text:p>
          </table:table-cell>
          <table:table-cell office:value-type="float" office:value="8.07400555421918" calcext:value-type="float">
            <text:p>8.07400555421918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8.12371858365182" calcext:value-type="float">
            <text:p>8.12371858365182</text:p>
          </table:table-cell>
        </table:table-row>
        <table:table-row table:style-name="ro1">
          <table:table-cell office:value-type="float" office:value="6.875" calcext:value-type="float">
            <text:p>6.875</text:p>
          </table:table-cell>
          <table:table-cell office:value-type="float" office:value="8.17222192144024" calcext:value-type="float">
            <text:p>8.17222192144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19926251689163" calcext:value-type="float">
            <text:p>8.19926251689163</text:p>
          </table:table-cell>
        </table:table-row>
        <table:table-row table:style-name="ro1">
          <table:table-cell office:value-type="float" office:value="7.125" calcext:value-type="float">
            <text:p>7.125</text:p>
          </table:table-cell>
          <table:table-cell office:value-type="float" office:value="8.13690417645407" calcext:value-type="float">
            <text:p>8.13690417645407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8.09597721358476" calcext:value-type="float">
            <text:p>8.09597721358476</text:p>
          </table:table-cell>
        </table:table-row>
        <table:table-row table:style-name="ro1">
          <table:table-cell office:value-type="float" office:value="7.375" calcext:value-type="float">
            <text:p>7.375</text:p>
          </table:table-cell>
          <table:table-cell office:value-type="float" office:value="8.19831480284026" calcext:value-type="float">
            <text:p>8.19831480284026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8.15699815183741" calcext:value-type="float">
            <text:p>8.15699815183741</text:p>
          </table:table-cell>
        </table:table-row>
        <table:table-row table:style-name="ro1">
          <table:table-cell office:value-type="float" office:value="7.625" calcext:value-type="float">
            <text:p>7.625</text:p>
          </table:table-cell>
          <table:table-cell office:value-type="float" office:value="8.21235406803189" calcext:value-type="float">
            <text:p>8.21235406803189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8.11799693367939" calcext:value-type="float">
            <text:p>8.11799693367939</text:p>
          </table:table-cell>
        </table:table-row>
        <table:table-row table:style-name="ro1">
          <table:table-cell office:value-type="float" office:value="7.875" calcext:value-type="float">
            <text:p>7.875</text:p>
          </table:table-cell>
          <table:table-cell office:value-type="float" office:value="8.11239528687943" calcext:value-type="float">
            <text:p>8.112395286879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20473496288385" calcext:value-type="float">
            <text:p>8.20473496288385</text:p>
          </table:table-cell>
        </table:table-row>
        <table:table-row table:style-name="ro1">
          <table:table-cell office:value-type="float" office:value="8.125" calcext:value-type="float">
            <text:p>8.125</text:p>
          </table:table-cell>
          <table:table-cell office:value-type="float" office:value="8.21258708164982" calcext:value-type="float">
            <text:p>8.21258708164982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8.18595234093735" calcext:value-type="float">
            <text:p>8.18595234093735</text:p>
          </table:table-cell>
        </table:table-row>
        <table:table-row table:style-name="ro1">
          <table:table-cell office:value-type="float" office:value="8.375" calcext:value-type="float">
            <text:p>8.375</text:p>
          </table:table-cell>
          <table:table-cell office:value-type="float" office:value="8.05766216689412" calcext:value-type="float">
            <text:p>8.05766216689412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8.17675207467535" calcext:value-type="float">
            <text:p>8.17675207467535</text:p>
          </table:table-cell>
        </table:table-row>
        <table:table-row table:style-name="ro1">
          <table:table-cell office:value-type="float" office:value="8.625" calcext:value-type="float">
            <text:p>8.625</text:p>
          </table:table-cell>
          <table:table-cell office:value-type="float" office:value="8.2032157401764" calcext:value-type="float">
            <text:p>8.2032157401764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8.24424465527653" calcext:value-type="float">
            <text:p>8.24424465527653</text:p>
          </table:table-cell>
        </table:table-row>
        <table:table-row table:style-name="ro1">
          <table:table-cell office:value-type="float" office:value="8.875" calcext:value-type="float">
            <text:p>8.875</text:p>
          </table:table-cell>
          <table:table-cell office:value-type="float" office:value="8.1203120139494" calcext:value-type="float">
            <text:p>8.12031201394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11649814011328" calcext:value-type="float">
            <text:p>8.11649814011328</text:p>
          </table:table-cell>
        </table:table-row>
        <table:table-row table:style-name="ro1">
          <table:table-cell office:value-type="float" office:value="9.125" calcext:value-type="float">
            <text:p>9.125</text:p>
          </table:table-cell>
          <table:table-cell office:value-type="float" office:value="8.27595534460762" calcext:value-type="float">
            <text:p>8.27595534460762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8.20082125226015" calcext:value-type="float">
            <text:p>8.20082125226015</text:p>
          </table:table-cell>
        </table:table-row>
        <table:table-row table:style-name="ro1">
          <table:table-cell office:value-type="float" office:value="9.375" calcext:value-type="float">
            <text:p>9.375</text:p>
          </table:table-cell>
          <table:table-cell office:value-type="float" office:value="8.17494400183994" calcext:value-type="float">
            <text:p>8.17494400183994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8.13578554052342" calcext:value-type="float">
            <text:p>8.13578554052342</text:p>
          </table:table-cell>
        </table:table-row>
        <table:table-row table:style-name="ro1">
          <table:table-cell office:value-type="float" office:value="9.625" calcext:value-type="float">
            <text:p>9.625</text:p>
          </table:table-cell>
          <table:table-cell office:value-type="float" office:value="8.18819856200354" calcext:value-type="float">
            <text:p>8.18819856200354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8.19977624746009" calcext:value-type="float">
            <text:p>8.19977624746009</text:p>
          </table:table-cell>
        </table:table-row>
        <table:table-row table:style-name="ro1">
          <table:table-cell office:value-type="float" office:value="9.875" calcext:value-type="float">
            <text:p>9.875</text:p>
          </table:table-cell>
          <table:table-cell office:value-type="float" office:value="8.24327416627237" calcext:value-type="float">
            <text:p>8.243274166272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23544480764727" calcext:value-type="float">
            <text:p>8.23544480764727</text:p>
          </table:table-cell>
        </table:table-row>
        <table:table-row table:style-name="ro1">
          <table:table-cell office:value-type="float" office:value="10.125" calcext:value-type="float">
            <text:p>10.125</text:p>
          </table:table-cell>
          <table:table-cell office:value-type="float" office:value="8.11706355269099" calcext:value-type="float">
            <text:p>8.11706355269099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8.26922314276438" calcext:value-type="float">
            <text:p>8.26922314276438</text:p>
          </table:table-cell>
        </table:table-row>
        <table:table-row table:style-name="ro1">
          <table:table-cell office:value-type="float" office:value="10.375" calcext:value-type="float">
            <text:p>10.375</text:p>
          </table:table-cell>
          <table:table-cell office:value-type="float" office:value="8.224095154357" calcext:value-type="float">
            <text:p>8.224095154357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8.24792177296619" calcext:value-type="float">
            <text:p>8.24792177296619</text:p>
          </table:table-cell>
        </table:table-row>
        <table:table-row table:style-name="ro1">
          <table:table-cell office:value-type="float" office:value="10.625" calcext:value-type="float">
            <text:p>10.625</text:p>
          </table:table-cell>
          <table:table-cell office:value-type="float" office:value="8.18348212808193" calcext:value-type="float">
            <text:p>8.18348212808193</text:p>
          </table:table-cell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8.20454252842352" calcext:value-type="float">
            <text:p>8.20454252842352</text:p>
          </table:table-cell>
        </table:table-row>
        <table:table-row table:style-name="ro1">
          <table:table-cell office:value-type="float" office:value="10.875" calcext:value-type="float">
            <text:p>10.875</text:p>
          </table:table-cell>
          <table:table-cell office:value-type="float" office:value="8.23241869297047" calcext:value-type="float">
            <text:p>8.232418692970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25756301746834" calcext:value-type="float">
            <text:p>8.25756301746834</text:p>
          </table:table-cell>
        </table:table-row>
        <table:table-row table:style-name="ro1">
          <table:table-cell office:value-type="float" office:value="11.125" calcext:value-type="float">
            <text:p>11.125</text:p>
          </table:table-cell>
          <table:table-cell office:value-type="float" office:value="8.28683532611797" calcext:value-type="float">
            <text:p>8.28683532611797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8.11672003804465" calcext:value-type="float">
            <text:p>8.11672003804465</text:p>
          </table:table-cell>
        </table:table-row>
        <table:table-row table:style-name="ro1">
          <table:table-cell office:value-type="float" office:value="11.375" calcext:value-type="float">
            <text:p>11.375</text:p>
          </table:table-cell>
          <table:table-cell office:value-type="float" office:value="8.17935581090655" calcext:value-type="float">
            <text:p>8.17935581090655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8.27261206468493" calcext:value-type="float">
            <text:p>8.27261206468493</text:p>
          </table:table-cell>
        </table:table-row>
        <table:table-row table:style-name="ro1">
          <table:table-cell office:value-type="float" office:value="11.625" calcext:value-type="float">
            <text:p>11.625</text:p>
          </table:table-cell>
          <table:table-cell office:value-type="float" office:value="8.27972114401062" calcext:value-type="float">
            <text:p>8.27972114401062</text:p>
          </table:table-cell>
        </table:table-row>
        <table:table-row table:style-name="ro1">
          <table:table-cell office:value-type="float" office:value="11.75" calcext:value-type="float">
            <text:p>11.75</text:p>
          </table:table-cell>
          <table:table-cell office:value-type="float" office:value="8.20553320939473" calcext:value-type="float">
            <text:p>8.20553320939473</text:p>
          </table:table-cell>
        </table:table-row>
        <table:table-row table:style-name="ro1">
          <table:table-cell office:value-type="float" office:value="11.875" calcext:value-type="float">
            <text:p>11.875</text:p>
          </table:table-cell>
          <table:table-cell office:value-type="float" office:value="8.13769560292279" calcext:value-type="float">
            <text:p>8.137695602922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.29353014713256" calcext:value-type="float">
            <text:p>8.29353014713256</text:p>
          </table:table-cell>
        </table:table-row>
        <table:table-row table:style-name="ro1">
          <table:table-cell office:value-type="float" office:value="12.125" calcext:value-type="float">
            <text:p>12.125</text:p>
          </table:table-cell>
          <table:table-cell office:value-type="float" office:value="8.23303612251933" calcext:value-type="float">
            <text:p>8.23303612251933</text:p>
          </table:table-cell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8.2477137964179" calcext:value-type="float">
            <text:p>8.2477137964179</text:p>
          </table:table-cell>
        </table:table-row>
        <table:table-row table:style-name="ro1">
          <table:table-cell office:value-type="float" office:value="12.375" calcext:value-type="float">
            <text:p>12.375</text:p>
          </table:table-cell>
          <table:table-cell office:value-type="float" office:value="8.12007341552758" calcext:value-type="float">
            <text:p>8.12007341552758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8.19641370166154" calcext:value-type="float">
            <text:p>8.19641370166154</text:p>
          </table:table-cell>
        </table:table-row>
        <table:table-row table:style-name="ro1">
          <table:table-cell office:value-type="float" office:value="12.625" calcext:value-type="float">
            <text:p>12.625</text:p>
          </table:table-cell>
          <table:table-cell office:value-type="float" office:value="8.26140803996598" calcext:value-type="float">
            <text:p>8.26140803996598</text:p>
          </table:table-cell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8.23949092592278" calcext:value-type="float">
            <text:p>8.23949092592278</text:p>
          </table:table-cell>
        </table:table-row>
        <table:table-row table:style-name="ro1">
          <table:table-cell office:value-type="float" office:value="12.875" calcext:value-type="float">
            <text:p>12.875</text:p>
          </table:table-cell>
          <table:table-cell office:value-type="float" office:value="8.20834493088145" calcext:value-type="float">
            <text:p>8.208344930881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11071081252417" calcext:value-type="float">
            <text:p>8.11071081252417</text:p>
          </table:table-cell>
        </table:table-row>
        <table:table-row table:style-name="ro1">
          <table:table-cell office:value-type="float" office:value="13.125" calcext:value-type="float">
            <text:p>13.125</text:p>
          </table:table-cell>
          <table:table-cell office:value-type="float" office:value="8.24522343641944" calcext:value-type="float">
            <text:p>8.24522343641944</text:p>
          </table:table-cell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8.21100456583711" calcext:value-type="float">
            <text:p>8.21100456583711</text:p>
          </table:table-cell>
        </table:table-row>
        <table:table-row table:style-name="ro1">
          <table:table-cell office:value-type="float" office:value="13.375" calcext:value-type="float">
            <text:p>13.375</text:p>
          </table:table-cell>
          <table:table-cell office:value-type="float" office:value="8.23778820381705" calcext:value-type="float">
            <text:p>8.23778820381705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8.18360938346032" calcext:value-type="float">
            <text:p>8.18360938346032</text:p>
          </table:table-cell>
        </table:table-row>
        <table:table-row table:style-name="ro1">
          <table:table-cell office:value-type="float" office:value="13.625" calcext:value-type="float">
            <text:p>13.625</text:p>
          </table:table-cell>
          <table:table-cell office:value-type="float" office:value="8.14454187595213" calcext:value-type="float">
            <text:p>8.14454187595213</text:p>
          </table:table-cell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8.26247757003559" calcext:value-type="float">
            <text:p>8.26247757003559</text:p>
          </table:table-cell>
        </table:table-row>
        <table:table-row table:style-name="ro1">
          <table:table-cell office:value-type="float" office:value="13.875" calcext:value-type="float">
            <text:p>13.875</text:p>
          </table:table-cell>
          <table:table-cell office:value-type="float" office:value="8.18907746266269" calcext:value-type="float">
            <text:p>8.189077462662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21564299328912" calcext:value-type="float">
            <text:p>8.21564299328912</text:p>
          </table:table-cell>
        </table:table-row>
        <table:table-row table:style-name="ro1">
          <table:table-cell office:value-type="float" office:value="14.125" calcext:value-type="float">
            <text:p>14.125</text:p>
          </table:table-cell>
          <table:table-cell office:value-type="float" office:value="8.13475027708294" calcext:value-type="float">
            <text:p>8.13475027708294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8.15985194223587" calcext:value-type="float">
            <text:p>8.15985194223587</text:p>
          </table:table-cell>
        </table:table-row>
        <table:table-row table:style-name="ro1">
          <table:table-cell office:value-type="float" office:value="14.375" calcext:value-type="float">
            <text:p>14.375</text:p>
          </table:table-cell>
          <table:table-cell office:value-type="float" office:value="8.19763649363397" calcext:value-type="float">
            <text:p>8.19763649363397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8.26597289873091" calcext:value-type="float">
            <text:p>8.26597289873091</text:p>
          </table:table-cell>
        </table:table-row>
        <table:table-row table:style-name="ro1">
          <table:table-cell office:value-type="float" office:value="14.625" calcext:value-type="float">
            <text:p>14.625</text:p>
          </table:table-cell>
          <table:table-cell office:value-type="float" office:value="8.23315324983345" calcext:value-type="float">
            <text:p>8.23315324983345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8.08064205938531" calcext:value-type="float">
            <text:p>8.08064205938531</text:p>
          </table:table-cell>
        </table:table-row>
        <table:table-row table:style-name="ro1">
          <table:table-cell office:value-type="float" office:value="14.875" calcext:value-type="float">
            <text:p>14.875</text:p>
          </table:table-cell>
          <table:table-cell office:value-type="float" office:value="8.26371461036437" calcext:value-type="float">
            <text:p>8.263714610364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24619734474839" calcext:value-type="float">
            <text:p>8.24619734474839</text:p>
          </table:table-cell>
        </table:table-row>
        <table:table-row table:style-name="ro1">
          <table:table-cell office:value-type="float" office:value="15.125" calcext:value-type="float">
            <text:p>15.125</text:p>
          </table:table-cell>
          <table:table-cell office:value-type="float" office:value="8.24934498334582" calcext:value-type="float">
            <text:p>8.24934498334582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8.15014129276105" calcext:value-type="float">
            <text:p>8.15014129276105</text:p>
          </table:table-cell>
        </table:table-row>
        <table:table-row table:style-name="ro1">
          <table:table-cell office:value-type="float" office:value="15.375" calcext:value-type="float">
            <text:p>15.375</text:p>
          </table:table-cell>
          <table:table-cell office:value-type="float" office:value="8.18095450037542" calcext:value-type="float">
            <text:p>8.18095450037542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8.25780168991231" calcext:value-type="float">
            <text:p>8.25780168991231</text:p>
          </table:table-cell>
        </table:table-row>
        <table:table-row table:style-name="ro1">
          <table:table-cell office:value-type="float" office:value="15.625" calcext:value-type="float">
            <text:p>15.625</text:p>
          </table:table-cell>
          <table:table-cell office:value-type="float" office:value="8.26822934985355" calcext:value-type="float">
            <text:p>8.26822934985355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8.2455853905512" calcext:value-type="float">
            <text:p>8.2455853905512</text:p>
          </table:table-cell>
        </table:table-row>
        <table:table-row table:style-name="ro1">
          <table:table-cell office:value-type="float" office:value="15.875" calcext:value-type="float">
            <text:p>15.875</text:p>
          </table:table-cell>
          <table:table-cell office:value-type="float" office:value="8.09385168560488" calcext:value-type="float">
            <text:p>8.093851685604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21378675273394" calcext:value-type="float">
            <text:p>8.21378675273394</text:p>
          </table:table-cell>
        </table:table-row>
        <table:table-row table:style-name="ro1">
          <table:table-cell office:value-type="float" office:value="16.125" calcext:value-type="float">
            <text:p>16.125</text:p>
          </table:table-cell>
          <table:table-cell office:value-type="float" office:value="8.29625674612491" calcext:value-type="float">
            <text:p>8.29625674612491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8.23445846374636" calcext:value-type="float">
            <text:p>8.23445846374636</text:p>
          </table:table-cell>
        </table:table-row>
        <table:table-row table:style-name="ro1">
          <table:table-cell office:value-type="float" office:value="16.375" calcext:value-type="float">
            <text:p>16.375</text:p>
          </table:table-cell>
          <table:table-cell office:value-type="float" office:value="8.19365679249067" calcext:value-type="float">
            <text:p>8.19365679249067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8.17999783869488" calcext:value-type="float">
            <text:p>8.17999783869488</text:p>
          </table:table-cell>
        </table:table-row>
        <table:table-row table:style-name="ro1">
          <table:table-cell office:value-type="float" office:value="16.625" calcext:value-type="float">
            <text:p>16.625</text:p>
          </table:table-cell>
          <table:table-cell office:value-type="float" office:value="8.29920380474692" calcext:value-type="float">
            <text:p>8.29920380474692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8.20213005394234" calcext:value-type="float">
            <text:p>8.20213005394234</text:p>
          </table:table-cell>
        </table:table-row>
        <table:table-row table:style-name="ro1">
          <table:table-cell office:value-type="float" office:value="16.875" calcext:value-type="float">
            <text:p>16.875</text:p>
          </table:table-cell>
          <table:table-cell office:value-type="float" office:value="8.25035096759567" calcext:value-type="float">
            <text:p>8.250350967595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1467622397306" calcext:value-type="float">
            <text:p>8.1467622397306</text:p>
          </table:table-cell>
        </table:table-row>
        <table:table-row table:style-name="ro1">
          <table:table-cell office:value-type="float" office:value="17.125" calcext:value-type="float">
            <text:p>17.125</text:p>
          </table:table-cell>
          <table:table-cell office:value-type="float" office:value="8.19402165978033" calcext:value-type="float">
            <text:p>8.19402165978033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8.22608842694826" calcext:value-type="float">
            <text:p>8.22608842694826</text:p>
          </table:table-cell>
        </table:table-row>
        <table:table-row table:style-name="ro1">
          <table:table-cell office:value-type="float" office:value="17.375" calcext:value-type="float">
            <text:p>17.375</text:p>
          </table:table-cell>
          <table:table-cell office:value-type="float" office:value="8.25393791571433" calcext:value-type="float">
            <text:p>8.25393791571433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8.23822218265661" calcext:value-type="float">
            <text:p>8.23822218265661</text:p>
          </table:table-cell>
        </table:table-row>
        <table:table-row table:style-name="ro1">
          <table:table-cell office:value-type="float" office:value="17.625" calcext:value-type="float">
            <text:p>17.625</text:p>
          </table:table-cell>
          <table:table-cell office:value-type="float" office:value="8.11602128626658" calcext:value-type="float">
            <text:p>8.11602128626658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8.20262138285583" calcext:value-type="float">
            <text:p>8.20262138285583</text:p>
          </table:table-cell>
        </table:table-row>
        <table:table-row table:style-name="ro1">
          <table:table-cell office:value-type="float" office:value="17.875" calcext:value-type="float">
            <text:p>17.875</text:p>
          </table:table-cell>
          <table:table-cell office:value-type="float" office:value="8.21778203069862" calcext:value-type="float">
            <text:p>8.217782030698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.21746977468427" calcext:value-type="float">
            <text:p>8.21746977468427</text:p>
          </table:table-cell>
        </table:table-row>
        <table:table-row table:style-name="ro1">
          <table:table-cell office:value-type="float" office:value="18.125" calcext:value-type="float">
            <text:p>18.125</text:p>
          </table:table-cell>
          <table:table-cell office:value-type="float" office:value="8.13092050612404" calcext:value-type="float">
            <text:p>8.13092050612404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8.05889610910552" calcext:value-type="float">
            <text:p>8.05889610910552</text:p>
          </table:table-cell>
        </table:table-row>
        <table:table-row table:style-name="ro1">
          <table:table-cell office:value-type="float" office:value="18.375" calcext:value-type="float">
            <text:p>18.375</text:p>
          </table:table-cell>
          <table:table-cell office:value-type="float" office:value="8.15859945611259" calcext:value-type="float">
            <text:p>8.15859945611259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8.14716915610639" calcext:value-type="float">
            <text:p>8.14716915610639</text:p>
          </table:table-cell>
        </table:table-row>
        <table:table-row table:style-name="ro1">
          <table:table-cell office:value-type="float" office:value="18.625" calcext:value-type="float">
            <text:p>18.625</text:p>
          </table:table-cell>
          <table:table-cell office:value-type="float" office:value="8.11614250617953" calcext:value-type="float">
            <text:p>8.11614250617953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7.98302153078385" calcext:value-type="float">
            <text:p>7.98302153078385</text:p>
          </table:table-cell>
        </table:table-row>
        <table:table-row table:style-name="ro1">
          <table:table-cell office:value-type="float" office:value="18.875" calcext:value-type="float">
            <text:p>18.875</text:p>
          </table:table-cell>
          <table:table-cell office:value-type="float" office:value="8.09798008875744" calcext:value-type="float">
            <text:p>8.097980088757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12102850484422" calcext:value-type="float">
            <text:p>8.12102850484422</text:p>
          </table:table-cell>
        </table:table-row>
        <table:table-row table:style-name="ro1">
          <table:table-cell office:value-type="float" office:value="19.125" calcext:value-type="float">
            <text:p>19.125</text:p>
          </table:table-cell>
          <table:table-cell office:value-type="float" office:value="8.17437061822952" calcext:value-type="float">
            <text:p>8.17437061822952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8.12448283832903" calcext:value-type="float">
            <text:p>8.12448283832903</text:p>
          </table:table-cell>
        </table:table-row>
        <table:table-row table:style-name="ro1">
          <table:table-cell office:value-type="float" office:value="19.375" calcext:value-type="float">
            <text:p>19.375</text:p>
          </table:table-cell>
          <table:table-cell office:value-type="float" office:value="8.01111896547492" calcext:value-type="float">
            <text:p>8.01111896547492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8.24921434663104" calcext:value-type="float">
            <text:p>8.24921434663104</text:p>
          </table:table-cell>
        </table:table-row>
        <table:table-row table:style-name="ro1">
          <table:table-cell office:value-type="float" office:value="19.625" calcext:value-type="float">
            <text:p>19.625</text:p>
          </table:table-cell>
          <table:table-cell office:value-type="float" office:value="8.33182370588844" calcext:value-type="float">
            <text:p>8.33182370588844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8.41746196198812" calcext:value-type="float">
            <text:p>8.41746196198812</text:p>
          </table:table-cell>
        </table:table-row>
        <table:table-row table:style-name="ro1">
          <table:table-cell office:value-type="float" office:value="19.875" calcext:value-type="float">
            <text:p>19.875</text:p>
          </table:table-cell>
          <table:table-cell office:value-type="float" office:value="8.40877515637467" calcext:value-type="float">
            <text:p>8.408775156374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35700853170627" calcext:value-type="float">
            <text:p>8.35700853170627</text:p>
          </table:table-cell>
        </table:table-row>
        <table:table-row table:style-name="ro1">
          <table:table-cell office:value-type="float" office:value="20.125" calcext:value-type="float">
            <text:p>20.125</text:p>
          </table:table-cell>
          <table:table-cell office:value-type="float" office:value="8.13415223303003" calcext:value-type="float">
            <text:p>8.13415223303003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7.95666336102612" calcext:value-type="float">
            <text:p>7.95666336102612</text:p>
          </table:table-cell>
        </table:table-row>
        <table:table-row table:style-name="ro1">
          <table:table-cell office:value-type="float" office:value="20.375" calcext:value-type="float">
            <text:p>20.375</text:p>
          </table:table-cell>
          <table:table-cell office:value-type="float" office:value="7.99241027736876" calcext:value-type="float">
            <text:p>7.99241027736876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7.9924014669868" calcext:value-type="float">
            <text:p>7.9924014669868</text:p>
          </table:table-cell>
        </table:table-row>
        <table:table-row table:style-name="ro1">
          <table:table-cell office:value-type="float" office:value="20.625" calcext:value-type="float">
            <text:p>20.625</text:p>
          </table:table-cell>
          <table:table-cell office:value-type="float" office:value="7.9716270190996" calcext:value-type="float">
            <text:p>7.9716270190996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8.08156820639139" calcext:value-type="float">
            <text:p>8.08156820639139</text:p>
          </table:table-cell>
        </table:table-row>
        <table:table-row table:style-name="ro1">
          <table:table-cell office:value-type="float" office:value="20.875" calcext:value-type="float">
            <text:p>20.875</text:p>
          </table:table-cell>
          <table:table-cell office:value-type="float" office:value="8.07162917231988" calcext:value-type="float">
            <text:p>8.071629172319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09336039667799" calcext:value-type="float">
            <text:p>8.09336039667799</text:p>
          </table:table-cell>
        </table:table-row>
        <table:table-row table:style-name="ro1">
          <table:table-cell office:value-type="float" office:value="21.125" calcext:value-type="float">
            <text:p>21.125</text:p>
          </table:table-cell>
          <table:table-cell office:value-type="float" office:value="8.08272624899362" calcext:value-type="float">
            <text:p>8.08272624899362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7.97134270957326" calcext:value-type="float">
            <text:p>7.97134270957326</text:p>
          </table:table-cell>
        </table:table-row>
        <table:table-row table:style-name="ro1">
          <table:table-cell office:value-type="float" office:value="21.375" calcext:value-type="float">
            <text:p>21.375</text:p>
          </table:table-cell>
          <table:table-cell office:value-type="float" office:value="7.96840727360357" calcext:value-type="float">
            <text:p>7.96840727360357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8.12783330504801" calcext:value-type="float">
            <text:p>8.12783330504801</text:p>
          </table:table-cell>
        </table:table-row>
        <table:table-row table:style-name="ro1">
          <table:table-cell office:value-type="float" office:value="21.625" calcext:value-type="float">
            <text:p>21.625</text:p>
          </table:table-cell>
          <table:table-cell office:value-type="float" office:value="8.07235468957928" calcext:value-type="float">
            <text:p>8.07235468957928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8.01859111024467" calcext:value-type="float">
            <text:p>8.01859111024467</text:p>
          </table:table-cell>
        </table:table-row>
        <table:table-row table:style-name="ro1">
          <table:table-cell office:value-type="float" office:value="21.875" calcext:value-type="float">
            <text:p>21.875</text:p>
          </table:table-cell>
          <table:table-cell office:value-type="float" office:value="8.08448550126498" calcext:value-type="float">
            <text:p>8.084485501264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09457882932339" calcext:value-type="float">
            <text:p>8.09457882932339</text:p>
          </table:table-cell>
        </table:table-row>
        <table:table-row table:style-name="ro1">
          <table:table-cell office:value-type="float" office:value="22.125" calcext:value-type="float">
            <text:p>22.125</text:p>
          </table:table-cell>
          <table:table-cell office:value-type="float" office:value="8.15287991652814" calcext:value-type="float">
            <text:p>8.15287991652814</text:p>
          </table:table-cell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8.21318410057945" calcext:value-type="float">
            <text:p>8.21318410057945</text:p>
          </table:table-cell>
        </table:table-row>
        <table:table-row table:style-name="ro1">
          <table:table-cell office:value-type="float" office:value="22.375" calcext:value-type="float">
            <text:p>22.375</text:p>
          </table:table-cell>
          <table:table-cell office:value-type="float" office:value="8.05462349950158" calcext:value-type="float">
            <text:p>8.05462349950158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8.19375242396388" calcext:value-type="float">
            <text:p>8.19375242396388</text:p>
          </table:table-cell>
        </table:table-row>
        <table:table-row table:style-name="ro1">
          <table:table-cell office:value-type="float" office:value="22.625" calcext:value-type="float">
            <text:p>22.625</text:p>
          </table:table-cell>
          <table:table-cell office:value-type="float" office:value="8.22013832329472" calcext:value-type="float">
            <text:p>8.22013832329472</text:p>
          </table:table-cell>
        </table:table-row>
        <table:table-row table:style-name="ro1">
          <table:table-cell office:value-type="float" office:value="22.75" calcext:value-type="float">
            <text:p>22.75</text:p>
          </table:table-cell>
          <table:table-cell office:value-type="float" office:value="8.18821209472523" calcext:value-type="float">
            <text:p>8.18821209472523</text:p>
          </table:table-cell>
        </table:table-row>
        <table:table-row table:style-name="ro1">
          <table:table-cell office:value-type="float" office:value="22.875" calcext:value-type="float">
            <text:p>22.875</text:p>
          </table:table-cell>
          <table:table-cell office:value-type="float" office:value="8.17358795013264" calcext:value-type="float">
            <text:p>8.173587950132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.14415508609222" calcext:value-type="float">
            <text:p>8.14415508609222</text:p>
          </table:table-cell>
        </table:table-row>
        <table:table-row table:style-name="ro1">
          <table:table-cell office:value-type="float" office:value="23.125" calcext:value-type="float">
            <text:p>23.125</text:p>
          </table:table-cell>
          <table:table-cell office:value-type="float" office:value="8.19259064333535" calcext:value-type="float">
            <text:p>8.19259064333535</text:p>
          </table:table-cell>
        </table:table-row>
        <table:table-row table:style-name="ro1">
          <table:table-cell office:value-type="float" office:value="23.25" calcext:value-type="float">
            <text:p>23.25</text:p>
          </table:table-cell>
          <table:table-cell office:value-type="float" office:value="8.21958657678512" calcext:value-type="float">
            <text:p>8.21958657678512</text:p>
          </table:table-cell>
        </table:table-row>
        <table:table-row table:style-name="ro1">
          <table:table-cell office:value-type="float" office:value="23.375" calcext:value-type="float">
            <text:p>23.375</text:p>
          </table:table-cell>
          <table:table-cell office:value-type="float" office:value="8.22005226643856" calcext:value-type="float">
            <text:p>8.22005226643856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8.1197566324847" calcext:value-type="float">
            <text:p>8.1197566324847</text:p>
          </table:table-cell>
        </table:table-row>
        <table:table-row table:style-name="ro1">
          <table:table-cell office:value-type="float" office:value="23.625" calcext:value-type="float">
            <text:p>23.625</text:p>
          </table:table-cell>
          <table:table-cell office:value-type="float" office:value="8.13228750358926" calcext:value-type="float">
            <text:p>8.13228750358926</text:p>
          </table:table-cell>
        </table:table-row>
        <table:table-row table:style-name="ro1">
          <table:table-cell office:value-type="float" office:value="23.75" calcext:value-type="float">
            <text:p>23.75</text:p>
          </table:table-cell>
          <table:table-cell office:value-type="float" office:value="8.22618304352024" calcext:value-type="float">
            <text:p>8.22618304352024</text:p>
          </table:table-cell>
        </table:table-row>
        <table:table-row table:style-name="ro1">
          <table:table-cell office:value-type="float" office:value="23.875" calcext:value-type="float">
            <text:p>23.875</text:p>
          </table:table-cell>
          <table:table-cell office:value-type="float" office:value="8.24082573563919" calcext:value-type="float">
            <text:p>8.240825735639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.19626396576462" calcext:value-type="float">
            <text:p>8.19626396576462</text:p>
          </table:table-cell>
        </table:table-row>
        <table:table-row table:style-name="ro1">
          <table:table-cell office:value-type="float" office:value="24.125" calcext:value-type="float">
            <text:p>24.125</text:p>
          </table:table-cell>
          <table:table-cell office:value-type="float" office:value="8.10811864993709" calcext:value-type="float">
            <text:p>8.10811864993709</text:p>
          </table:table-cell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float" office:value="8.20382413635722" calcext:value-type="float">
            <text:p>8.20382413635722</text:p>
          </table:table-cell>
        </table:table-row>
        <table:table-row table:style-name="ro1">
          <table:table-cell office:value-type="float" office:value="24.375" calcext:value-type="float">
            <text:p>24.375</text:p>
          </table:table-cell>
          <table:table-cell office:value-type="float" office:value="8.19834238510456" calcext:value-type="float">
            <text:p>8.19834238510456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8.20818865075863" calcext:value-type="float">
            <text:p>8.20818865075863</text:p>
          </table:table-cell>
        </table:table-row>
        <table:table-row table:style-name="ro1">
          <table:table-cell office:value-type="float" office:value="24.625" calcext:value-type="float">
            <text:p>24.625</text:p>
          </table:table-cell>
          <table:table-cell office:value-type="float" office:value="8.09394311739661" calcext:value-type="float">
            <text:p>8.09394311739661</text:p>
          </table:table-cell>
        </table:table-row>
        <table:table-row table:style-name="ro1">
          <table:table-cell office:value-type="float" office:value="24.75" calcext:value-type="float">
            <text:p>24.75</text:p>
          </table:table-cell>
          <table:table-cell office:value-type="float" office:value="8.12541377996336" calcext:value-type="float">
            <text:p>8.12541377996336</text:p>
          </table:table-cell>
        </table:table-row>
        <table:table-row table:style-name="ro1">
          <table:table-cell office:value-type="float" office:value="24.875" calcext:value-type="float">
            <text:p>24.875</text:p>
          </table:table-cell>
          <table:table-cell office:value-type="float" office:value="8.26783215694156" calcext:value-type="float">
            <text:p>8.267832156941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.15944919816965" calcext:value-type="float">
            <text:p>8.15944919816965</text:p>
          </table:table-cell>
        </table:table-row>
        <table:table-row table:style-name="ro1">
          <table:table-cell office:value-type="float" office:value="25.125" calcext:value-type="float">
            <text:p>25.125</text:p>
          </table:table-cell>
          <table:table-cell office:value-type="float" office:value="8.18551459760415" calcext:value-type="float">
            <text:p>8.18551459760415</text:p>
          </table:table-cell>
        </table:table-row>
        <table:table-row table:style-name="ro1">
          <table:table-cell office:value-type="float" office:value="25.25" calcext:value-type="float">
            <text:p>25.25</text:p>
          </table:table-cell>
          <table:table-cell office:value-type="float" office:value="8.13981741990695" calcext:value-type="float">
            <text:p>8.13981741990695</text:p>
          </table:table-cell>
        </table:table-row>
        <table:table-row table:style-name="ro1">
          <table:table-cell office:value-type="float" office:value="25.375" calcext:value-type="float">
            <text:p>25.375</text:p>
          </table:table-cell>
          <table:table-cell office:value-type="float" office:value="8.12726406844277" calcext:value-type="float">
            <text:p>8.12726406844277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8.16410199856882" calcext:value-type="float">
            <text:p>8.16410199856882</text:p>
          </table:table-cell>
        </table:table-row>
        <table:table-row table:style-name="ro1">
          <table:table-cell office:value-type="float" office:value="25.625" calcext:value-type="float">
            <text:p>25.625</text:p>
          </table:table-cell>
          <table:table-cell office:value-type="float" office:value="8.21084212504125" calcext:value-type="float">
            <text:p>8.21084212504125</text:p>
          </table:table-cell>
        </table:table-row>
        <table:table-row table:style-name="ro1">
          <table:table-cell office:value-type="float" office:value="25.75" calcext:value-type="float">
            <text:p>25.75</text:p>
          </table:table-cell>
          <table:table-cell office:value-type="float" office:value="8.16075384604811" calcext:value-type="float">
            <text:p>8.16075384604811</text:p>
          </table:table-cell>
        </table:table-row>
        <table:table-row table:style-name="ro1">
          <table:table-cell office:value-type="float" office:value="25.875" calcext:value-type="float">
            <text:p>25.875</text:p>
          </table:table-cell>
          <table:table-cell office:value-type="float" office:value="8.09993920252403" calcext:value-type="float">
            <text:p>8.099939202524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.24866671733314" calcext:value-type="float">
            <text:p>8.24866671733314</text:p>
          </table:table-cell>
        </table:table-row>
        <table:table-row table:style-name="ro1">
          <table:table-cell office:value-type="float" office:value="26.125" calcext:value-type="float">
            <text:p>26.125</text:p>
          </table:table-cell>
          <table:table-cell office:value-type="float" office:value="8.18881961399183" calcext:value-type="float">
            <text:p>8.18881961399183</text:p>
          </table:table-cell>
        </table:table-row>
        <table:table-row table:style-name="ro1">
          <table:table-cell office:value-type="float" office:value="26.25" calcext:value-type="float">
            <text:p>26.25</text:p>
          </table:table-cell>
          <table:table-cell office:value-type="float" office:value="8.229140725697" calcext:value-type="float">
            <text:p>8.229140725697</text:p>
          </table:table-cell>
        </table:table-row>
        <table:table-row table:style-name="ro1">
          <table:table-cell office:value-type="float" office:value="26.375" calcext:value-type="float">
            <text:p>26.375</text:p>
          </table:table-cell>
          <table:table-cell office:value-type="float" office:value="8.17416820896373" calcext:value-type="float">
            <text:p>8.17416820896373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8.18444261520512" calcext:value-type="float">
            <text:p>8.18444261520512</text:p>
          </table:table-cell>
        </table:table-row>
        <table:table-row table:style-name="ro1">
          <table:table-cell office:value-type="float" office:value="26.625" calcext:value-type="float">
            <text:p>26.625</text:p>
          </table:table-cell>
          <table:table-cell office:value-type="float" office:value="8.24241744322501" calcext:value-type="float">
            <text:p>8.24241744322501</text:p>
          </table:table-cell>
        </table:table-row>
        <table:table-row table:style-name="ro1">
          <table:table-cell office:value-type="float" office:value="26.75" calcext:value-type="float">
            <text:p>26.75</text:p>
          </table:table-cell>
          <table:table-cell office:value-type="float" office:value="8.25479422149547" calcext:value-type="float">
            <text:p>8.25479422149547</text:p>
          </table:table-cell>
        </table:table-row>
        <table:table-row table:style-name="ro1">
          <table:table-cell office:value-type="float" office:value="26.875" calcext:value-type="float">
            <text:p>26.875</text:p>
          </table:table-cell>
          <table:table-cell office:value-type="float" office:value="8.29934055030769" calcext:value-type="float">
            <text:p>8.299340550307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.13004407472129" calcext:value-type="float">
            <text:p>8.13004407472129</text:p>
          </table:table-cell>
        </table:table-row>
        <table:table-row table:style-name="ro1">
          <table:table-cell office:value-type="float" office:value="27.125" calcext:value-type="float">
            <text:p>27.125</text:p>
          </table:table-cell>
          <table:table-cell office:value-type="float" office:value="8.17967635010427" calcext:value-type="float">
            <text:p>8.17967635010427</text:p>
          </table:table-cell>
        </table:table-row>
        <table:table-row table:style-name="ro1">
          <table:table-cell office:value-type="float" office:value="27.25" calcext:value-type="float">
            <text:p>27.25</text:p>
          </table:table-cell>
          <table:table-cell office:value-type="float" office:value="8.27362759607923" calcext:value-type="float">
            <text:p>8.27362759607923</text:p>
          </table:table-cell>
        </table:table-row>
        <table:table-row table:style-name="ro1">
          <table:table-cell office:value-type="float" office:value="27.375" calcext:value-type="float">
            <text:p>27.375</text:p>
          </table:table-cell>
          <table:table-cell office:value-type="float" office:value="8.29480227313088" calcext:value-type="float">
            <text:p>8.29480227313088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8.19088691441473" calcext:value-type="float">
            <text:p>8.19088691441473</text:p>
          </table:table-cell>
        </table:table-row>
        <table:table-row table:style-name="ro1">
          <table:table-cell office:value-type="float" office:value="27.625" calcext:value-type="float">
            <text:p>27.625</text:p>
          </table:table-cell>
          <table:table-cell office:value-type="float" office:value="8.15503364056266" calcext:value-type="float">
            <text:p>8.15503364056266</text:p>
          </table:table-cell>
        </table:table-row>
        <table:table-row table:style-name="ro1">
          <table:table-cell office:value-type="float" office:value="27.75" calcext:value-type="float">
            <text:p>27.75</text:p>
          </table:table-cell>
          <table:table-cell office:value-type="float" office:value="8.31701242982057" calcext:value-type="float">
            <text:p>8.31701242982057</text:p>
          </table:table-cell>
        </table:table-row>
        <table:table-row table:style-name="ro1">
          <table:table-cell office:value-type="float" office:value="27.875" calcext:value-type="float">
            <text:p>27.875</text:p>
          </table:table-cell>
          <table:table-cell office:value-type="float" office:value="8.24858095770374" calcext:value-type="float">
            <text:p>8.248580957703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25827561310672" calcext:value-type="float">
            <text:p>8.25827561310672</text:p>
          </table:table-cell>
        </table:table-row>
        <table:table-row table:style-name="ro1">
          <table:table-cell office:value-type="float" office:value="28.125" calcext:value-type="float">
            <text:p>28.125</text:p>
          </table:table-cell>
          <table:table-cell office:value-type="float" office:value="8.13534103675533" calcext:value-type="float">
            <text:p>8.13534103675533</text:p>
          </table:table-cell>
        </table:table-row>
        <table:table-row table:style-name="ro1">
          <table:table-cell office:value-type="float" office:value="28.25" calcext:value-type="float">
            <text:p>28.25</text:p>
          </table:table-cell>
          <table:table-cell office:value-type="float" office:value="8.2127583718562" calcext:value-type="float">
            <text:p>8.2127583718562</text:p>
          </table:table-cell>
        </table:table-row>
        <table:table-row table:style-name="ro1">
          <table:table-cell office:value-type="float" office:value="28.375" calcext:value-type="float">
            <text:p>28.375</text:p>
          </table:table-cell>
          <table:table-cell office:value-type="float" office:value="8.29514793755823" calcext:value-type="float">
            <text:p>8.29514793755823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8.26260060279133" calcext:value-type="float">
            <text:p>8.26260060279133</text:p>
          </table:table-cell>
        </table:table-row>
        <table:table-row table:style-name="ro1">
          <table:table-cell office:value-type="float" office:value="28.625" calcext:value-type="float">
            <text:p>28.625</text:p>
          </table:table-cell>
          <table:table-cell office:value-type="float" office:value="8.22111228950902" calcext:value-type="float">
            <text:p>8.22111228950902</text:p>
          </table:table-cell>
        </table:table-row>
        <table:table-row table:style-name="ro1">
          <table:table-cell office:value-type="float" office:value="28.75" calcext:value-type="float">
            <text:p>28.75</text:p>
          </table:table-cell>
          <table:table-cell office:value-type="float" office:value="8.14925803910702" calcext:value-type="float">
            <text:p>8.14925803910702</text:p>
          </table:table-cell>
        </table:table-row>
        <table:table-row table:style-name="ro1">
          <table:table-cell office:value-type="float" office:value="28.875" calcext:value-type="float">
            <text:p>28.875</text:p>
          </table:table-cell>
          <table:table-cell office:value-type="float" office:value="8.27372153761507" calcext:value-type="float">
            <text:p>8.273721537615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23250043513595" calcext:value-type="float">
            <text:p>8.23250043513595</text:p>
          </table:table-cell>
        </table:table-row>
        <table:table-row table:style-name="ro1">
          <table:table-cell office:value-type="float" office:value="29.125" calcext:value-type="float">
            <text:p>29.125</text:p>
          </table:table-cell>
          <table:table-cell office:value-type="float" office:value="8.26840664379223" calcext:value-type="float">
            <text:p>8.26840664379223</text:p>
          </table:table-cell>
        </table:table-row>
        <table:table-row table:style-name="ro1">
          <table:table-cell office:value-type="float" office:value="29.25" calcext:value-type="float">
            <text:p>29.25</text:p>
          </table:table-cell>
          <table:table-cell office:value-type="float" office:value="8.19825656465088" calcext:value-type="float">
            <text:p>8.19825656465088</text:p>
          </table:table-cell>
        </table:table-row>
        <table:table-row table:style-name="ro1">
          <table:table-cell office:value-type="float" office:value="29.375" calcext:value-type="float">
            <text:p>29.375</text:p>
          </table:table-cell>
          <table:table-cell office:value-type="float" office:value="8.17758673747747" calcext:value-type="float">
            <text:p>8.17758673747747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8.30490120018764" calcext:value-type="float">
            <text:p>8.30490120018764</text:p>
          </table:table-cell>
        </table:table-row>
        <table:table-row table:style-name="ro1">
          <table:table-cell office:value-type="float" office:value="29.625" calcext:value-type="float">
            <text:p>29.625</text:p>
          </table:table-cell>
          <table:table-cell office:value-type="float" office:value="8.21591867408866" calcext:value-type="float">
            <text:p>8.21591867408866</text:p>
          </table:table-cell>
        </table:table-row>
        <table:table-row table:style-name="ro1">
          <table:table-cell office:value-type="float" office:value="29.75" calcext:value-type="float">
            <text:p>29.75</text:p>
          </table:table-cell>
          <table:table-cell office:value-type="float" office:value="8.24092524125083" calcext:value-type="float">
            <text:p>8.24092524125083</text:p>
          </table:table-cell>
        </table:table-row>
        <table:table-row table:style-name="ro1">
          <table:table-cell office:value-type="float" office:value="29.875" calcext:value-type="float">
            <text:p>29.875</text:p>
          </table:table-cell>
          <table:table-cell office:value-type="float" office:value="8.1611465211543" calcext:value-type="float">
            <text:p>8.16114652115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17920215679676" calcext:value-type="float">
            <text:p>8.17920215679676</text:p>
          </table:table-cell>
        </table:table-row>
        <table:table-row table:style-name="ro1">
          <table:table-cell office:value-type="float" office:value="30.125" calcext:value-type="float">
            <text:p>30.125</text:p>
          </table:table-cell>
          <table:table-cell office:value-type="float" office:value="8.22858718908235" calcext:value-type="float">
            <text:p>8.22858718908235</text:p>
          </table:table-cell>
        </table:table-row>
        <table:table-row table:style-name="ro1">
          <table:table-cell office:value-type="float" office:value="30.25" calcext:value-type="float">
            <text:p>30.25</text:p>
          </table:table-cell>
          <table:table-cell office:value-type="float" office:value="8.29270330220934" calcext:value-type="float">
            <text:p>8.29270330220934</text:p>
          </table:table-cell>
        </table:table-row>
        <table:table-row table:style-name="ro1">
          <table:table-cell office:value-type="float" office:value="30.375" calcext:value-type="float">
            <text:p>30.375</text:p>
          </table:table-cell>
          <table:table-cell office:value-type="float" office:value="8.25978429386314" calcext:value-type="float">
            <text:p>8.25978429386314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8.12971988351756" calcext:value-type="float">
            <text:p>8.12971988351756</text:p>
          </table:table-cell>
        </table:table-row>
        <table:table-row table:style-name="ro1">
          <table:table-cell office:value-type="float" office:value="30.625" calcext:value-type="float">
            <text:p>30.625</text:p>
          </table:table-cell>
          <table:table-cell office:value-type="float" office:value="8.29343001066933" calcext:value-type="float">
            <text:p>8.29343001066933</text:p>
          </table:table-cell>
        </table:table-row>
        <table:table-row table:style-name="ro1">
          <table:table-cell office:value-type="float" office:value="30.75" calcext:value-type="float">
            <text:p>30.75</text:p>
          </table:table-cell>
          <table:table-cell office:value-type="float" office:value="8.26419743436017" calcext:value-type="float">
            <text:p>8.26419743436017</text:p>
          </table:table-cell>
        </table:table-row>
        <table:table-row table:style-name="ro1">
          <table:table-cell office:value-type="float" office:value="30.875" calcext:value-type="float">
            <text:p>30.875</text:p>
          </table:table-cell>
          <table:table-cell office:value-type="float" office:value="8.27663287621051" calcext:value-type="float">
            <text:p>8.276632876210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.16598353300956" calcext:value-type="float">
            <text:p>8.16598353300956</text:p>
          </table:table-cell>
        </table:table-row>
        <table:table-row table:style-name="ro1">
          <table:table-cell office:value-type="float" office:value="31.125" calcext:value-type="float">
            <text:p>31.125</text:p>
          </table:table-cell>
          <table:table-cell office:value-type="float" office:value="8.19660935611803" calcext:value-type="float">
            <text:p>8.19660935611803</text:p>
          </table:table-cell>
        </table:table-row>
        <table:table-row table:style-name="ro1">
          <table:table-cell office:value-type="float" office:value="31.25" calcext:value-type="float">
            <text:p>31.25</text:p>
          </table:table-cell>
          <table:table-cell office:value-type="float" office:value="8.29825827287445" calcext:value-type="float">
            <text:p>8.29825827287445</text:p>
          </table:table-cell>
        </table:table-row>
        <table:table-row table:style-name="ro1">
          <table:table-cell office:value-type="float" office:value="31.375" calcext:value-type="float">
            <text:p>31.375</text:p>
          </table:table-cell>
          <table:table-cell office:value-type="float" office:value="8.30217076791564" calcext:value-type="float">
            <text:p>8.30217076791564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8.27456692270199" calcext:value-type="float">
            <text:p>8.27456692270199</text:p>
          </table:table-cell>
        </table:table-row>
        <table:table-row table:style-name="ro1">
          <table:table-cell office:value-type="float" office:value="31.625" calcext:value-type="float">
            <text:p>31.625</text:p>
          </table:table-cell>
          <table:table-cell office:value-type="float" office:value="8.13292984174722" calcext:value-type="float">
            <text:p>8.13292984174722</text:p>
          </table:table-cell>
        </table:table-row>
        <table:table-row table:style-name="ro1">
          <table:table-cell office:value-type="float" office:value="31.75" calcext:value-type="float">
            <text:p>31.75</text:p>
          </table:table-cell>
          <table:table-cell office:value-type="float" office:value="8.23680037761379" calcext:value-type="float">
            <text:p>8.23680037761379</text:p>
          </table:table-cell>
        </table:table-row>
        <table:table-row table:style-name="ro1">
          <table:table-cell office:value-type="float" office:value="31.875" calcext:value-type="float">
            <text:p>31.875</text:p>
          </table:table-cell>
          <table:table-cell office:value-type="float" office:value="8.31452988105023" calcext:value-type="float">
            <text:p>8.314529881050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.26824264987931" calcext:value-type="float">
            <text:p>8.26824264987931</text:p>
          </table:table-cell>
        </table:table-row>
        <table:table-row table:style-name="ro1">
          <table:table-cell office:value-type="float" office:value="32.125" calcext:value-type="float">
            <text:p>32.125</text:p>
          </table:table-cell>
          <table:table-cell office:value-type="float" office:value="8.21472981438289" calcext:value-type="float">
            <text:p>8.21472981438289</text:p>
          </table:table-cell>
        </table:table-row>
        <table:table-row table:style-name="ro1">
          <table:table-cell office:value-type="float" office:value="32.25" calcext:value-type="float">
            <text:p>32.25</text:p>
          </table:table-cell>
          <table:table-cell office:value-type="float" office:value="8.21494143257524" calcext:value-type="float">
            <text:p>8.21494143257524</text:p>
          </table:table-cell>
        </table:table-row>
        <table:table-row table:style-name="ro1">
          <table:table-cell office:value-type="float" office:value="32.375" calcext:value-type="float">
            <text:p>32.375</text:p>
          </table:table-cell>
          <table:table-cell office:value-type="float" office:value="8.35089975439366" calcext:value-type="float">
            <text:p>8.35089975439366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8.2364739563687" calcext:value-type="float">
            <text:p>8.2364739563687</text:p>
          </table:table-cell>
        </table:table-row>
        <table:table-row table:style-name="ro1">
          <table:table-cell office:value-type="float" office:value="32.625" calcext:value-type="float">
            <text:p>32.625</text:p>
          </table:table-cell>
          <table:table-cell office:value-type="float" office:value="8.27622926008025" calcext:value-type="float">
            <text:p>8.27622926008025</text:p>
          </table:table-cell>
        </table:table-row>
        <table:table-row table:style-name="ro1">
          <table:table-cell office:value-type="float" office:value="32.75" calcext:value-type="float">
            <text:p>32.75</text:p>
          </table:table-cell>
          <table:table-cell office:value-type="float" office:value="8.18456475726559" calcext:value-type="float">
            <text:p>8.18456475726559</text:p>
          </table:table-cell>
        </table:table-row>
        <table:table-row table:style-name="ro1">
          <table:table-cell office:value-type="float" office:value="32.875" calcext:value-type="float">
            <text:p>32.875</text:p>
          </table:table-cell>
          <table:table-cell office:value-type="float" office:value="8.21774576760164" calcext:value-type="float">
            <text:p>8.217745767601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.26765949970796" calcext:value-type="float">
            <text:p>8.26765949970796</text:p>
          </table:table-cell>
        </table:table-row>
        <table:table-row table:style-name="ro1">
          <table:table-cell office:value-type="float" office:value="33.125" calcext:value-type="float">
            <text:p>33.125</text:p>
          </table:table-cell>
          <table:table-cell office:value-type="float" office:value="8.3016257439264" calcext:value-type="float">
            <text:p>8.3016257439264</text:p>
          </table:table-cell>
        </table:table-row>
        <table:table-row table:style-name="ro1">
          <table:table-cell office:value-type="float" office:value="33.25" calcext:value-type="float">
            <text:p>33.25</text:p>
          </table:table-cell>
          <table:table-cell office:value-type="float" office:value="8.26526899896659" calcext:value-type="float">
            <text:p>8.26526899896659</text:p>
          </table:table-cell>
        </table:table-row>
        <table:table-row table:style-name="ro1">
          <table:table-cell office:value-type="float" office:value="33.375" calcext:value-type="float">
            <text:p>33.375</text:p>
          </table:table-cell>
          <table:table-cell office:value-type="float" office:value="8.17468121579377" calcext:value-type="float">
            <text:p>8.17468121579377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8.26619532473174" calcext:value-type="float">
            <text:p>8.26619532473174</text:p>
          </table:table-cell>
        </table:table-row>
        <table:table-row table:style-name="ro1">
          <table:table-cell office:value-type="float" office:value="33.625" calcext:value-type="float">
            <text:p>33.625</text:p>
          </table:table-cell>
          <table:table-cell office:value-type="float" office:value="8.27761118342748" calcext:value-type="float">
            <text:p>8.27761118342748</text:p>
          </table:table-cell>
        </table:table-row>
        <table:table-row table:style-name="ro1">
          <table:table-cell office:value-type="float" office:value="33.75" calcext:value-type="float">
            <text:p>33.75</text:p>
          </table:table-cell>
          <table:table-cell office:value-type="float" office:value="8.28995818448455" calcext:value-type="float">
            <text:p>8.28995818448455</text:p>
          </table:table-cell>
        </table:table-row>
        <table:table-row table:style-name="ro1">
          <table:table-cell office:value-type="float" office:value="33.875" calcext:value-type="float">
            <text:p>33.875</text:p>
          </table:table-cell>
          <table:table-cell office:value-type="float" office:value="8.22911163947376" calcext:value-type="float">
            <text:p>8.229111639473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.19008957803642" calcext:value-type="float">
            <text:p>8.19008957803642</text:p>
          </table:table-cell>
        </table:table-row>
        <table:table-row table:style-name="ro1">
          <table:table-cell office:value-type="float" office:value="34.125" calcext:value-type="float">
            <text:p>34.125</text:p>
          </table:table-cell>
          <table:table-cell office:value-type="float" office:value="8.30846008184253" calcext:value-type="float">
            <text:p>8.30846008184253</text:p>
          </table:table-cell>
        </table:table-row>
        <table:table-row table:style-name="ro1">
          <table:table-cell office:value-type="float" office:value="34.25" calcext:value-type="float">
            <text:p>34.25</text:p>
          </table:table-cell>
          <table:table-cell office:value-type="float" office:value="8.28975910333567" calcext:value-type="float">
            <text:p>8.28975910333567</text:p>
          </table:table-cell>
        </table:table-row>
        <table:table-row table:style-name="ro1">
          <table:table-cell office:value-type="float" office:value="34.375" calcext:value-type="float">
            <text:p>34.375</text:p>
          </table:table-cell>
          <table:table-cell office:value-type="float" office:value="8.26981895324058" calcext:value-type="float">
            <text:p>8.26981895324058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8.15429260807553" calcext:value-type="float">
            <text:p>8.15429260807553</text:p>
          </table:table-cell>
        </table:table-row>
        <table:table-row table:style-name="ro1">
          <table:table-cell office:value-type="float" office:value="34.625" calcext:value-type="float">
            <text:p>34.625</text:p>
          </table:table-cell>
          <table:table-cell office:value-type="float" office:value="8.21753553550297" calcext:value-type="float">
            <text:p>8.21753553550297</text:p>
          </table:table-cell>
        </table:table-row>
        <table:table-row table:style-name="ro1">
          <table:table-cell office:value-type="float" office:value="34.75" calcext:value-type="float">
            <text:p>34.75</text:p>
          </table:table-cell>
          <table:table-cell office:value-type="float" office:value="8.27806652519957" calcext:value-type="float">
            <text:p>8.27806652519957</text:p>
          </table:table-cell>
        </table:table-row>
        <table:table-row table:style-name="ro1">
          <table:table-cell office:value-type="float" office:value="34.875" calcext:value-type="float">
            <text:p>34.875</text:p>
          </table:table-cell>
          <table:table-cell office:value-type="float" office:value="8.32919583658329" calcext:value-type="float">
            <text:p>8.329195836583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.22577337775938" calcext:value-type="float">
            <text:p>8.22577337775938</text:p>
          </table:table-cell>
        </table:table-row>
        <table:table-row table:style-name="ro1">
          <table:table-cell office:value-type="float" office:value="35.125" calcext:value-type="float">
            <text:p>35.125</text:p>
          </table:table-cell>
          <table:table-cell office:value-type="float" office:value="8.1913518371452" calcext:value-type="float">
            <text:p>8.1913518371452</text:p>
          </table:table-cell>
        </table:table-row>
        <table:table-row table:style-name="ro1">
          <table:table-cell office:value-type="float" office:value="35.25" calcext:value-type="float">
            <text:p>35.25</text:p>
          </table:table-cell>
          <table:table-cell office:value-type="float" office:value="8.35730267957229" calcext:value-type="float">
            <text:p>8.35730267957229</text:p>
          </table:table-cell>
        </table:table-row>
        <table:table-row table:style-name="ro1">
          <table:table-cell office:value-type="float" office:value="35.375" calcext:value-type="float">
            <text:p>35.375</text:p>
          </table:table-cell>
          <table:table-cell office:value-type="float" office:value="8.29410409108174" calcext:value-type="float">
            <text:p>8.29410409108174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8.2715140317732" calcext:value-type="float">
            <text:p>8.2715140317732</text:p>
          </table:table-cell>
        </table:table-row>
        <table:table-row table:style-name="ro1">
          <table:table-cell office:value-type="float" office:value="35.625" calcext:value-type="float">
            <text:p>35.625</text:p>
          </table:table-cell>
          <table:table-cell office:value-type="float" office:value="8.23094452881397" calcext:value-type="float">
            <text:p>8.23094452881397</text:p>
          </table:table-cell>
        </table:table-row>
        <table:table-row table:style-name="ro1">
          <table:table-cell office:value-type="float" office:value="35.75" calcext:value-type="float">
            <text:p>35.75</text:p>
          </table:table-cell>
          <table:table-cell office:value-type="float" office:value="8.2722626479764" calcext:value-type="float">
            <text:p>8.2722626479764</text:p>
          </table:table-cell>
        </table:table-row>
        <table:table-row table:style-name="ro1">
          <table:table-cell office:value-type="float" office:value="35.875" calcext:value-type="float">
            <text:p>35.875</text:p>
          </table:table-cell>
          <table:table-cell office:value-type="float" office:value="8.31204616315146" calcext:value-type="float">
            <text:p>8.312046163151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.34365013374476" calcext:value-type="float">
            <text:p>8.34365013374476</text:p>
          </table:table-cell>
        </table:table-row>
        <table:table-row table:style-name="ro1">
          <table:table-cell office:value-type="float" office:value="36.125" calcext:value-type="float">
            <text:p>36.125</text:p>
          </table:table-cell>
          <table:table-cell office:value-type="float" office:value="8.32325403079186" calcext:value-type="float">
            <text:p>8.32325403079186</text:p>
          </table:table-cell>
        </table:table-row>
        <table:table-row table:style-name="ro1">
          <table:table-cell office:value-type="float" office:value="36.25" calcext:value-type="float">
            <text:p>36.25</text:p>
          </table:table-cell>
          <table:table-cell office:value-type="float" office:value="8.20686819164848" calcext:value-type="float">
            <text:p>8.20686819164848</text:p>
          </table:table-cell>
        </table:table-row>
        <table:table-row table:style-name="ro1">
          <table:table-cell office:value-type="float" office:value="36.375" calcext:value-type="float">
            <text:p>36.375</text:p>
          </table:table-cell>
          <table:table-cell office:value-type="float" office:value="8.31008644863308" calcext:value-type="float">
            <text:p>8.31008644863308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8.32204327318553" calcext:value-type="float">
            <text:p>8.32204327318553</text:p>
          </table:table-cell>
        </table:table-row>
        <table:table-row table:style-name="ro1">
          <table:table-cell office:value-type="float" office:value="36.625" calcext:value-type="float">
            <text:p>36.625</text:p>
          </table:table-cell>
          <table:table-cell office:value-type="float" office:value="8.33915676032425" calcext:value-type="float">
            <text:p>8.33915676032425</text:p>
          </table:table-cell>
        </table:table-row>
        <table:table-row table:style-name="ro1">
          <table:table-cell office:value-type="float" office:value="36.75" calcext:value-type="float">
            <text:p>36.75</text:p>
          </table:table-cell>
          <table:table-cell office:value-type="float" office:value="8.27033930826038" calcext:value-type="float">
            <text:p>8.27033930826038</text:p>
          </table:table-cell>
        </table:table-row>
        <table:table-row table:style-name="ro1">
          <table:table-cell office:value-type="float" office:value="36.875" calcext:value-type="float">
            <text:p>36.875</text:p>
          </table:table-cell>
          <table:table-cell office:value-type="float" office:value="8.26034317258381" calcext:value-type="float">
            <text:p>8.260343172583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.33007478197727" calcext:value-type="float">
            <text:p>8.33007478197727</text:p>
          </table:table-cell>
        </table:table-row>
        <table:table-row table:style-name="ro1">
          <table:table-cell office:value-type="float" office:value="37.125" calcext:value-type="float">
            <text:p>37.125</text:p>
          </table:table-cell>
          <table:table-cell office:value-type="float" office:value="8.323233970567" calcext:value-type="float">
            <text:p>8.323233970567</text:p>
          </table:table-cell>
        </table:table-row>
        <table:table-row table:style-name="ro1">
          <table:table-cell office:value-type="float" office:value="37.25" calcext:value-type="float">
            <text:p>37.25</text:p>
          </table:table-cell>
          <table:table-cell office:value-type="float" office:value="8.33262154396507" calcext:value-type="float">
            <text:p>8.33262154396507</text:p>
          </table:table-cell>
        </table:table-row>
        <table:table-row table:style-name="ro1">
          <table:table-cell office:value-type="float" office:value="37.375" calcext:value-type="float">
            <text:p>37.375</text:p>
          </table:table-cell>
          <table:table-cell office:value-type="float" office:value="8.21880507516237" calcext:value-type="float">
            <text:p>8.21880507516237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8.26230067991701" calcext:value-type="float">
            <text:p>8.26230067991701</text:p>
          </table:table-cell>
        </table:table-row>
        <table:table-row table:style-name="ro1">
          <table:table-cell office:value-type="float" office:value="37.625" calcext:value-type="float">
            <text:p>37.625</text:p>
          </table:table-cell>
          <table:table-cell office:value-type="float" office:value="8.31926160053897" calcext:value-type="float">
            <text:p>8.31926160053897</text:p>
          </table:table-cell>
        </table:table-row>
        <table:table-row table:style-name="ro1">
          <table:table-cell office:value-type="float" office:value="37.75" calcext:value-type="float">
            <text:p>37.75</text:p>
          </table:table-cell>
          <table:table-cell office:value-type="float" office:value="8.36653862978183" calcext:value-type="float">
            <text:p>8.36653862978183</text:p>
          </table:table-cell>
        </table:table-row>
        <table:table-row table:style-name="ro1">
          <table:table-cell office:value-type="float" office:value="37.875" calcext:value-type="float">
            <text:p>37.875</text:p>
          </table:table-cell>
          <table:table-cell office:value-type="float" office:value="8.3245746026437" calcext:value-type="float">
            <text:p>8.32457460264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.18765044063982" calcext:value-type="float">
            <text:p>8.18765044063982</text:p>
          </table:table-cell>
        </table:table-row>
        <table:table-row table:style-name="ro1">
          <table:table-cell office:value-type="float" office:value="38.125" calcext:value-type="float">
            <text:p>38.125</text:p>
          </table:table-cell>
          <table:table-cell office:value-type="float" office:value="8.36854638046118" calcext:value-type="float">
            <text:p>8.36854638046118</text:p>
          </table:table-cell>
        </table:table-row>
        <table:table-row table:style-name="ro1">
          <table:table-cell office:value-type="float" office:value="38.25" calcext:value-type="float">
            <text:p>38.25</text:p>
          </table:table-cell>
          <table:table-cell office:value-type="float" office:value="8.35478784651712" calcext:value-type="float">
            <text:p>8.35478784651712</text:p>
          </table:table-cell>
        </table:table-row>
        <table:table-row table:style-name="ro1">
          <table:table-cell office:value-type="float" office:value="38.375" calcext:value-type="float">
            <text:p>38.375</text:p>
          </table:table-cell>
          <table:table-cell office:value-type="float" office:value="8.31446986554292" calcext:value-type="float">
            <text:p>8.31446986554292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8.24719964572385" calcext:value-type="float">
            <text:p>8.24719964572385</text:p>
          </table:table-cell>
        </table:table-row>
        <table:table-row table:style-name="ro1">
          <table:table-cell office:value-type="float" office:value="38.625" calcext:value-type="float">
            <text:p>38.625</text:p>
          </table:table-cell>
          <table:table-cell office:value-type="float" office:value="8.28534884145616" calcext:value-type="float">
            <text:p>8.28534884145616</text:p>
          </table:table-cell>
        </table:table-row>
        <table:table-row table:style-name="ro1">
          <table:table-cell office:value-type="float" office:value="38.75" calcext:value-type="float">
            <text:p>38.75</text:p>
          </table:table-cell>
          <table:table-cell office:value-type="float" office:value="8.34636513468257" calcext:value-type="float">
            <text:p>8.34636513468257</text:p>
          </table:table-cell>
        </table:table-row>
        <table:table-row table:style-name="ro1">
          <table:table-cell office:value-type="float" office:value="38.875" calcext:value-type="float">
            <text:p>38.875</text:p>
          </table:table-cell>
          <table:table-cell office:value-type="float" office:value="8.35110665113959" calcext:value-type="float">
            <text:p>8.351106651139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.30795282164986" calcext:value-type="float">
            <text:p>8.30795282164986</text:p>
          </table:table-cell>
        </table:table-row>
        <table:table-row table:style-name="ro1">
          <table:table-cell office:value-type="float" office:value="39.125" calcext:value-type="float">
            <text:p>39.125</text:p>
          </table:table-cell>
          <table:table-cell office:value-type="float" office:value="8.22636451362128" calcext:value-type="float">
            <text:p>8.22636451362128</text:p>
          </table:table-cell>
        </table:table-row>
        <table:table-row table:style-name="ro1">
          <table:table-cell office:value-type="float" office:value="39.25" calcext:value-type="float">
            <text:p>39.25</text:p>
          </table:table-cell>
          <table:table-cell office:value-type="float" office:value="8.33748423892413" calcext:value-type="float">
            <text:p>8.33748423892413</text:p>
          </table:table-cell>
        </table:table-row>
        <table:table-row table:style-name="ro1">
          <table:table-cell office:value-type="float" office:value="39.375" calcext:value-type="float">
            <text:p>39.375</text:p>
          </table:table-cell>
          <table:table-cell office:value-type="float" office:value="8.31030375642039" calcext:value-type="float">
            <text:p>8.31030375642039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8.33293547615376" calcext:value-type="float">
            <text:p>8.33293547615376</text:p>
          </table:table-cell>
        </table:table-row>
        <table:table-row table:style-name="ro1">
          <table:table-cell office:value-type="float" office:value="39.625" calcext:value-type="float">
            <text:p>39.625</text:p>
          </table:table-cell>
          <table:table-cell office:value-type="float" office:value="8.31372283766763" calcext:value-type="float">
            <text:p>8.31372283766763</text:p>
          </table:table-cell>
        </table:table-row>
        <table:table-row table:style-name="ro1">
          <table:table-cell office:value-type="float" office:value="39.75" calcext:value-type="float">
            <text:p>39.75</text:p>
          </table:table-cell>
          <table:table-cell office:value-type="float" office:value="8.23628435569592" calcext:value-type="float">
            <text:p>8.23628435569592</text:p>
          </table:table-cell>
        </table:table-row>
        <table:table-row table:style-name="ro1">
          <table:table-cell office:value-type="float" office:value="39.875" calcext:value-type="float">
            <text:p>39.875</text:p>
          </table:table-cell>
          <table:table-cell office:value-type="float" office:value="8.38388728442341" calcext:value-type="float">
            <text:p>8.383887284423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.32488999057614" calcext:value-type="float">
            <text:p>8.32488999057614</text:p>
          </table:table-cell>
        </table:table-row>
        <table:table-row table:style-name="ro1">
          <table:table-cell office:value-type="float" office:value="40.125" calcext:value-type="float">
            <text:p>40.125</text:p>
          </table:table-cell>
          <table:table-cell office:value-type="float" office:value="8.31154994903744" calcext:value-type="float">
            <text:p>8.31154994903744</text:p>
          </table:table-cell>
        </table:table-row>
        <table:table-row table:style-name="ro1">
          <table:table-cell office:value-type="float" office:value="40.25" calcext:value-type="float">
            <text:p>40.25</text:p>
          </table:table-cell>
          <table:table-cell office:value-type="float" office:value="8.2698725702803" calcext:value-type="float">
            <text:p>8.2698725702803</text:p>
          </table:table-cell>
        </table:table-row>
        <table:table-row table:style-name="ro1">
          <table:table-cell office:value-type="float" office:value="40.375" calcext:value-type="float">
            <text:p>40.375</text:p>
          </table:table-cell>
          <table:table-cell office:value-type="float" office:value="8.29201593581842" calcext:value-type="float">
            <text:p>8.29201593581842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8.28664166388097" calcext:value-type="float">
            <text:p>8.28664166388097</text:p>
          </table:table-cell>
        </table:table-row>
        <table:table-row table:style-name="ro1">
          <table:table-cell office:value-type="float" office:value="40.625" calcext:value-type="float">
            <text:p>40.625</text:p>
          </table:table-cell>
          <table:table-cell office:value-type="float" office:value="8.36011773636606" calcext:value-type="float">
            <text:p>8.36011773636606</text:p>
          </table:table-cell>
        </table:table-row>
        <table:table-row table:style-name="ro1">
          <table:table-cell office:value-type="float" office:value="40.75" calcext:value-type="float">
            <text:p>40.75</text:p>
          </table:table-cell>
          <table:table-cell office:value-type="float" office:value="8.38602684668693" calcext:value-type="float">
            <text:p>8.38602684668693</text:p>
          </table:table-cell>
        </table:table-row>
        <table:table-row table:style-name="ro1">
          <table:table-cell office:value-type="float" office:value="40.875" calcext:value-type="float">
            <text:p>40.875</text:p>
          </table:table-cell>
          <table:table-cell office:value-type="float" office:value="8.19651828084956" calcext:value-type="float">
            <text:p>8.196518280849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.33910873551196" calcext:value-type="float">
            <text:p>8.33910873551196</text:p>
          </table:table-cell>
        </table:table-row>
        <table:table-row table:style-name="ro1">
          <table:table-cell office:value-type="float" office:value="41.125" calcext:value-type="float">
            <text:p>41.125</text:p>
          </table:table-cell>
          <table:table-cell office:value-type="float" office:value="8.37778850200203" calcext:value-type="float">
            <text:p>8.37778850200203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8.34334022678768" calcext:value-type="float">
            <text:p>8.34334022678768</text:p>
          </table:table-cell>
        </table:table-row>
        <table:table-row table:style-name="ro1">
          <table:table-cell office:value-type="float" office:value="41.375" calcext:value-type="float">
            <text:p>41.375</text:p>
          </table:table-cell>
          <table:table-cell office:value-type="float" office:value="8.28221844201366" calcext:value-type="float">
            <text:p>8.28221844201366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8.27079265821324" calcext:value-type="float">
            <text:p>8.27079265821324</text:p>
          </table:table-cell>
        </table:table-row>
        <table:table-row table:style-name="ro1">
          <table:table-cell office:value-type="float" office:value="41.625" calcext:value-type="float">
            <text:p>41.625</text:p>
          </table:table-cell>
          <table:table-cell office:value-type="float" office:value="8.35647303154891" calcext:value-type="float">
            <text:p>8.35647303154891</text:p>
          </table:table-cell>
        </table:table-row>
        <table:table-row table:style-name="ro1">
          <table:table-cell office:value-type="float" office:value="41.75" calcext:value-type="float">
            <text:p>41.75</text:p>
          </table:table-cell>
          <table:table-cell office:value-type="float" office:value="8.35387357157702" calcext:value-type="float">
            <text:p>8.35387357157702</text:p>
          </table:table-cell>
        </table:table-row>
        <table:table-row table:style-name="ro1">
          <table:table-cell office:value-type="float" office:value="41.875" calcext:value-type="float">
            <text:p>41.875</text:p>
          </table:table-cell>
          <table:table-cell office:value-type="float" office:value="8.34665026357826" calcext:value-type="float">
            <text:p>8.346650263578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.1932976345832" calcext:value-type="float">
            <text:p>8.1932976345832</text:p>
          </table:table-cell>
        </table:table-row>
        <table:table-row table:style-name="ro1">
          <table:table-cell office:value-type="float" office:value="42.125" calcext:value-type="float">
            <text:p>42.125</text:p>
          </table:table-cell>
          <table:table-cell office:value-type="float" office:value="8.28673196358811" calcext:value-type="float">
            <text:p>8.28673196358811</text:p>
          </table:table-cell>
        </table:table-row>
        <table:table-row table:style-name="ro1">
          <table:table-cell office:value-type="float" office:value="42.25" calcext:value-type="float">
            <text:p>42.25</text:p>
          </table:table-cell>
          <table:table-cell office:value-type="float" office:value="8.35382492900614" calcext:value-type="float">
            <text:p>8.35382492900614</text:p>
          </table:table-cell>
        </table:table-row>
        <table:table-row table:style-name="ro1">
          <table:table-cell office:value-type="float" office:value="42.375" calcext:value-type="float">
            <text:p>42.375</text:p>
          </table:table-cell>
          <table:table-cell office:value-type="float" office:value="8.29511050577797" calcext:value-type="float">
            <text:p>8.29511050577797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8.29385695322024" calcext:value-type="float">
            <text:p>8.29385695322024</text:p>
          </table:table-cell>
        </table:table-row>
        <table:table-row table:style-name="ro1">
          <table:table-cell office:value-type="float" office:value="42.625" calcext:value-type="float">
            <text:p>42.625</text:p>
          </table:table-cell>
          <table:table-cell office:value-type="float" office:value="8.22006969370406" calcext:value-type="float">
            <text:p>8.22006969370406</text:p>
          </table:table-cell>
        </table:table-row>
        <table:table-row table:style-name="ro1">
          <table:table-cell office:value-type="float" office:value="42.75" calcext:value-type="float">
            <text:p>42.75</text:p>
          </table:table-cell>
          <table:table-cell office:value-type="float" office:value="8.36168539803603" calcext:value-type="float">
            <text:p>8.36168539803603</text:p>
          </table:table-cell>
        </table:table-row>
        <table:table-row table:style-name="ro1">
          <table:table-cell office:value-type="float" office:value="42.875" calcext:value-type="float">
            <text:p>42.875</text:p>
          </table:table-cell>
          <table:table-cell office:value-type="float" office:value="8.31212049811456" calcext:value-type="float">
            <text:p>8.312120498114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.30346928206758" calcext:value-type="float">
            <text:p>8.30346928206758</text:p>
          </table:table-cell>
        </table:table-row>
        <table:table-row table:style-name="ro1">
          <table:table-cell office:value-type="float" office:value="43.125" calcext:value-type="float">
            <text:p>43.125</text:p>
          </table:table-cell>
          <table:table-cell office:value-type="float" office:value="8.22823319361884" calcext:value-type="float">
            <text:p>8.22823319361884</text:p>
          </table:table-cell>
        </table:table-row>
        <table:table-row table:style-name="ro1">
          <table:table-cell office:value-type="float" office:value="43.25" calcext:value-type="float">
            <text:p>43.25</text:p>
          </table:table-cell>
          <table:table-cell office:value-type="float" office:value="8.26549687132321" calcext:value-type="float">
            <text:p>8.26549687132321</text:p>
          </table:table-cell>
        </table:table-row>
        <table:table-row table:style-name="ro1">
          <table:table-cell office:value-type="float" office:value="43.375" calcext:value-type="float">
            <text:p>43.375</text:p>
          </table:table-cell>
          <table:table-cell office:value-type="float" office:value="8.29349186626563" calcext:value-type="float">
            <text:p>8.29349186626563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8.2873162195137" calcext:value-type="float">
            <text:p>8.2873162195137</text:p>
          </table:table-cell>
        </table:table-row>
        <table:table-row table:style-name="ro1">
          <table:table-cell office:value-type="float" office:value="43.625" calcext:value-type="float">
            <text:p>43.625</text:p>
          </table:table-cell>
          <table:table-cell office:value-type="float" office:value="8.2969367442861" calcext:value-type="float">
            <text:p>8.2969367442861</text:p>
          </table:table-cell>
        </table:table-row>
        <table:table-row table:style-name="ro1">
          <table:table-cell office:value-type="float" office:value="43.75" calcext:value-type="float">
            <text:p>43.75</text:p>
          </table:table-cell>
          <table:table-cell office:value-type="float" office:value="8.18407579967627" calcext:value-type="float">
            <text:p>8.18407579967627</text:p>
          </table:table-cell>
        </table:table-row>
        <table:table-row table:style-name="ro1">
          <table:table-cell office:value-type="float" office:value="43.875" calcext:value-type="float">
            <text:p>43.875</text:p>
          </table:table-cell>
          <table:table-cell office:value-type="float" office:value="8.24393623246386" calcext:value-type="float">
            <text:p>8.2439362324638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.28193321820434" calcext:value-type="float">
            <text:p>8.28193321820434</text:p>
          </table:table-cell>
        </table:table-row>
        <table:table-row table:style-name="ro1">
          <table:table-cell office:value-type="float" office:value="44.125" calcext:value-type="float">
            <text:p>44.125</text:p>
          </table:table-cell>
          <table:table-cell office:value-type="float" office:value="8.29415279203258" calcext:value-type="float">
            <text:p>8.29415279203258</text:p>
          </table:table-cell>
        </table:table-row>
        <table:table-row table:style-name="ro1">
          <table:table-cell office:value-type="float" office:value="44.25" calcext:value-type="float">
            <text:p>44.25</text:p>
          </table:table-cell>
          <table:table-cell office:value-type="float" office:value="8.27659478364972" calcext:value-type="float">
            <text:p>8.27659478364972</text:p>
          </table:table-cell>
        </table:table-row>
        <table:table-row table:style-name="ro1">
          <table:table-cell office:value-type="float" office:value="44.375" calcext:value-type="float">
            <text:p>44.375</text:p>
          </table:table-cell>
          <table:table-cell office:value-type="float" office:value="8.1678812935944" calcext:value-type="float">
            <text:p>8.1678812935944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8.31855915385049" calcext:value-type="float">
            <text:p>8.31855915385049</text:p>
          </table:table-cell>
        </table:table-row>
        <table:table-row table:style-name="ro1">
          <table:table-cell office:value-type="float" office:value="44.625" calcext:value-type="float">
            <text:p>44.625</text:p>
          </table:table-cell>
          <table:table-cell office:value-type="float" office:value="8.30028008627263" calcext:value-type="float">
            <text:p>8.30028008627263</text:p>
          </table:table-cell>
        </table:table-row>
        <table:table-row table:style-name="ro1">
          <table:table-cell office:value-type="float" office:value="44.75" calcext:value-type="float">
            <text:p>44.75</text:p>
          </table:table-cell>
          <table:table-cell office:value-type="float" office:value="8.31057990095039" calcext:value-type="float">
            <text:p>8.31057990095039</text:p>
          </table:table-cell>
        </table:table-row>
        <table:table-row table:style-name="ro1">
          <table:table-cell office:value-type="float" office:value="44.875" calcext:value-type="float">
            <text:p>44.875</text:p>
          </table:table-cell>
          <table:table-cell office:value-type="float" office:value="8.19160911237254" calcext:value-type="float">
            <text:p>8.191609112372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.26582371673841" calcext:value-type="float">
            <text:p>8.26582371673841</text:p>
          </table:table-cell>
        </table:table-row>
        <table:table-row table:style-name="ro1">
          <table:table-cell office:value-type="float" office:value="45.125" calcext:value-type="float">
            <text:p>45.125</text:p>
          </table:table-cell>
          <table:table-cell office:value-type="float" office:value="8.289981636433" calcext:value-type="float">
            <text:p>8.289981636433</text:p>
          </table:table-cell>
        </table:table-row>
        <table:table-row table:style-name="ro1">
          <table:table-cell office:value-type="float" office:value="45.25" calcext:value-type="float">
            <text:p>45.25</text:p>
          </table:table-cell>
          <table:table-cell office:value-type="float" office:value="8.32756032947549" calcext:value-type="float">
            <text:p>8.32756032947549</text:p>
          </table:table-cell>
        </table:table-row>
        <table:table-row table:style-name="ro1">
          <table:table-cell office:value-type="float" office:value="45.375" calcext:value-type="float">
            <text:p>45.375</text:p>
          </table:table-cell>
          <table:table-cell office:value-type="float" office:value="8.30267148750394" calcext:value-type="float">
            <text:p>8.30267148750394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8.16756079850872" calcext:value-type="float">
            <text:p>8.16756079850872</text:p>
          </table:table-cell>
        </table:table-row>
        <table:table-row table:style-name="ro1">
          <table:table-cell office:value-type="float" office:value="45.625" calcext:value-type="float">
            <text:p>45.625</text:p>
          </table:table-cell>
          <table:table-cell office:value-type="float" office:value="8.30486791087465" calcext:value-type="float">
            <text:p>8.30486791087465</text:p>
          </table:table-cell>
        </table:table-row>
        <table:table-row table:style-name="ro1">
          <table:table-cell office:value-type="float" office:value="45.75" calcext:value-type="float">
            <text:p>45.75</text:p>
          </table:table-cell>
          <table:table-cell office:value-type="float" office:value="8.36881683714381" calcext:value-type="float">
            <text:p>8.36881683714381</text:p>
          </table:table-cell>
        </table:table-row>
        <table:table-row table:style-name="ro1">
          <table:table-cell office:value-type="float" office:value="45.875" calcext:value-type="float">
            <text:p>45.875</text:p>
          </table:table-cell>
          <table:table-cell office:value-type="float" office:value="8.27198662534228" calcext:value-type="float">
            <text:p>8.2719866253422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.23425550042696" calcext:value-type="float">
            <text:p>8.23425550042696</text:p>
          </table:table-cell>
        </table:table-row>
        <table:table-row table:style-name="ro1">
          <table:table-cell office:value-type="float" office:value="46.125" calcext:value-type="float">
            <text:p>46.125</text:p>
          </table:table-cell>
          <table:table-cell office:value-type="float" office:value="8.28951537110931" calcext:value-type="float">
            <text:p>8.28951537110931</text:p>
          </table:table-cell>
        </table:table-row>
        <table:table-row table:style-name="ro1">
          <table:table-cell office:value-type="float" office:value="46.25" calcext:value-type="float">
            <text:p>46.25</text:p>
          </table:table-cell>
          <table:table-cell office:value-type="float" office:value="8.30041151594845" calcext:value-type="float">
            <text:p>8.30041151594845</text:p>
          </table:table-cell>
        </table:table-row>
        <table:table-row table:style-name="ro1">
          <table:table-cell office:value-type="float" office:value="46.375" calcext:value-type="float">
            <text:p>46.375</text:p>
          </table:table-cell>
          <table:table-cell office:value-type="float" office:value="8.27361201460291" calcext:value-type="float">
            <text:p>8.27361201460291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8.35048288430047" calcext:value-type="float">
            <text:p>8.35048288430047</text:p>
          </table:table-cell>
        </table:table-row>
        <table:table-row table:style-name="ro1">
          <table:table-cell office:value-type="float" office:value="46.625" calcext:value-type="float">
            <text:p>46.625</text:p>
          </table:table-cell>
          <table:table-cell office:value-type="float" office:value="8.18264333205401" calcext:value-type="float">
            <text:p>8.18264333205401</text:p>
          </table:table-cell>
        </table:table-row>
        <table:table-row table:style-name="ro1">
          <table:table-cell office:value-type="float" office:value="46.75" calcext:value-type="float">
            <text:p>46.75</text:p>
          </table:table-cell>
          <table:table-cell office:value-type="float" office:value="8.26507757597959" calcext:value-type="float">
            <text:p>8.26507757597959</text:p>
          </table:table-cell>
        </table:table-row>
        <table:table-row table:style-name="ro1">
          <table:table-cell office:value-type="float" office:value="46.875" calcext:value-type="float">
            <text:p>46.875</text:p>
          </table:table-cell>
          <table:table-cell office:value-type="float" office:value="8.3099623620301" calcext:value-type="float">
            <text:p>8.30996236203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.2995149373484" calcext:value-type="float">
            <text:p>8.2995149373484</text:p>
          </table:table-cell>
        </table:table-row>
        <table:table-row table:style-name="ro1">
          <table:table-cell office:value-type="float" office:value="47.125" calcext:value-type="float">
            <text:p>47.125</text:p>
          </table:table-cell>
          <table:table-cell office:value-type="float" office:value="8.28933195563101" calcext:value-type="float">
            <text:p>8.28933195563101</text:p>
          </table:table-cell>
        </table:table-row>
        <table:table-row table:style-name="ro1">
          <table:table-cell office:value-type="float" office:value="47.25" calcext:value-type="float">
            <text:p>47.25</text:p>
          </table:table-cell>
          <table:table-cell office:value-type="float" office:value="8.24177285237034" calcext:value-type="float">
            <text:p>8.24177285237034</text:p>
          </table:table-cell>
        </table:table-row>
        <table:table-row table:style-name="ro1">
          <table:table-cell office:value-type="float" office:value="47.375" calcext:value-type="float">
            <text:p>47.375</text:p>
          </table:table-cell>
          <table:table-cell office:value-type="float" office:value="8.28525339923535" calcext:value-type="float">
            <text:p>8.28525339923535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8.28580192947211" calcext:value-type="float">
            <text:p>8.28580192947211</text:p>
          </table:table-cell>
        </table:table-row>
        <table:table-row table:style-name="ro1">
          <table:table-cell office:value-type="float" office:value="47.625" calcext:value-type="float">
            <text:p>47.625</text:p>
          </table:table-cell>
          <table:table-cell office:value-type="float" office:value="8.32077119147306" calcext:value-type="float">
            <text:p>8.32077119147306</text:p>
          </table:table-cell>
        </table:table-row>
        <table:table-row table:style-name="ro1">
          <table:table-cell office:value-type="float" office:value="47.75" calcext:value-type="float">
            <text:p>47.75</text:p>
          </table:table-cell>
          <table:table-cell office:value-type="float" office:value="8.22567040705554" calcext:value-type="float">
            <text:p>8.22567040705554</text:p>
          </table:table-cell>
        </table:table-row>
        <table:table-row table:style-name="ro1">
          <table:table-cell office:value-type="float" office:value="47.875" calcext:value-type="float">
            <text:p>47.875</text:p>
          </table:table-cell>
          <table:table-cell office:value-type="float" office:value="8.24835237308124" calcext:value-type="float">
            <text:p>8.248352373081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.27504521884363" calcext:value-type="float">
            <text:p>8.27504521884363</text:p>
          </table:table-cell>
        </table:table-row>
        <table:table-row table:style-name="ro1">
          <table:table-cell office:value-type="float" office:value="48.125" calcext:value-type="float">
            <text:p>48.125</text:p>
          </table:table-cell>
          <table:table-cell office:value-type="float" office:value="8.30254546685628" calcext:value-type="float">
            <text:p>8.30254546685628</text:p>
          </table:table-cell>
        </table:table-row>
        <table:table-row table:style-name="ro1">
          <table:table-cell office:value-type="float" office:value="48.25" calcext:value-type="float">
            <text:p>48.25</text:p>
          </table:table-cell>
          <table:table-cell office:value-type="float" office:value="8.31484117209142" calcext:value-type="float">
            <text:p>8.31484117209142</text:p>
          </table:table-cell>
        </table:table-row>
        <table:table-row table:style-name="ro1">
          <table:table-cell office:value-type="float" office:value="48.375" calcext:value-type="float">
            <text:p>48.375</text:p>
          </table:table-cell>
          <table:table-cell office:value-type="float" office:value="8.14216767592527" calcext:value-type="float">
            <text:p>8.14216767592527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8.24817755410823" calcext:value-type="float">
            <text:p>8.24817755410823</text:p>
          </table:table-cell>
        </table:table-row>
        <table:table-row table:style-name="ro1">
          <table:table-cell office:value-type="float" office:value="48.625" calcext:value-type="float">
            <text:p>48.625</text:p>
          </table:table-cell>
          <table:table-cell office:value-type="float" office:value="8.30470817498092" calcext:value-type="float">
            <text:p>8.30470817498092</text:p>
          </table:table-cell>
        </table:table-row>
        <table:table-row table:style-name="ro1">
          <table:table-cell office:value-type="float" office:value="48.75" calcext:value-type="float">
            <text:p>48.75</text:p>
          </table:table-cell>
          <table:table-cell office:value-type="float" office:value="8.32278276586636" calcext:value-type="float">
            <text:p>8.32278276586636</text:p>
          </table:table-cell>
        </table:table-row>
        <table:table-row table:style-name="ro1">
          <table:table-cell office:value-type="float" office:value="48.875" calcext:value-type="float">
            <text:p>48.875</text:p>
          </table:table-cell>
          <table:table-cell office:value-type="float" office:value="8.21818851509786" calcext:value-type="float">
            <text:p>8.2181885150978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.19213155222323" calcext:value-type="float">
            <text:p>8.19213155222323</text:p>
          </table:table-cell>
        </table:table-row>
        <table:table-row table:style-name="ro1">
          <table:table-cell office:value-type="float" office:value="49.125" calcext:value-type="float">
            <text:p>49.125</text:p>
          </table:table-cell>
          <table:table-cell office:value-type="float" office:value="8.30193390225052" calcext:value-type="float">
            <text:p>8.30193390225052</text:p>
          </table:table-cell>
        </table:table-row>
        <table:table-row table:style-name="ro1">
          <table:table-cell office:value-type="float" office:value="49.25" calcext:value-type="float">
            <text:p>49.25</text:p>
          </table:table-cell>
          <table:table-cell office:value-type="float" office:value="8.28124228150426" calcext:value-type="float">
            <text:p>8.28124228150426</text:p>
          </table:table-cell>
        </table:table-row>
        <table:table-row table:style-name="ro1">
          <table:table-cell office:value-type="float" office:value="49.375" calcext:value-type="float">
            <text:p>49.375</text:p>
          </table:table-cell>
          <table:table-cell office:value-type="float" office:value="8.25796527164589" calcext:value-type="float">
            <text:p>8.25796527164589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8.18860628121965" calcext:value-type="float">
            <text:p>8.18860628121965</text:p>
          </table:table-cell>
        </table:table-row>
        <table:table-row table:style-name="ro1">
          <table:table-cell office:value-type="float" office:value="49.625" calcext:value-type="float">
            <text:p>49.625</text:p>
          </table:table-cell>
          <table:table-cell office:value-type="float" office:value="8.26146719858269" calcext:value-type="float">
            <text:p>8.26146719858269</text:p>
          </table:table-cell>
        </table:table-row>
        <table:table-row table:style-name="ro1">
          <table:table-cell office:value-type="float" office:value="49.75" calcext:value-type="float">
            <text:p>49.75</text:p>
          </table:table-cell>
          <table:table-cell office:value-type="float" office:value="8.27087381848138" calcext:value-type="float">
            <text:p>8.27087381848138</text:p>
          </table:table-cell>
        </table:table-row>
        <table:table-row table:style-name="ro1">
          <table:table-cell office:value-type="float" office:value="49.875" calcext:value-type="float">
            <text:p>49.875</text:p>
          </table:table-cell>
          <table:table-cell office:value-type="float" office:value="8.28500001438938" calcext:value-type="float">
            <text:p>8.285000014389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29832601550105" calcext:value-type="float">
            <text:p>8.29832601550105</text:p>
          </table:table-cell>
        </table:table-row>
        <table:table-row table:style-name="ro1">
          <table:table-cell office:value-type="float" office:value="50.125" calcext:value-type="float">
            <text:p>50.125</text:p>
          </table:table-cell>
          <table:table-cell office:value-type="float" office:value="8.18042509731338" calcext:value-type="float">
            <text:p>8.18042509731338</text:p>
          </table:table-cell>
        </table:table-row>
        <table:table-row table:style-name="ro1">
          <table:table-cell office:value-type="float" office:value="50.25" calcext:value-type="float">
            <text:p>50.25</text:p>
          </table:table-cell>
          <table:table-cell office:value-type="float" office:value="8.30838053707171" calcext:value-type="float">
            <text:p>8.30838053707171</text:p>
          </table:table-cell>
        </table:table-row>
        <table:table-row table:style-name="ro1">
          <table:table-cell office:value-type="float" office:value="50.375" calcext:value-type="float">
            <text:p>50.375</text:p>
          </table:table-cell>
          <table:table-cell office:value-type="float" office:value="8.30584325531622" calcext:value-type="float">
            <text:p>8.30584325531622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8.30948041604854" calcext:value-type="float">
            <text:p>8.30948041604854</text:p>
          </table:table-cell>
        </table:table-row>
        <table:table-row table:style-name="ro1">
          <table:table-cell office:value-type="float" office:value="50.625" calcext:value-type="float">
            <text:p>50.625</text:p>
          </table:table-cell>
          <table:table-cell office:value-type="float" office:value="8.24051736104223" calcext:value-type="float">
            <text:p>8.24051736104223</text:p>
          </table:table-cell>
        </table:table-row>
        <table:table-row table:style-name="ro1">
          <table:table-cell office:value-type="float" office:value="50.75" calcext:value-type="float">
            <text:p>50.75</text:p>
          </table:table-cell>
          <table:table-cell office:value-type="float" office:value="8.27892523453325" calcext:value-type="float">
            <text:p>8.27892523453325</text:p>
          </table:table-cell>
        </table:table-row>
        <table:table-row table:style-name="ro1">
          <table:table-cell office:value-type="float" office:value="50.875" calcext:value-type="float">
            <text:p>50.875</text:p>
          </table:table-cell>
          <table:table-cell office:value-type="float" office:value="8.27045046751491" calcext:value-type="float">
            <text:p>8.2704504675149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.30047818439429" calcext:value-type="float">
            <text:p>8.30047818439429</text:p>
          </table:table-cell>
        </table:table-row>
        <table:table-row table:style-name="ro1">
          <table:table-cell office:value-type="float" office:value="51.125" calcext:value-type="float">
            <text:p>51.125</text:p>
          </table:table-cell>
          <table:table-cell office:value-type="float" office:value="8.36183829799637" calcext:value-type="float">
            <text:p>8.36183829799637</text:p>
          </table:table-cell>
        </table:table-row>
        <table:table-row table:style-name="ro1">
          <table:table-cell office:value-type="float" office:value="51.25" calcext:value-type="float">
            <text:p>51.25</text:p>
          </table:table-cell>
          <table:table-cell office:value-type="float" office:value="8.19244780422224" calcext:value-type="float">
            <text:p>8.19244780422224</text:p>
          </table:table-cell>
        </table:table-row>
        <table:table-row table:style-name="ro1">
          <table:table-cell office:value-type="float" office:value="51.375" calcext:value-type="float">
            <text:p>51.375</text:p>
          </table:table-cell>
          <table:table-cell office:value-type="float" office:value="8.24641736833084" calcext:value-type="float">
            <text:p>8.24641736833084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8.3407295924511" calcext:value-type="float">
            <text:p>8.3407295924511</text:p>
          </table:table-cell>
        </table:table-row>
        <table:table-row table:style-name="ro1">
          <table:table-cell office:value-type="float" office:value="51.625" calcext:value-type="float">
            <text:p>51.625</text:p>
          </table:table-cell>
          <table:table-cell office:value-type="float" office:value="8.33269351162853" calcext:value-type="float">
            <text:p>8.33269351162853</text:p>
          </table:table-cell>
        </table:table-row>
        <table:table-row table:style-name="ro1">
          <table:table-cell office:value-type="float" office:value="51.75" calcext:value-type="float">
            <text:p>51.75</text:p>
          </table:table-cell>
          <table:table-cell office:value-type="float" office:value="8.29239483369051" calcext:value-type="float">
            <text:p>8.29239483369051</text:p>
          </table:table-cell>
        </table:table-row>
        <table:table-row table:style-name="ro1">
          <table:table-cell office:value-type="float" office:value="51.875" calcext:value-type="float">
            <text:p>51.875</text:p>
          </table:table-cell>
          <table:table-cell office:value-type="float" office:value="8.23394328638034" calcext:value-type="float">
            <text:p>8.233943286380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.33488219731136" calcext:value-type="float">
            <text:p>8.33488219731136</text:p>
          </table:table-cell>
        </table:table-row>
        <table:table-row table:style-name="ro1">
          <table:table-cell office:value-type="float" office:value="52.125" calcext:value-type="float">
            <text:p>52.125</text:p>
          </table:table-cell>
          <table:table-cell office:value-type="float" office:value="8.32375890101365" calcext:value-type="float">
            <text:p>8.32375890101365</text:p>
          </table:table-cell>
        </table:table-row>
        <table:table-row table:style-name="ro1">
          <table:table-cell office:value-type="float" office:value="52.25" calcext:value-type="float">
            <text:p>52.25</text:p>
          </table:table-cell>
          <table:table-cell office:value-type="float" office:value="8.34526075388794" calcext:value-type="float">
            <text:p>8.34526075388794</text:p>
          </table:table-cell>
        </table:table-row>
        <table:table-row table:style-name="ro1">
          <table:table-cell office:value-type="float" office:value="52.375" calcext:value-type="float">
            <text:p>52.375</text:p>
          </table:table-cell>
          <table:table-cell office:value-type="float" office:value="8.20101219970614" calcext:value-type="float">
            <text:p>8.20101219970614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8.27979494208353" calcext:value-type="float">
            <text:p>8.27979494208353</text:p>
          </table:table-cell>
        </table:table-row>
        <table:table-row table:style-name="ro1">
          <table:table-cell office:value-type="float" office:value="52.625" calcext:value-type="float">
            <text:p>52.625</text:p>
          </table:table-cell>
          <table:table-cell office:value-type="float" office:value="8.32908755400921" calcext:value-type="float">
            <text:p>8.32908755400921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8.31240585541917" calcext:value-type="float">
            <text:p>8.31240585541917</text:p>
          </table:table-cell>
        </table:table-row>
        <table:table-row table:style-name="ro1">
          <table:table-cell office:value-type="float" office:value="52.875" calcext:value-type="float">
            <text:p>52.875</text:p>
          </table:table-cell>
          <table:table-cell office:value-type="float" office:value="8.31242068441977" calcext:value-type="float">
            <text:p>8.3124206844197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.19563394393484" calcext:value-type="float">
            <text:p>8.19563394393484</text:p>
          </table:table-cell>
        </table:table-row>
        <table:table-row table:style-name="ro1">
          <table:table-cell office:value-type="float" office:value="53.125" calcext:value-type="float">
            <text:p>53.125</text:p>
          </table:table-cell>
          <table:table-cell office:value-type="float" office:value="8.30531473175682" calcext:value-type="float">
            <text:p>8.30531473175682</text:p>
          </table:table-cell>
        </table:table-row>
        <table:table-row table:style-name="ro1">
          <table:table-cell office:value-type="float" office:value="53.25" calcext:value-type="float">
            <text:p>53.25</text:p>
          </table:table-cell>
          <table:table-cell office:value-type="float" office:value="8.29964847323899" calcext:value-type="float">
            <text:p>8.29964847323899</text:p>
          </table:table-cell>
        </table:table-row>
        <table:table-row table:style-name="ro1">
          <table:table-cell office:value-type="float" office:value="53.375" calcext:value-type="float">
            <text:p>53.375</text:p>
          </table:table-cell>
          <table:table-cell office:value-type="float" office:value="8.30830260600575" calcext:value-type="float">
            <text:p>8.30830260600575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8.26103480708684" calcext:value-type="float">
            <text:p>8.26103480708684</text:p>
          </table:table-cell>
        </table:table-row>
        <table:table-row table:style-name="ro1">
          <table:table-cell office:value-type="float" office:value="53.625" calcext:value-type="float">
            <text:p>53.625</text:p>
          </table:table-cell>
          <table:table-cell office:value-type="float" office:value="8.23397334086632" calcext:value-type="float">
            <text:p>8.23397334086632</text:p>
          </table:table-cell>
        </table:table-row>
        <table:table-row table:style-name="ro1">
          <table:table-cell office:value-type="float" office:value="53.75" calcext:value-type="float">
            <text:p>53.75</text:p>
          </table:table-cell>
          <table:table-cell office:value-type="float" office:value="8.30628056137918" calcext:value-type="float">
            <text:p>8.30628056137918</text:p>
          </table:table-cell>
        </table:table-row>
        <table:table-row table:style-name="ro1">
          <table:table-cell office:value-type="float" office:value="53.875" calcext:value-type="float">
            <text:p>53.875</text:p>
          </table:table-cell>
          <table:table-cell office:value-type="float" office:value="8.27145597149257" calcext:value-type="float">
            <text:p>8.271455971492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.29193529399834" calcext:value-type="float">
            <text:p>8.29193529399834</text:p>
          </table:table-cell>
        </table:table-row>
        <table:table-row table:style-name="ro1">
          <table:table-cell office:value-type="float" office:value="54.125" calcext:value-type="float">
            <text:p>54.125</text:p>
          </table:table-cell>
          <table:table-cell office:value-type="float" office:value="8.19970222520504" calcext:value-type="float">
            <text:p>8.19970222520504</text:p>
          </table:table-cell>
        </table:table-row>
        <table:table-row table:style-name="ro1">
          <table:table-cell office:value-type="float" office:value="54.25" calcext:value-type="float">
            <text:p>54.25</text:p>
          </table:table-cell>
          <table:table-cell office:value-type="float" office:value="8.23628474604578" calcext:value-type="float">
            <text:p>8.23628474604578</text:p>
          </table:table-cell>
        </table:table-row>
        <table:table-row table:style-name="ro1">
          <table:table-cell office:value-type="float" office:value="54.375" calcext:value-type="float">
            <text:p>54.375</text:p>
          </table:table-cell>
          <table:table-cell office:value-type="float" office:value="8.25976365714905" calcext:value-type="float">
            <text:p>8.25976365714905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8.31178688983431" calcext:value-type="float">
            <text:p>8.31178688983431</text:p>
          </table:table-cell>
        </table:table-row>
        <table:table-row table:style-name="ro1">
          <table:table-cell office:value-type="float" office:value="54.625" calcext:value-type="float">
            <text:p>54.625</text:p>
          </table:table-cell>
          <table:table-cell office:value-type="float" office:value="8.32017069334667" calcext:value-type="float">
            <text:p>8.32017069334667</text:p>
          </table:table-cell>
        </table:table-row>
        <table:table-row table:style-name="ro1">
          <table:table-cell office:value-type="float" office:value="54.75" calcext:value-type="float">
            <text:p>54.75</text:p>
          </table:table-cell>
          <table:table-cell office:value-type="float" office:value="8.15405948347001" calcext:value-type="float">
            <text:p>8.15405948347001</text:p>
          </table:table-cell>
        </table:table-row>
        <table:table-row table:style-name="ro1">
          <table:table-cell office:value-type="float" office:value="54.875" calcext:value-type="float">
            <text:p>54.875</text:p>
          </table:table-cell>
          <table:table-cell office:value-type="float" office:value="8.30419268924461" calcext:value-type="float">
            <text:p>8.3041926892446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.32418928567582" calcext:value-type="float">
            <text:p>8.32418928567582</text:p>
          </table:table-cell>
        </table:table-row>
        <table:table-row table:style-name="ro1">
          <table:table-cell office:value-type="float" office:value="55.125" calcext:value-type="float">
            <text:p>55.125</text:p>
          </table:table-cell>
          <table:table-cell office:value-type="float" office:value="8.31678443720603" calcext:value-type="float">
            <text:p>8.31678443720603</text:p>
          </table:table-cell>
        </table:table-row>
        <table:table-row table:style-name="ro1">
          <table:table-cell office:value-type="float" office:value="55.25" calcext:value-type="float">
            <text:p>55.25</text:p>
          </table:table-cell>
          <table:table-cell office:value-type="float" office:value="8.22937757687409" calcext:value-type="float">
            <text:p>8.22937757687409</text:p>
          </table:table-cell>
        </table:table-row>
        <table:table-row table:style-name="ro1">
          <table:table-cell office:value-type="float" office:value="55.375" calcext:value-type="float">
            <text:p>55.375</text:p>
          </table:table-cell>
          <table:table-cell office:value-type="float" office:value="8.27644331434032" calcext:value-type="float">
            <text:p>8.27644331434032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8.29702016514658" calcext:value-type="float">
            <text:p>8.29702016514658</text:p>
          </table:table-cell>
        </table:table-row>
        <table:table-row table:style-name="ro1">
          <table:table-cell office:value-type="float" office:value="55.625" calcext:value-type="float">
            <text:p>55.625</text:p>
          </table:table-cell>
          <table:table-cell office:value-type="float" office:value="8.33117257290601" calcext:value-type="float">
            <text:p>8.33117257290601</text:p>
          </table:table-cell>
        </table:table-row>
        <table:table-row table:style-name="ro1">
          <table:table-cell office:value-type="float" office:value="55.75" calcext:value-type="float">
            <text:p>55.75</text:p>
          </table:table-cell>
          <table:table-cell office:value-type="float" office:value="8.34842760310657" calcext:value-type="float">
            <text:p>8.34842760310657</text:p>
          </table:table-cell>
        </table:table-row>
        <table:table-row table:style-name="ro1">
          <table:table-cell office:value-type="float" office:value="55.875" calcext:value-type="float">
            <text:p>55.875</text:p>
          </table:table-cell>
          <table:table-cell office:value-type="float" office:value="8.17372672021892" calcext:value-type="float">
            <text:p>8.1737267202189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.29248954984449" calcext:value-type="float">
            <text:p>8.29248954984449</text:p>
          </table:table-cell>
        </table:table-row>
        <table:table-row table:style-name="ro1">
          <table:table-cell office:value-type="float" office:value="56.125" calcext:value-type="float">
            <text:p>56.125</text:p>
          </table:table-cell>
          <table:table-cell office:value-type="float" office:value="8.39948971238422" calcext:value-type="float">
            <text:p>8.39948971238422</text:p>
          </table:table-cell>
        </table:table-row>
        <table:table-row table:style-name="ro1">
          <table:table-cell office:value-type="float" office:value="56.25" calcext:value-type="float">
            <text:p>56.25</text:p>
          </table:table-cell>
          <table:table-cell office:value-type="float" office:value="8.30036868965775" calcext:value-type="float">
            <text:p>8.30036868965775</text:p>
          </table:table-cell>
        </table:table-row>
        <table:table-row table:style-name="ro1">
          <table:table-cell office:value-type="float" office:value="56.375" calcext:value-type="float">
            <text:p>56.375</text:p>
          </table:table-cell>
          <table:table-cell office:value-type="float" office:value="8.29393472075733" calcext:value-type="float">
            <text:p>8.29393472075733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8.29834881153366" calcext:value-type="float">
            <text:p>8.29834881153366</text:p>
          </table:table-cell>
        </table:table-row>
        <table:table-row table:style-name="ro1">
          <table:table-cell office:value-type="float" office:value="56.625" calcext:value-type="float">
            <text:p>56.625</text:p>
          </table:table-cell>
          <table:table-cell office:value-type="float" office:value="8.35959158801888" calcext:value-type="float">
            <text:p>8.35959158801888</text:p>
          </table:table-cell>
        </table:table-row>
        <table:table-row table:style-name="ro1">
          <table:table-cell office:value-type="float" office:value="56.75" calcext:value-type="float">
            <text:p>56.75</text:p>
          </table:table-cell>
          <table:table-cell office:value-type="float" office:value="8.30155706891548" calcext:value-type="float">
            <text:p>8.30155706891548</text:p>
          </table:table-cell>
        </table:table-row>
        <table:table-row table:style-name="ro1">
          <table:table-cell office:value-type="float" office:value="56.875" calcext:value-type="float">
            <text:p>56.875</text:p>
          </table:table-cell>
          <table:table-cell office:value-type="float" office:value="8.36102149819265" calcext:value-type="float">
            <text:p>8.3610214981926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.23209243714761" calcext:value-type="float">
            <text:p>8.23209243714761</text:p>
          </table:table-cell>
        </table:table-row>
        <table:table-row table:style-name="ro1">
          <table:table-cell office:value-type="float" office:value="57.125" calcext:value-type="float">
            <text:p>57.125</text:p>
          </table:table-cell>
          <table:table-cell office:value-type="float" office:value="8.31172106603397" calcext:value-type="float">
            <text:p>8.31172106603397</text:p>
          </table:table-cell>
        </table:table-row>
        <table:table-row table:style-name="ro1">
          <table:table-cell office:value-type="float" office:value="57.25" calcext:value-type="float">
            <text:p>57.25</text:p>
          </table:table-cell>
          <table:table-cell office:value-type="float" office:value="8.34377365738681" calcext:value-type="float">
            <text:p>8.34377365738681</text:p>
          </table:table-cell>
        </table:table-row>
        <table:table-row table:style-name="ro1">
          <table:table-cell office:value-type="float" office:value="57.375" calcext:value-type="float">
            <text:p>57.375</text:p>
          </table:table-cell>
          <table:table-cell office:value-type="float" office:value="8.3396673783436" calcext:value-type="float">
            <text:p>8.3396673783436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8.3785103796855" calcext:value-type="float">
            <text:p>8.3785103796855</text:p>
          </table:table-cell>
        </table:table-row>
        <table:table-row table:style-name="ro1">
          <table:table-cell office:value-type="float" office:value="57.625" calcext:value-type="float">
            <text:p>57.625</text:p>
          </table:table-cell>
          <table:table-cell office:value-type="float" office:value="8.28689023863247" calcext:value-type="float">
            <text:p>8.28689023863247</text:p>
          </table:table-cell>
        </table:table-row>
        <table:table-row table:style-name="ro1">
          <table:table-cell office:value-type="float" office:value="57.75" calcext:value-type="float">
            <text:p>57.75</text:p>
          </table:table-cell>
          <table:table-cell office:value-type="float" office:value="8.33086368122339" calcext:value-type="float">
            <text:p>8.33086368122339</text:p>
          </table:table-cell>
        </table:table-row>
        <table:table-row table:style-name="ro1">
          <table:table-cell office:value-type="float" office:value="57.875" calcext:value-type="float">
            <text:p>57.875</text:p>
          </table:table-cell>
          <table:table-cell office:value-type="float" office:value="8.36162596009929" calcext:value-type="float">
            <text:p>8.3616259600992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.35021374436381" calcext:value-type="float">
            <text:p>8.35021374436381</text:p>
          </table:table-cell>
        </table:table-row>
        <table:table-row table:style-name="ro1">
          <table:table-cell office:value-type="float" office:value="58.125" calcext:value-type="float">
            <text:p>58.125</text:p>
          </table:table-cell>
          <table:table-cell office:value-type="float" office:value="8.27507811109322" calcext:value-type="float">
            <text:p>8.27507811109322</text:p>
          </table:table-cell>
        </table:table-row>
        <table:table-row table:style-name="ro1">
          <table:table-cell office:value-type="float" office:value="58.25" calcext:value-type="float">
            <text:p>58.25</text:p>
          </table:table-cell>
          <table:table-cell office:value-type="float" office:value="8.2346223157007" calcext:value-type="float">
            <text:p>8.2346223157007</text:p>
          </table:table-cell>
        </table:table-row>
        <table:table-row table:style-name="ro1">
          <table:table-cell office:value-type="float" office:value="58.375" calcext:value-type="float">
            <text:p>58.375</text:p>
          </table:table-cell>
          <table:table-cell office:value-type="float" office:value="8.31153425160898" calcext:value-type="float">
            <text:p>8.31153425160898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8.29338098445009" calcext:value-type="float">
            <text:p>8.29338098445009</text:p>
          </table:table-cell>
        </table:table-row>
        <table:table-row table:style-name="ro1">
          <table:table-cell office:value-type="float" office:value="58.625" calcext:value-type="float">
            <text:p>58.625</text:p>
          </table:table-cell>
          <table:table-cell office:value-type="float" office:value="8.28473752965932" calcext:value-type="float">
            <text:p>8.28473752965932</text:p>
          </table:table-cell>
        </table:table-row>
        <table:table-row table:style-name="ro1">
          <table:table-cell office:value-type="float" office:value="58.75" calcext:value-type="float">
            <text:p>58.75</text:p>
          </table:table-cell>
          <table:table-cell office:value-type="float" office:value="8.12547676466812" calcext:value-type="float">
            <text:p>8.12547676466812</text:p>
          </table:table-cell>
        </table:table-row>
        <table:table-row table:style-name="ro1">
          <table:table-cell office:value-type="float" office:value="58.875" calcext:value-type="float">
            <text:p>58.875</text:p>
          </table:table-cell>
          <table:table-cell office:value-type="float" office:value="8.21169865021314" calcext:value-type="float">
            <text:p>8.211698650213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.237819269498" calcext:value-type="float">
            <text:p>8.237819269498</text:p>
          </table:table-cell>
        </table:table-row>
        <table:table-row table:style-name="ro1">
          <table:table-cell office:value-type="float" office:value="59.125" calcext:value-type="float">
            <text:p>59.125</text:p>
          </table:table-cell>
          <table:table-cell office:value-type="float" office:value="8.27999488925362" calcext:value-type="float">
            <text:p>8.27999488925362</text:p>
          </table:table-cell>
        </table:table-row>
        <table:table-row table:style-name="ro1">
          <table:table-cell office:value-type="float" office:value="59.25" calcext:value-type="float">
            <text:p>59.25</text:p>
          </table:table-cell>
          <table:table-cell office:value-type="float" office:value="8.23118700445176" calcext:value-type="float">
            <text:p>8.23118700445176</text:p>
          </table:table-cell>
        </table:table-row>
        <table:table-row table:style-name="ro1">
          <table:table-cell office:value-type="float" office:value="59.375" calcext:value-type="float">
            <text:p>59.375</text:p>
          </table:table-cell>
          <table:table-cell office:value-type="float" office:value="8.13039872002226" calcext:value-type="float">
            <text:p>8.13039872002226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8.34022825795034" calcext:value-type="float">
            <text:p>8.34022825795034</text:p>
          </table:table-cell>
        </table:table-row>
        <table:table-row table:style-name="ro1">
          <table:table-cell office:value-type="float" office:value="59.625" calcext:value-type="float">
            <text:p>59.625</text:p>
          </table:table-cell>
          <table:table-cell office:value-type="float" office:value="8.40117187585597" calcext:value-type="float">
            <text:p>8.40117187585597</text:p>
          </table:table-cell>
        </table:table-row>
        <table:table-row table:style-name="ro1">
          <table:table-cell office:value-type="float" office:value="59.75" calcext:value-type="float">
            <text:p>59.75</text:p>
          </table:table-cell>
          <table:table-cell office:value-type="float" office:value="8.49665748380135" calcext:value-type="float">
            <text:p>8.49665748380135</text:p>
          </table:table-cell>
        </table:table-row>
        <table:table-row table:style-name="ro1">
          <table:table-cell office:value-type="float" office:value="59.875" calcext:value-type="float">
            <text:p>59.875</text:p>
          </table:table-cell>
          <table:table-cell office:value-type="float" office:value="8.49236546800128" calcext:value-type="float">
            <text:p>8.492365468001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44897945133298" calcext:value-type="float">
            <text:p>8.44897945133298</text:p>
          </table:table-cell>
        </table:table-row>
        <table:table-row table:style-name="ro1">
          <table:table-cell office:value-type="float" office:value="60.125" calcext:value-type="float">
            <text:p>60.125</text:p>
          </table:table-cell>
          <table:table-cell office:value-type="float" office:value="8.23184667384167" calcext:value-type="float">
            <text:p>8.23184667384167</text:p>
          </table:table-cell>
        </table:table-row>
        <table:table-row table:style-name="ro1">
          <table:table-cell office:value-type="float" office:value="60.25" calcext:value-type="float">
            <text:p>60.25</text:p>
          </table:table-cell>
          <table:table-cell office:value-type="float" office:value="8.05247219655929" calcext:value-type="float">
            <text:p>8.05247219655929</text:p>
          </table:table-cell>
        </table:table-row>
        <table:table-row table:style-name="ro1">
          <table:table-cell office:value-type="float" office:value="60.375" calcext:value-type="float">
            <text:p>60.375</text:p>
          </table:table-cell>
          <table:table-cell office:value-type="float" office:value="8.10732985041231" calcext:value-type="float">
            <text:p>8.10732985041231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8.11181822352787" calcext:value-type="float">
            <text:p>8.11181822352787</text:p>
          </table:table-cell>
        </table:table-row>
        <table:table-row table:style-name="ro1">
          <table:table-cell office:value-type="float" office:value="60.625" calcext:value-type="float">
            <text:p>60.625</text:p>
          </table:table-cell>
          <table:table-cell office:value-type="float" office:value="8.07553329264524" calcext:value-type="float">
            <text:p>8.07553329264524</text:p>
          </table:table-cell>
        </table:table-row>
        <table:table-row table:style-name="ro1">
          <table:table-cell office:value-type="float" office:value="60.75" calcext:value-type="float">
            <text:p>60.75</text:p>
          </table:table-cell>
          <table:table-cell office:value-type="float" office:value="8.19231249918591" calcext:value-type="float">
            <text:p>8.19231249918591</text:p>
          </table:table-cell>
        </table:table-row>
        <table:table-row table:style-name="ro1">
          <table:table-cell office:value-type="float" office:value="60.875" calcext:value-type="float">
            <text:p>60.875</text:p>
          </table:table-cell>
          <table:table-cell office:value-type="float" office:value="8.14717013915861" calcext:value-type="float">
            <text:p>8.1471701391586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.17718703477624" calcext:value-type="float">
            <text:p>8.17718703477624</text:p>
          </table:table-cell>
        </table:table-row>
        <table:table-row table:style-name="ro1">
          <table:table-cell office:value-type="float" office:value="61.125" calcext:value-type="float">
            <text:p>61.125</text:p>
          </table:table-cell>
          <table:table-cell office:value-type="float" office:value="8.1900097078961" calcext:value-type="float">
            <text:p>8.1900097078961</text:p>
          </table:table-cell>
        </table:table-row>
        <table:table-row table:style-name="ro1">
          <table:table-cell office:value-type="float" office:value="61.25" calcext:value-type="float">
            <text:p>61.25</text:p>
          </table:table-cell>
          <table:table-cell office:value-type="float" office:value="8.06498502537933" calcext:value-type="float">
            <text:p>8.06498502537933</text:p>
          </table:table-cell>
        </table:table-row>
        <table:table-row table:style-name="ro1">
          <table:table-cell office:value-type="float" office:value="61.375" calcext:value-type="float">
            <text:p>61.375</text:p>
          </table:table-cell>
          <table:table-cell office:value-type="float" office:value="8.06878428953092" calcext:value-type="float">
            <text:p>8.06878428953092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8.24315987993606" calcext:value-type="float">
            <text:p>8.24315987993606</text:p>
          </table:table-cell>
        </table:table-row>
        <table:table-row table:style-name="ro1">
          <table:table-cell office:value-type="float" office:value="61.625" calcext:value-type="float">
            <text:p>61.625</text:p>
          </table:table-cell>
          <table:table-cell office:value-type="float" office:value="8.14895944039314" calcext:value-type="float">
            <text:p>8.14895944039314</text:p>
          </table:table-cell>
        </table:table-row>
        <table:table-row table:style-name="ro1">
          <table:table-cell office:value-type="float" office:value="61.75" calcext:value-type="float">
            <text:p>61.75</text:p>
          </table:table-cell>
          <table:table-cell office:value-type="float" office:value="8.11204960832134" calcext:value-type="float">
            <text:p>8.11204960832134</text:p>
          </table:table-cell>
        </table:table-row>
        <table:table-row table:style-name="ro1">
          <table:table-cell office:value-type="float" office:value="61.875" calcext:value-type="float">
            <text:p>61.875</text:p>
          </table:table-cell>
          <table:table-cell office:value-type="float" office:value="8.19385069259027" calcext:value-type="float">
            <text:p>8.1938506925902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.19833374166608" calcext:value-type="float">
            <text:p>8.19833374166608</text:p>
          </table:table-cell>
        </table:table-row>
        <table:table-row table:style-name="ro1">
          <table:table-cell office:value-type="float" office:value="62.125" calcext:value-type="float">
            <text:p>62.125</text:p>
          </table:table-cell>
          <table:table-cell office:value-type="float" office:value="8.26937080372693" calcext:value-type="float">
            <text:p>8.26937080372693</text:p>
          </table:table-cell>
        </table:table-row>
        <table:table-row table:style-name="ro1">
          <table:table-cell office:value-type="float" office:value="62.25" calcext:value-type="float">
            <text:p>62.25</text:p>
          </table:table-cell>
          <table:table-cell office:value-type="float" office:value="8.33351012897198" calcext:value-type="float">
            <text:p>8.33351012897198</text:p>
          </table:table-cell>
        </table:table-row>
        <table:table-row table:style-name="ro1">
          <table:table-cell office:value-type="float" office:value="62.375" calcext:value-type="float">
            <text:p>62.375</text:p>
          </table:table-cell>
          <table:table-cell office:value-type="float" office:value="8.14755392577798" calcext:value-type="float">
            <text:p>8.14755392577798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8.27643004556692" calcext:value-type="float">
            <text:p>8.27643004556692</text:p>
          </table:table-cell>
        </table:table-row>
        <table:table-row table:style-name="ro1">
          <table:table-cell office:value-type="float" office:value="62.625" calcext:value-type="float">
            <text:p>62.625</text:p>
          </table:table-cell>
          <table:table-cell office:value-type="float" office:value="8.29600266120069" calcext:value-type="float">
            <text:p>8.29600266120069</text:p>
          </table:table-cell>
        </table:table-row>
        <table:table-row table:style-name="ro1">
          <table:table-cell office:value-type="float" office:value="62.75" calcext:value-type="float">
            <text:p>62.75</text:p>
          </table:table-cell>
          <table:table-cell office:value-type="float" office:value="8.26027180317611" calcext:value-type="float">
            <text:p>8.26027180317611</text:p>
          </table:table-cell>
        </table:table-row>
        <table:table-row table:style-name="ro1">
          <table:table-cell office:value-type="float" office:value="62.875" calcext:value-type="float">
            <text:p>62.875</text:p>
          </table:table-cell>
          <table:table-cell office:value-type="float" office:value="8.26394254635083" calcext:value-type="float">
            <text:p>8.2639425463508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.25950097851529" calcext:value-type="float">
            <text:p>8.25950097851529</text:p>
          </table:table-cell>
        </table:table-row>
        <table:table-row table:style-name="ro1">
          <table:table-cell office:value-type="float" office:value="63.125" calcext:value-type="float">
            <text:p>63.125</text:p>
          </table:table-cell>
          <table:table-cell office:value-type="float" office:value="8.28665266407526" calcext:value-type="float">
            <text:p>8.28665266407526</text:p>
          </table:table-cell>
        </table:table-row>
        <table:table-row table:style-name="ro1">
          <table:table-cell office:value-type="float" office:value="63.25" calcext:value-type="float">
            <text:p>63.25</text:p>
          </table:table-cell>
          <table:table-cell office:value-type="float" office:value="8.31494395079531" calcext:value-type="float">
            <text:p>8.31494395079531</text:p>
          </table:table-cell>
        </table:table-row>
        <table:table-row table:style-name="ro1">
          <table:table-cell office:value-type="float" office:value="63.375" calcext:value-type="float">
            <text:p>63.375</text:p>
          </table:table-cell>
          <table:table-cell office:value-type="float" office:value="8.29616645355214" calcext:value-type="float">
            <text:p>8.29616645355214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8.1901154695958" calcext:value-type="float">
            <text:p>8.1901154695958</text:p>
          </table:table-cell>
        </table:table-row>
        <table:table-row table:style-name="ro1">
          <table:table-cell office:value-type="float" office:value="63.625" calcext:value-type="float">
            <text:p>63.625</text:p>
          </table:table-cell>
          <table:table-cell office:value-type="float" office:value="8.22856643441233" calcext:value-type="float">
            <text:p>8.22856643441233</text:p>
          </table:table-cell>
        </table:table-row>
        <table:table-row table:style-name="ro1">
          <table:table-cell office:value-type="float" office:value="63.75" calcext:value-type="float">
            <text:p>63.75</text:p>
          </table:table-cell>
          <table:table-cell office:value-type="float" office:value="8.31342178329102" calcext:value-type="float">
            <text:p>8.31342178329102</text:p>
          </table:table-cell>
        </table:table-row>
        <table:table-row table:style-name="ro1">
          <table:table-cell office:value-type="float" office:value="63.875" calcext:value-type="float">
            <text:p>63.875</text:p>
          </table:table-cell>
          <table:table-cell office:value-type="float" office:value="8.33637625149479" calcext:value-type="float">
            <text:p>8.336376251494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.30716385407112" calcext:value-type="float">
            <text:p>8.30716385407112</text:p>
          </table:table-cell>
        </table:table-row>
        <table:table-row table:style-name="ro1">
          <table:table-cell office:value-type="float" office:value="64.125" calcext:value-type="float">
            <text:p>64.125</text:p>
          </table:table-cell>
          <table:table-cell office:value-type="float" office:value="8.19757127017762" calcext:value-type="float">
            <text:p>8.19757127017762</text:p>
          </table:table-cell>
        </table:table-row>
        <table:table-row table:style-name="ro1">
          <table:table-cell office:value-type="float" office:value="64.25" calcext:value-type="float">
            <text:p>64.25</text:p>
          </table:table-cell>
          <table:table-cell office:value-type="float" office:value="8.28318524868702" calcext:value-type="float">
            <text:p>8.28318524868702</text:p>
          </table:table-cell>
        </table:table-row>
        <table:table-row table:style-name="ro1">
          <table:table-cell office:value-type="float" office:value="64.375" calcext:value-type="float">
            <text:p>64.375</text:p>
          </table:table-cell>
          <table:table-cell office:value-type="float" office:value="8.27386389938553" calcext:value-type="float">
            <text:p>8.27386389938553</text:p>
          </table:table-cell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8.3068378728966" calcext:value-type="float">
            <text:p>8.3068378728966</text:p>
          </table:table-cell>
        </table:table-row>
        <table:table-row table:style-name="ro1">
          <table:table-cell office:value-type="float" office:value="64.625" calcext:value-type="float">
            <text:p>64.625</text:p>
          </table:table-cell>
          <table:table-cell office:value-type="float" office:value="8.1993713354756" calcext:value-type="float">
            <text:p>8.1993713354756</text:p>
          </table:table-cell>
        </table:table-row>
        <table:table-row table:style-name="ro1">
          <table:table-cell office:value-type="float" office:value="64.75" calcext:value-type="float">
            <text:p>64.75</text:p>
          </table:table-cell>
          <table:table-cell office:value-type="float" office:value="8.24206560093789" calcext:value-type="float">
            <text:p>8.24206560093789</text:p>
          </table:table-cell>
        </table:table-row>
        <table:table-row table:style-name="ro1">
          <table:table-cell office:value-type="float" office:value="64.875" calcext:value-type="float">
            <text:p>64.875</text:p>
          </table:table-cell>
          <table:table-cell office:value-type="float" office:value="8.36838036781672" calcext:value-type="float">
            <text:p>8.368380367816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.27042823221855" calcext:value-type="float">
            <text:p>8.27042823221855</text:p>
          </table:table-cell>
        </table:table-row>
        <table:table-row table:style-name="ro1">
          <table:table-cell office:value-type="float" office:value="65.125" calcext:value-type="float">
            <text:p>65.125</text:p>
          </table:table-cell>
          <table:table-cell office:value-type="float" office:value="8.27601754628116" calcext:value-type="float">
            <text:p>8.27601754628116</text:p>
          </table:table-cell>
        </table:table-row>
        <table:table-row table:style-name="ro1">
          <table:table-cell office:value-type="float" office:value="65.25" calcext:value-type="float">
            <text:p>65.25</text:p>
          </table:table-cell>
          <table:table-cell office:value-type="float" office:value="8.23986155687566" calcext:value-type="float">
            <text:p>8.23986155687566</text:p>
          </table:table-cell>
        </table:table-row>
        <table:table-row table:style-name="ro1">
          <table:table-cell office:value-type="float" office:value="65.375" calcext:value-type="float">
            <text:p>65.375</text:p>
          </table:table-cell>
          <table:table-cell office:value-type="float" office:value="8.23850324959848" calcext:value-type="float">
            <text:p>8.23850324959848</text:p>
          </table:table-cell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8.2674207249254" calcext:value-type="float">
            <text:p>8.2674207249254</text:p>
          </table:table-cell>
        </table:table-row>
        <table:table-row table:style-name="ro1">
          <table:table-cell office:value-type="float" office:value="65.625" calcext:value-type="float">
            <text:p>65.625</text:p>
          </table:table-cell>
          <table:table-cell office:value-type="float" office:value="8.34140378620476" calcext:value-type="float">
            <text:p>8.34140378620476</text:p>
          </table:table-cell>
        </table:table-row>
        <table:table-row table:style-name="ro1">
          <table:table-cell office:value-type="float" office:value="65.75" calcext:value-type="float">
            <text:p>65.75</text:p>
          </table:table-cell>
          <table:table-cell office:value-type="float" office:value="8.28974798150818" calcext:value-type="float">
            <text:p>8.28974798150818</text:p>
          </table:table-cell>
        </table:table-row>
        <table:table-row table:style-name="ro1">
          <table:table-cell office:value-type="float" office:value="65.875" calcext:value-type="float">
            <text:p>65.875</text:p>
          </table:table-cell>
          <table:table-cell office:value-type="float" office:value="8.20800512888652" calcext:value-type="float">
            <text:p>8.208005128886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.35816423029262" calcext:value-type="float">
            <text:p>8.35816423029262</text:p>
          </table:table-cell>
        </table:table-row>
        <table:table-row table:style-name="ro1">
          <table:table-cell office:value-type="float" office:value="66.125" calcext:value-type="float">
            <text:p>66.125</text:p>
          </table:table-cell>
          <table:table-cell office:value-type="float" office:value="8.31274761998231" calcext:value-type="float">
            <text:p>8.31274761998231</text:p>
          </table:table-cell>
        </table:table-row>
        <table:table-row table:style-name="ro1">
          <table:table-cell office:value-type="float" office:value="66.25" calcext:value-type="float">
            <text:p>66.25</text:p>
          </table:table-cell>
          <table:table-cell office:value-type="float" office:value="8.33188529486638" calcext:value-type="float">
            <text:p>8.33188529486638</text:p>
          </table:table-cell>
        </table:table-row>
        <table:table-row table:style-name="ro1">
          <table:table-cell office:value-type="float" office:value="66.375" calcext:value-type="float">
            <text:p>66.375</text:p>
          </table:table-cell>
          <table:table-cell office:value-type="float" office:value="8.30470097950902" calcext:value-type="float">
            <text:p>8.30470097950902</text:p>
          </table:table-cell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8.32595492109722" calcext:value-type="float">
            <text:p>8.32595492109722</text:p>
          </table:table-cell>
        </table:table-row>
        <table:table-row table:style-name="ro1">
          <table:table-cell office:value-type="float" office:value="66.625" calcext:value-type="float">
            <text:p>66.625</text:p>
          </table:table-cell>
          <table:table-cell office:value-type="float" office:value="8.35810679412517" calcext:value-type="float">
            <text:p>8.35810679412517</text:p>
          </table:table-cell>
        </table:table-row>
        <table:table-row table:style-name="ro1">
          <table:table-cell office:value-type="float" office:value="66.75" calcext:value-type="float">
            <text:p>66.75</text:p>
          </table:table-cell>
          <table:table-cell office:value-type="float" office:value="8.36183247918341" calcext:value-type="float">
            <text:p>8.36183247918341</text:p>
          </table:table-cell>
        </table:table-row>
        <table:table-row table:style-name="ro1">
          <table:table-cell office:value-type="float" office:value="66.875" calcext:value-type="float">
            <text:p>66.875</text:p>
          </table:table-cell>
          <table:table-cell office:value-type="float" office:value="8.41620391710801" calcext:value-type="float">
            <text:p>8.4162039171080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.25376065305178" calcext:value-type="float">
            <text:p>8.25376065305178</text:p>
          </table:table-cell>
        </table:table-row>
        <table:table-row table:style-name="ro1">
          <table:table-cell office:value-type="float" office:value="67.125" calcext:value-type="float">
            <text:p>67.125</text:p>
          </table:table-cell>
          <table:table-cell office:value-type="float" office:value="8.29579330119498" calcext:value-type="float">
            <text:p>8.29579330119498</text:p>
          </table:table-cell>
        </table:table-row>
        <table:table-row table:style-name="ro1">
          <table:table-cell office:value-type="float" office:value="67.25" calcext:value-type="float">
            <text:p>67.25</text:p>
          </table:table-cell>
          <table:table-cell office:value-type="float" office:value="8.39071705404758" calcext:value-type="float">
            <text:p>8.39071705404758</text:p>
          </table:table-cell>
        </table:table-row>
        <table:table-row table:style-name="ro1">
          <table:table-cell office:value-type="float" office:value="67.375" calcext:value-type="float">
            <text:p>67.375</text:p>
          </table:table-cell>
          <table:table-cell office:value-type="float" office:value="8.42314924005066" calcext:value-type="float">
            <text:p>8.42314924005066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8.3243244325595" calcext:value-type="float">
            <text:p>8.3243244325595</text:p>
          </table:table-cell>
        </table:table-row>
        <table:table-row table:style-name="ro1">
          <table:table-cell office:value-type="float" office:value="67.625" calcext:value-type="float">
            <text:p>67.625</text:p>
          </table:table-cell>
          <table:table-cell office:value-type="float" office:value="8.29466545114887" calcext:value-type="float">
            <text:p>8.29466545114887</text:p>
          </table:table-cell>
        </table:table-row>
        <table:table-row table:style-name="ro1">
          <table:table-cell office:value-type="float" office:value="67.75" calcext:value-type="float">
            <text:p>67.75</text:p>
          </table:table-cell>
          <table:table-cell office:value-type="float" office:value="8.41830726765456" calcext:value-type="float">
            <text:p>8.41830726765456</text:p>
          </table:table-cell>
        </table:table-row>
        <table:table-row table:style-name="ro1">
          <table:table-cell office:value-type="float" office:value="67.875" calcext:value-type="float">
            <text:p>67.875</text:p>
          </table:table-cell>
          <table:table-cell office:value-type="float" office:value="8.35388910023192" calcext:value-type="float">
            <text:p>8.3538891002319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.37104977787711" calcext:value-type="float">
            <text:p>8.37104977787711</text:p>
          </table:table-cell>
        </table:table-row>
        <table:table-row table:style-name="ro1">
          <table:table-cell office:value-type="float" office:value="68.125" calcext:value-type="float">
            <text:p>68.125</text:p>
          </table:table-cell>
          <table:table-cell office:value-type="float" office:value="8.26430821359265" calcext:value-type="float">
            <text:p>8.26430821359265</text:p>
          </table:table-cell>
        </table:table-row>
        <table:table-row table:style-name="ro1">
          <table:table-cell office:value-type="float" office:value="68.25" calcext:value-type="float">
            <text:p>68.25</text:p>
          </table:table-cell>
          <table:table-cell office:value-type="float" office:value="8.32262759227893" calcext:value-type="float">
            <text:p>8.32262759227893</text:p>
          </table:table-cell>
        </table:table-row>
        <table:table-row table:style-name="ro1">
          <table:table-cell office:value-type="float" office:value="68.375" calcext:value-type="float">
            <text:p>68.375</text:p>
          </table:table-cell>
          <table:table-cell office:value-type="float" office:value="8.40144122038939" calcext:value-type="float">
            <text:p>8.40144122038939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8.38040331658756" calcext:value-type="float">
            <text:p>8.38040331658756</text:p>
          </table:table-cell>
        </table:table-row>
        <table:table-row table:style-name="ro1">
          <table:table-cell office:value-type="float" office:value="68.625" calcext:value-type="float">
            <text:p>68.625</text:p>
          </table:table-cell>
          <table:table-cell office:value-type="float" office:value="8.33607302394655" calcext:value-type="float">
            <text:p>8.33607302394655</text:p>
          </table:table-cell>
        </table:table-row>
        <table:table-row table:style-name="ro1">
          <table:table-cell office:value-type="float" office:value="68.75" calcext:value-type="float">
            <text:p>68.75</text:p>
          </table:table-cell>
          <table:table-cell office:value-type="float" office:value="8.2600440254863" calcext:value-type="float">
            <text:p>8.2600440254863</text:p>
          </table:table-cell>
        </table:table-row>
        <table:table-row table:style-name="ro1">
          <table:table-cell office:value-type="float" office:value="68.875" calcext:value-type="float">
            <text:p>68.875</text:p>
          </table:table-cell>
          <table:table-cell office:value-type="float" office:value="8.35609052339681" calcext:value-type="float">
            <text:p>8.3560905233968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.33382552012004" calcext:value-type="float">
            <text:p>8.33382552012004</text:p>
          </table:table-cell>
        </table:table-row>
        <table:table-row table:style-name="ro1">
          <table:table-cell office:value-type="float" office:value="69.125" calcext:value-type="float">
            <text:p>69.125</text:p>
          </table:table-cell>
          <table:table-cell office:value-type="float" office:value="8.39647914878091" calcext:value-type="float">
            <text:p>8.39647914878091</text:p>
          </table:table-cell>
        </table:table-row>
        <table:table-row table:style-name="ro1">
          <table:table-cell office:value-type="float" office:value="69.25" calcext:value-type="float">
            <text:p>69.25</text:p>
          </table:table-cell>
          <table:table-cell office:value-type="float" office:value="8.31560562419771" calcext:value-type="float">
            <text:p>8.31560562419771</text:p>
          </table:table-cell>
        </table:table-row>
        <table:table-row table:style-name="ro1">
          <table:table-cell office:value-type="float" office:value="69.375" calcext:value-type="float">
            <text:p>69.375</text:p>
          </table:table-cell>
          <table:table-cell office:value-type="float" office:value="8.291852767546" calcext:value-type="float">
            <text:p>8.291852767546</text:p>
          </table:table-cell>
        </table:table-row>
        <table:table-row table:style-name="ro1">
          <table:table-cell office:value-type="float" office:value="69.5" calcext:value-type="float">
            <text:p>69.5</text:p>
          </table:table-cell>
          <table:table-cell office:value-type="float" office:value="8.41407776348249" calcext:value-type="float">
            <text:p>8.41407776348249</text:p>
          </table:table-cell>
        </table:table-row>
        <table:table-row table:style-name="ro1">
          <table:table-cell office:value-type="float" office:value="69.625" calcext:value-type="float">
            <text:p>69.625</text:p>
          </table:table-cell>
          <table:table-cell office:value-type="float" office:value="8.33841625357029" calcext:value-type="float">
            <text:p>8.33841625357029</text:p>
          </table:table-cell>
        </table:table-row>
        <table:table-row table:style-name="ro1">
          <table:table-cell office:value-type="float" office:value="69.75" calcext:value-type="float">
            <text:p>69.75</text:p>
          </table:table-cell>
          <table:table-cell office:value-type="float" office:value="8.33110435748141" calcext:value-type="float">
            <text:p>8.33110435748141</text:p>
          </table:table-cell>
        </table:table-row>
        <table:table-row table:style-name="ro1">
          <table:table-cell office:value-type="float" office:value="69.875" calcext:value-type="float">
            <text:p>69.875</text:p>
          </table:table-cell>
          <table:table-cell office:value-type="float" office:value="8.28440677784904" calcext:value-type="float">
            <text:p>8.284406777849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29100963887343" calcext:value-type="float">
            <text:p>8.29100963887343</text:p>
          </table:table-cell>
        </table:table-row>
        <table:table-row table:style-name="ro1">
          <table:table-cell office:value-type="float" office:value="70.125" calcext:value-type="float">
            <text:p>70.125</text:p>
          </table:table-cell>
          <table:table-cell office:value-type="float" office:value="8.33889691779026" calcext:value-type="float">
            <text:p>8.33889691779026</text:p>
          </table:table-cell>
        </table:table-row>
        <table:table-row table:style-name="ro1">
          <table:table-cell office:value-type="float" office:value="70.25" calcext:value-type="float">
            <text:p>70.25</text:p>
          </table:table-cell>
          <table:table-cell office:value-type="float" office:value="8.42237216242302" calcext:value-type="float">
            <text:p>8.42237216242302</text:p>
          </table:table-cell>
        </table:table-row>
        <table:table-row table:style-name="ro1">
          <table:table-cell office:value-type="float" office:value="70.375" calcext:value-type="float">
            <text:p>70.375</text:p>
          </table:table-cell>
          <table:table-cell office:value-type="float" office:value="8.37688938686313" calcext:value-type="float">
            <text:p>8.37688938686313</text:p>
          </table:table-cell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8.23858894117464" calcext:value-type="float">
            <text:p>8.23858894117464</text:p>
          </table:table-cell>
        </table:table-row>
        <table:table-row table:style-name="ro1">
          <table:table-cell office:value-type="float" office:value="70.625" calcext:value-type="float">
            <text:p>70.625</text:p>
          </table:table-cell>
          <table:table-cell office:value-type="float" office:value="8.39124890826774" calcext:value-type="float">
            <text:p>8.39124890826774</text:p>
          </table:table-cell>
        </table:table-row>
        <table:table-row table:style-name="ro1">
          <table:table-cell office:value-type="float" office:value="70.75" calcext:value-type="float">
            <text:p>70.75</text:p>
          </table:table-cell>
          <table:table-cell office:value-type="float" office:value="8.37863003075793" calcext:value-type="float">
            <text:p>8.37863003075793</text:p>
          </table:table-cell>
        </table:table-row>
        <table:table-row table:style-name="ro1">
          <table:table-cell office:value-type="float" office:value="70.875" calcext:value-type="float">
            <text:p>70.875</text:p>
          </table:table-cell>
          <table:table-cell office:value-type="float" office:value="8.38459574726576" calcext:value-type="float">
            <text:p>8.3845957472657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.30296300811313" calcext:value-type="float">
            <text:p>8.30296300811313</text:p>
          </table:table-cell>
        </table:table-row>
        <table:table-row table:style-name="ro1">
          <table:table-cell office:value-type="float" office:value="71.125" calcext:value-type="float">
            <text:p>71.125</text:p>
          </table:table-cell>
          <table:table-cell office:value-type="float" office:value="8.32639852380242" calcext:value-type="float">
            <text:p>8.32639852380242</text:p>
          </table:table-cell>
        </table:table-row>
        <table:table-row table:style-name="ro1">
          <table:table-cell office:value-type="float" office:value="71.25" calcext:value-type="float">
            <text:p>71.25</text:p>
          </table:table-cell>
          <table:table-cell office:value-type="float" office:value="8.39646996979257" calcext:value-type="float">
            <text:p>8.39646996979257</text:p>
          </table:table-cell>
        </table:table-row>
        <table:table-row table:style-name="ro1">
          <table:table-cell office:value-type="float" office:value="71.375" calcext:value-type="float">
            <text:p>71.375</text:p>
          </table:table-cell>
          <table:table-cell office:value-type="float" office:value="8.4167379092227" calcext:value-type="float">
            <text:p>8.4167379092227</text:p>
          </table:table-cell>
        </table:table-row>
        <table:table-row table:style-name="ro1">
          <table:table-cell office:value-type="float" office:value="71.5" calcext:value-type="float">
            <text:p>71.5</text:p>
          </table:table-cell>
          <table:table-cell office:value-type="float" office:value="8.38418418330189" calcext:value-type="float">
            <text:p>8.38418418330189</text:p>
          </table:table-cell>
        </table:table-row>
        <table:table-row table:style-name="ro1">
          <table:table-cell office:value-type="float" office:value="71.625" calcext:value-type="float">
            <text:p>71.625</text:p>
          </table:table-cell>
          <table:table-cell office:value-type="float" office:value="8.25302050201532" calcext:value-type="float">
            <text:p>8.25302050201532</text:p>
          </table:table-cell>
        </table:table-row>
        <table:table-row table:style-name="ro1">
          <table:table-cell office:value-type="float" office:value="71.75" calcext:value-type="float">
            <text:p>71.75</text:p>
          </table:table-cell>
          <table:table-cell office:value-type="float" office:value="8.31691561412445" calcext:value-type="float">
            <text:p>8.31691561412445</text:p>
          </table:table-cell>
        </table:table-row>
        <table:table-row table:style-name="ro1">
          <table:table-cell office:value-type="float" office:value="71.875" calcext:value-type="float">
            <text:p>71.875</text:p>
          </table:table-cell>
          <table:table-cell office:value-type="float" office:value="8.41858772332237" calcext:value-type="float">
            <text:p>8.418587723322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.39287701775443" calcext:value-type="float">
            <text:p>8.39287701775443</text:p>
          </table:table-cell>
        </table:table-row>
        <table:table-row table:style-name="ro1">
          <table:table-cell office:value-type="float" office:value="72.125" calcext:value-type="float">
            <text:p>72.125</text:p>
          </table:table-cell>
          <table:table-cell office:value-type="float" office:value="8.31970709961662" calcext:value-type="float">
            <text:p>8.31970709961662</text:p>
          </table:table-cell>
        </table:table-row>
        <table:table-row table:style-name="ro1">
          <table:table-cell office:value-type="float" office:value="72.25" calcext:value-type="float">
            <text:p>72.25</text:p>
          </table:table-cell>
          <table:table-cell office:value-type="float" office:value="8.32377466028776" calcext:value-type="float">
            <text:p>8.32377466028776</text:p>
          </table:table-cell>
        </table:table-row>
        <table:table-row table:style-name="ro1">
          <table:table-cell office:value-type="float" office:value="72.375" calcext:value-type="float">
            <text:p>72.375</text:p>
          </table:table-cell>
          <table:table-cell office:value-type="float" office:value="8.42641752169823" calcext:value-type="float">
            <text:p>8.42641752169823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8.31508630648983" calcext:value-type="float">
            <text:p>8.31508630648983</text:p>
          </table:table-cell>
        </table:table-row>
        <table:table-row table:style-name="ro1">
          <table:table-cell office:value-type="float" office:value="72.625" calcext:value-type="float">
            <text:p>72.625</text:p>
          </table:table-cell>
          <table:table-cell office:value-type="float" office:value="8.35666102525954" calcext:value-type="float">
            <text:p>8.35666102525954</text:p>
          </table:table-cell>
        </table:table-row>
        <table:table-row table:style-name="ro1">
          <table:table-cell office:value-type="float" office:value="72.75" calcext:value-type="float">
            <text:p>72.75</text:p>
          </table:table-cell>
          <table:table-cell office:value-type="float" office:value="8.26190448622386" calcext:value-type="float">
            <text:p>8.26190448622386</text:p>
          </table:table-cell>
        </table:table-row>
        <table:table-row table:style-name="ro1">
          <table:table-cell office:value-type="float" office:value="72.875" calcext:value-type="float">
            <text:p>72.875</text:p>
          </table:table-cell>
          <table:table-cell office:value-type="float" office:value="8.27372309223341" calcext:value-type="float">
            <text:p>8.273723092233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.35134962200692" calcext:value-type="float">
            <text:p>8.35134962200692</text:p>
          </table:table-cell>
        </table:table-row>
        <table:table-row table:style-name="ro1">
          <table:table-cell office:value-type="float" office:value="73.125" calcext:value-type="float">
            <text:p>73.125</text:p>
          </table:table-cell>
          <table:table-cell office:value-type="float" office:value="8.36736922305657" calcext:value-type="float">
            <text:p>8.36736922305657</text:p>
          </table:table-cell>
        </table:table-row>
        <table:table-row table:style-name="ro1">
          <table:table-cell office:value-type="float" office:value="73.25" calcext:value-type="float">
            <text:p>73.25</text:p>
          </table:table-cell>
          <table:table-cell office:value-type="float" office:value="8.32502462749499" calcext:value-type="float">
            <text:p>8.32502462749499</text:p>
          </table:table-cell>
        </table:table-row>
        <table:table-row table:style-name="ro1">
          <table:table-cell office:value-type="float" office:value="73.375" calcext:value-type="float">
            <text:p>73.375</text:p>
          </table:table-cell>
          <table:table-cell office:value-type="float" office:value="8.26618808450922" calcext:value-type="float">
            <text:p>8.26618808450922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8.27993505135416" calcext:value-type="float">
            <text:p>8.27993505135416</text:p>
          </table:table-cell>
        </table:table-row>
        <table:table-row table:style-name="ro1">
          <table:table-cell office:value-type="float" office:value="73.625" calcext:value-type="float">
            <text:p>73.625</text:p>
          </table:table-cell>
          <table:table-cell office:value-type="float" office:value="8.30558018200642" calcext:value-type="float">
            <text:p>8.30558018200642</text:p>
          </table:table-cell>
        </table:table-row>
        <table:table-row table:style-name="ro1">
          <table:table-cell office:value-type="float" office:value="73.75" calcext:value-type="float">
            <text:p>73.75</text:p>
          </table:table-cell>
          <table:table-cell office:value-type="float" office:value="8.34218466882725" calcext:value-type="float">
            <text:p>8.34218466882725</text:p>
          </table:table-cell>
        </table:table-row>
        <table:table-row table:style-name="ro1">
          <table:table-cell office:value-type="float" office:value="73.875" calcext:value-type="float">
            <text:p>73.875</text:p>
          </table:table-cell>
          <table:table-cell office:value-type="float" office:value="8.27472372743558" calcext:value-type="float">
            <text:p>8.2747237274355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.23477817144284" calcext:value-type="float">
            <text:p>8.23477817144284</text:p>
          </table:table-cell>
        </table:table-row>
        <table:table-row table:style-name="ro1">
          <table:table-cell office:value-type="float" office:value="74.125" calcext:value-type="float">
            <text:p>74.125</text:p>
          </table:table-cell>
          <table:table-cell office:value-type="float" office:value="8.35623729220456" calcext:value-type="float">
            <text:p>8.35623729220456</text:p>
          </table:table-cell>
        </table:table-row>
        <table:table-row table:style-name="ro1">
          <table:table-cell office:value-type="float" office:value="74.25" calcext:value-type="float">
            <text:p>74.25</text:p>
          </table:table-cell>
          <table:table-cell office:value-type="float" office:value="8.33015951828555" calcext:value-type="float">
            <text:p>8.33015951828555</text:p>
          </table:table-cell>
        </table:table-row>
        <table:table-row table:style-name="ro1">
          <table:table-cell office:value-type="float" office:value="74.375" calcext:value-type="float">
            <text:p>74.375</text:p>
          </table:table-cell>
          <table:table-cell office:value-type="float" office:value="8.31389560674606" calcext:value-type="float">
            <text:p>8.31389560674606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8.21999740390991" calcext:value-type="float">
            <text:p>8.21999740390991</text:p>
          </table:table-cell>
        </table:table-row>
        <table:table-row table:style-name="ro1">
          <table:table-cell office:value-type="float" office:value="74.625" calcext:value-type="float">
            <text:p>74.625</text:p>
          </table:table-cell>
          <table:table-cell office:value-type="float" office:value="8.24165124750308" calcext:value-type="float">
            <text:p>8.24165124750308</text:p>
          </table:table-cell>
        </table:table-row>
        <table:table-row table:style-name="ro1">
          <table:table-cell office:value-type="float" office:value="74.75" calcext:value-type="float">
            <text:p>74.75</text:p>
          </table:table-cell>
          <table:table-cell office:value-type="float" office:value="8.30070209168433" calcext:value-type="float">
            <text:p>8.30070209168433</text:p>
          </table:table-cell>
        </table:table-row>
        <table:table-row table:style-name="ro1">
          <table:table-cell office:value-type="float" office:value="74.875" calcext:value-type="float">
            <text:p>74.875</text:p>
          </table:table-cell>
          <table:table-cell office:value-type="float" office:value="8.39700320015289" calcext:value-type="float">
            <text:p>8.3970032001528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.28102208644322" calcext:value-type="float">
            <text:p>8.28102208644322</text:p>
          </table:table-cell>
        </table:table-row>
        <table:table-row table:style-name="ro1">
          <table:table-cell office:value-type="float" office:value="75.125" calcext:value-type="float">
            <text:p>75.125</text:p>
          </table:table-cell>
          <table:table-cell office:value-type="float" office:value="8.24358110153326" calcext:value-type="float">
            <text:p>8.24358110153326</text:p>
          </table:table-cell>
        </table:table-row>
        <table:table-row table:style-name="ro1">
          <table:table-cell office:value-type="float" office:value="75.25" calcext:value-type="float">
            <text:p>75.25</text:p>
          </table:table-cell>
          <table:table-cell office:value-type="float" office:value="8.37949380607334" calcext:value-type="float">
            <text:p>8.37949380607334</text:p>
          </table:table-cell>
        </table:table-row>
        <table:table-row table:style-name="ro1">
          <table:table-cell office:value-type="float" office:value="75.375" calcext:value-type="float">
            <text:p>75.375</text:p>
          </table:table-cell>
          <table:table-cell office:value-type="float" office:value="8.32122408273116" calcext:value-type="float">
            <text:p>8.32122408273116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float" office:value="8.29318537925491" calcext:value-type="float">
            <text:p>8.29318537925491</text:p>
          </table:table-cell>
        </table:table-row>
        <table:table-row table:style-name="ro1">
          <table:table-cell office:value-type="float" office:value="75.625" calcext:value-type="float">
            <text:p>75.625</text:p>
          </table:table-cell>
          <table:table-cell office:value-type="float" office:value="8.27178655476967" calcext:value-type="float">
            <text:p>8.27178655476967</text:p>
          </table:table-cell>
        </table:table-row>
        <table:table-row table:style-name="ro1">
          <table:table-cell office:value-type="float" office:value="75.75" calcext:value-type="float">
            <text:p>75.75</text:p>
          </table:table-cell>
          <table:table-cell office:value-type="float" office:value="8.31818638271568" calcext:value-type="float">
            <text:p>8.31818638271568</text:p>
          </table:table-cell>
        </table:table-row>
        <table:table-row table:style-name="ro1">
          <table:table-cell office:value-type="float" office:value="75.875" calcext:value-type="float">
            <text:p>75.875</text:p>
          </table:table-cell>
          <table:table-cell office:value-type="float" office:value="8.35047505955203" calcext:value-type="float">
            <text:p>8.3504750595520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.39069855436637" calcext:value-type="float">
            <text:p>8.39069855436637</text:p>
          </table:table-cell>
        </table:table-row>
        <table:table-row table:style-name="ro1">
          <table:table-cell office:value-type="float" office:value="76.125" calcext:value-type="float">
            <text:p>76.125</text:p>
          </table:table-cell>
          <table:table-cell office:value-type="float" office:value="8.35746288159484" calcext:value-type="float">
            <text:p>8.35746288159484</text:p>
          </table:table-cell>
        </table:table-row>
        <table:table-row table:style-name="ro1">
          <table:table-cell office:value-type="float" office:value="76.25" calcext:value-type="float">
            <text:p>76.25</text:p>
          </table:table-cell>
          <table:table-cell office:value-type="float" office:value="8.24253198574957" calcext:value-type="float">
            <text:p>8.24253198574957</text:p>
          </table:table-cell>
        </table:table-row>
        <table:table-row table:style-name="ro1">
          <table:table-cell office:value-type="float" office:value="76.375" calcext:value-type="float">
            <text:p>76.375</text:p>
          </table:table-cell>
          <table:table-cell office:value-type="float" office:value="8.31018835948944" calcext:value-type="float">
            <text:p>8.31018835948944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float" office:value="8.35635223855581" calcext:value-type="float">
            <text:p>8.35635223855581</text:p>
          </table:table-cell>
        </table:table-row>
        <table:table-row table:style-name="ro1">
          <table:table-cell office:value-type="float" office:value="76.625" calcext:value-type="float">
            <text:p>76.625</text:p>
          </table:table-cell>
          <table:table-cell office:value-type="float" office:value="8.37247686227744" calcext:value-type="float">
            <text:p>8.37247686227744</text:p>
          </table:table-cell>
        </table:table-row>
        <table:table-row table:style-name="ro1">
          <table:table-cell office:value-type="float" office:value="76.75" calcext:value-type="float">
            <text:p>76.75</text:p>
          </table:table-cell>
          <table:table-cell office:value-type="float" office:value="8.31690186394745" calcext:value-type="float">
            <text:p>8.31690186394745</text:p>
          </table:table-cell>
        </table:table-row>
        <table:table-row table:style-name="ro1">
          <table:table-cell office:value-type="float" office:value="76.875" calcext:value-type="float">
            <text:p>76.875</text:p>
          </table:table-cell>
          <table:table-cell office:value-type="float" office:value="8.3351021458613" calcext:value-type="float">
            <text:p>8.33510214586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.36158014668682" calcext:value-type="float">
            <text:p>8.36158014668682</text:p>
          </table:table-cell>
        </table:table-row>
        <table:table-row table:style-name="ro1">
          <table:table-cell office:value-type="float" office:value="77.125" calcext:value-type="float">
            <text:p>77.125</text:p>
          </table:table-cell>
          <table:table-cell office:value-type="float" office:value="8.35480657766737" calcext:value-type="float">
            <text:p>8.35480657766737</text:p>
          </table:table-cell>
        </table:table-row>
        <table:table-row table:style-name="ro1">
          <table:table-cell office:value-type="float" office:value="77.25" calcext:value-type="float">
            <text:p>77.25</text:p>
          </table:table-cell>
          <table:table-cell office:value-type="float" office:value="8.37246419751604" calcext:value-type="float">
            <text:p>8.37246419751604</text:p>
          </table:table-cell>
        </table:table-row>
        <table:table-row table:style-name="ro1">
          <table:table-cell office:value-type="float" office:value="77.375" calcext:value-type="float">
            <text:p>77.375</text:p>
          </table:table-cell>
          <table:table-cell office:value-type="float" office:value="8.26238647546371" calcext:value-type="float">
            <text:p>8.26238647546371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8.28128072430167" calcext:value-type="float">
            <text:p>8.28128072430167</text:p>
          </table:table-cell>
        </table:table-row>
        <table:table-row table:style-name="ro1">
          <table:table-cell office:value-type="float" office:value="77.625" calcext:value-type="float">
            <text:p>77.625</text:p>
          </table:table-cell>
          <table:table-cell office:value-type="float" office:value="8.38038821917506" calcext:value-type="float">
            <text:p>8.38038821917506</text:p>
          </table:table-cell>
        </table:table-row>
        <table:table-row table:style-name="ro1">
          <table:table-cell office:value-type="float" office:value="77.75" calcext:value-type="float">
            <text:p>77.75</text:p>
          </table:table-cell>
          <table:table-cell office:value-type="float" office:value="8.40948186450721" calcext:value-type="float">
            <text:p>8.40948186450721</text:p>
          </table:table-cell>
        </table:table-row>
        <table:table-row table:style-name="ro1">
          <table:table-cell office:value-type="float" office:value="77.875" calcext:value-type="float">
            <text:p>77.875</text:p>
          </table:table-cell>
          <table:table-cell office:value-type="float" office:value="8.38143616429535" calcext:value-type="float">
            <text:p>8.381436164295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.26918416040425" calcext:value-type="float">
            <text:p>8.26918416040425</text:p>
          </table:table-cell>
        </table:table-row>
        <table:table-row table:style-name="ro1">
          <table:table-cell office:value-type="float" office:value="78.125" calcext:value-type="float">
            <text:p>78.125</text:p>
          </table:table-cell>
          <table:table-cell office:value-type="float" office:value="8.37550222616623" calcext:value-type="float">
            <text:p>8.37550222616623</text:p>
          </table:table-cell>
        </table:table-row>
        <table:table-row table:style-name="ro1">
          <table:table-cell office:value-type="float" office:value="78.25" calcext:value-type="float">
            <text:p>78.25</text:p>
          </table:table-cell>
          <table:table-cell office:value-type="float" office:value="8.38126800842465" calcext:value-type="float">
            <text:p>8.38126800842465</text:p>
          </table:table-cell>
        </table:table-row>
        <table:table-row table:style-name="ro1">
          <table:table-cell office:value-type="float" office:value="78.375" calcext:value-type="float">
            <text:p>78.375</text:p>
          </table:table-cell>
          <table:table-cell office:value-type="float" office:value="8.35642670626464" calcext:value-type="float">
            <text:p>8.35642670626464</text:p>
          </table:table-cell>
        </table:table-row>
        <table:table-row table:style-name="ro1">
          <table:table-cell office:value-type="float" office:value="78.5" calcext:value-type="float">
            <text:p>78.5</text:p>
          </table:table-cell>
          <table:table-cell office:value-type="float" office:value="8.28329231133467" calcext:value-type="float">
            <text:p>8.28329231133467</text:p>
          </table:table-cell>
        </table:table-row>
        <table:table-row table:style-name="ro1">
          <table:table-cell office:value-type="float" office:value="78.625" calcext:value-type="float">
            <text:p>78.625</text:p>
          </table:table-cell>
          <table:table-cell office:value-type="float" office:value="8.32157669760563" calcext:value-type="float">
            <text:p>8.32157669760563</text:p>
          </table:table-cell>
        </table:table-row>
        <table:table-row table:style-name="ro1">
          <table:table-cell office:value-type="float" office:value="78.75" calcext:value-type="float">
            <text:p>78.75</text:p>
          </table:table-cell>
          <table:table-cell office:value-type="float" office:value="8.39223792010605" calcext:value-type="float">
            <text:p>8.39223792010605</text:p>
          </table:table-cell>
        </table:table-row>
        <table:table-row table:style-name="ro1">
          <table:table-cell office:value-type="float" office:value="78.875" calcext:value-type="float">
            <text:p>78.875</text:p>
          </table:table-cell>
          <table:table-cell office:value-type="float" office:value="8.3999330334477" calcext:value-type="float">
            <text:p>8.399933033447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.34540785916752" calcext:value-type="float">
            <text:p>8.34540785916752</text:p>
          </table:table-cell>
        </table:table-row>
        <table:table-row table:style-name="ro1">
          <table:table-cell office:value-type="float" office:value="79.125" calcext:value-type="float">
            <text:p>79.125</text:p>
          </table:table-cell>
          <table:table-cell office:value-type="float" office:value="8.25502661535498" calcext:value-type="float">
            <text:p>8.25502661535498</text:p>
          </table:table-cell>
        </table:table-row>
        <table:table-row table:style-name="ro1">
          <table:table-cell office:value-type="float" office:value="79.25" calcext:value-type="float">
            <text:p>79.25</text:p>
          </table:table-cell>
          <table:table-cell office:value-type="float" office:value="8.33135643064227" calcext:value-type="float">
            <text:p>8.33135643064227</text:p>
          </table:table-cell>
        </table:table-row>
        <table:table-row table:style-name="ro1">
          <table:table-cell office:value-type="float" office:value="79.375" calcext:value-type="float">
            <text:p>79.375</text:p>
          </table:table-cell>
          <table:table-cell office:value-type="float" office:value="8.33635857555227" calcext:value-type="float">
            <text:p>8.33635857555227</text:p>
          </table:table-cell>
        </table:table-row>
        <table:table-row table:style-name="ro1">
          <table:table-cell office:value-type="float" office:value="79.5" calcext:value-type="float">
            <text:p>79.5</text:p>
          </table:table-cell>
          <table:table-cell office:value-type="float" office:value="8.34263215572176" calcext:value-type="float">
            <text:p>8.34263215572176</text:p>
          </table:table-cell>
        </table:table-row>
        <table:table-row table:style-name="ro1">
          <table:table-cell office:value-type="float" office:value="79.625" calcext:value-type="float">
            <text:p>79.625</text:p>
          </table:table-cell>
          <table:table-cell office:value-type="float" office:value="8.31585534589944" calcext:value-type="float">
            <text:p>8.31585534589944</text:p>
          </table:table-cell>
        </table:table-row>
        <table:table-row table:style-name="ro1">
          <table:table-cell office:value-type="float" office:value="79.75" calcext:value-type="float">
            <text:p>79.75</text:p>
          </table:table-cell>
          <table:table-cell office:value-type="float" office:value="8.25957609707622" calcext:value-type="float">
            <text:p>8.25957609707622</text:p>
          </table:table-cell>
        </table:table-row>
        <table:table-row table:style-name="ro1">
          <table:table-cell office:value-type="float" office:value="79.875" calcext:value-type="float">
            <text:p>79.875</text:p>
          </table:table-cell>
          <table:table-cell office:value-type="float" office:value="8.39031355669748" calcext:value-type="float">
            <text:p>8.390313556697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.33440899120732" calcext:value-type="float">
            <text:p>8.33440899120732</text:p>
          </table:table-cell>
        </table:table-row>
        <table:table-row table:style-name="ro1">
          <table:table-cell office:value-type="float" office:value="80.125" calcext:value-type="float">
            <text:p>80.125</text:p>
          </table:table-cell>
          <table:table-cell office:value-type="float" office:value="8.30214321603654" calcext:value-type="float">
            <text:p>8.30214321603654</text:p>
          </table:table-cell>
        </table:table-row>
        <table:table-row table:style-name="ro1">
          <table:table-cell office:value-type="float" office:value="80.25" calcext:value-type="float">
            <text:p>80.25</text:p>
          </table:table-cell>
          <table:table-cell office:value-type="float" office:value="8.26334425258864" calcext:value-type="float">
            <text:p>8.26334425258864</text:p>
          </table:table-cell>
        </table:table-row>
        <table:table-row table:style-name="ro1">
          <table:table-cell office:value-type="float" office:value="80.375" calcext:value-type="float">
            <text:p>80.375</text:p>
          </table:table-cell>
          <table:table-cell office:value-type="float" office:value="8.29176190272595" calcext:value-type="float">
            <text:p>8.29176190272595</text:p>
          </table:table-cell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8.2879978417198" calcext:value-type="float">
            <text:p>8.2879978417198</text:p>
          </table:table-cell>
        </table:table-row>
        <table:table-row table:style-name="ro1">
          <table:table-cell office:value-type="float" office:value="80.625" calcext:value-type="float">
            <text:p>80.625</text:p>
          </table:table-cell>
          <table:table-cell office:value-type="float" office:value="8.36237923566164" calcext:value-type="float">
            <text:p>8.36237923566164</text:p>
          </table:table-cell>
        </table:table-row>
        <table:table-row table:style-name="ro1">
          <table:table-cell office:value-type="float" office:value="80.75" calcext:value-type="float">
            <text:p>80.75</text:p>
          </table:table-cell>
          <table:table-cell office:value-type="float" office:value="8.39542520508105" calcext:value-type="float">
            <text:p>8.39542520508105</text:p>
          </table:table-cell>
        </table:table-row>
        <table:table-row table:style-name="ro1">
          <table:table-cell office:value-type="float" office:value="80.875" calcext:value-type="float">
            <text:p>80.875</text:p>
          </table:table-cell>
          <table:table-cell office:value-type="float" office:value="8.21151318971771" calcext:value-type="float">
            <text:p>8.2115131897177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.33293666362999" calcext:value-type="float">
            <text:p>8.33293666362999</text:p>
          </table:table-cell>
        </table:table-row>
        <table:table-row table:style-name="ro1">
          <table:table-cell office:value-type="float" office:value="81.125" calcext:value-type="float">
            <text:p>81.125</text:p>
          </table:table-cell>
          <table:table-cell office:value-type="float" office:value="8.3883230441337" calcext:value-type="float">
            <text:p>8.3883230441337</text:p>
          </table:table-cell>
        </table:table-row>
        <table:table-row table:style-name="ro1">
          <table:table-cell office:value-type="float" office:value="81.25" calcext:value-type="float">
            <text:p>81.25</text:p>
          </table:table-cell>
          <table:table-cell office:value-type="float" office:value="8.31755798108999" calcext:value-type="float">
            <text:p>8.31755798108999</text:p>
          </table:table-cell>
        </table:table-row>
        <table:table-row table:style-name="ro1">
          <table:table-cell office:value-type="float" office:value="81.375" calcext:value-type="float">
            <text:p>81.375</text:p>
          </table:table-cell>
          <table:table-cell office:value-type="float" office:value="8.27597474152469" calcext:value-type="float">
            <text:p>8.27597474152469</text:p>
          </table:table-cell>
        </table:table-row>
        <table:table-row table:style-name="ro1">
          <table:table-cell office:value-type="float" office:value="81.5" calcext:value-type="float">
            <text:p>81.5</text:p>
          </table:table-cell>
          <table:table-cell office:value-type="float" office:value="8.30286114459045" calcext:value-type="float">
            <text:p>8.30286114459045</text:p>
          </table:table-cell>
        </table:table-row>
        <table:table-row table:style-name="ro1">
          <table:table-cell office:value-type="float" office:value="81.625" calcext:value-type="float">
            <text:p>81.625</text:p>
          </table:table-cell>
          <table:table-cell office:value-type="float" office:value="8.34952613324341" calcext:value-type="float">
            <text:p>8.34952613324341</text:p>
          </table:table-cell>
        </table:table-row>
        <table:table-row table:style-name="ro1">
          <table:table-cell office:value-type="float" office:value="81.75" calcext:value-type="float">
            <text:p>81.75</text:p>
          </table:table-cell>
          <table:table-cell office:value-type="float" office:value="8.35954654700474" calcext:value-type="float">
            <text:p>8.35954654700474</text:p>
          </table:table-cell>
        </table:table-row>
        <table:table-row table:style-name="ro1">
          <table:table-cell office:value-type="float" office:value="81.875" calcext:value-type="float">
            <text:p>81.875</text:p>
          </table:table-cell>
          <table:table-cell office:value-type="float" office:value="8.36611272208501" calcext:value-type="float">
            <text:p>8.366112722085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.18872719279817" calcext:value-type="float">
            <text:p>8.18872719279817</text:p>
          </table:table-cell>
        </table:table-row>
        <table:table-row table:style-name="ro1">
          <table:table-cell office:value-type="float" office:value="82.125" calcext:value-type="float">
            <text:p>82.125</text:p>
          </table:table-cell>
          <table:table-cell office:value-type="float" office:value="8.27965892226137" calcext:value-type="float">
            <text:p>8.27965892226137</text:p>
          </table:table-cell>
        </table:table-row>
        <table:table-row table:style-name="ro1">
          <table:table-cell office:value-type="float" office:value="82.25" calcext:value-type="float">
            <text:p>82.25</text:p>
          </table:table-cell>
          <table:table-cell office:value-type="float" office:value="8.37994766388486" calcext:value-type="float">
            <text:p>8.37994766388486</text:p>
          </table:table-cell>
        </table:table-row>
        <table:table-row table:style-name="ro1">
          <table:table-cell office:value-type="float" office:value="82.375" calcext:value-type="float">
            <text:p>82.375</text:p>
          </table:table-cell>
          <table:table-cell office:value-type="float" office:value="8.29395982019302" calcext:value-type="float">
            <text:p>8.29395982019302</text:p>
          </table:table-cell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8.29542790073539" calcext:value-type="float">
            <text:p>8.29542790073539</text:p>
          </table:table-cell>
        </table:table-row>
        <table:table-row table:style-name="ro1">
          <table:table-cell office:value-type="float" office:value="82.625" calcext:value-type="float">
            <text:p>82.625</text:p>
          </table:table-cell>
          <table:table-cell office:value-type="float" office:value="8.25666814370507" calcext:value-type="float">
            <text:p>8.25666814370507</text:p>
          </table:table-cell>
        </table:table-row>
        <table:table-row table:style-name="ro1">
          <table:table-cell office:value-type="float" office:value="82.75" calcext:value-type="float">
            <text:p>82.75</text:p>
          </table:table-cell>
          <table:table-cell office:value-type="float" office:value="8.35450260029178" calcext:value-type="float">
            <text:p>8.35450260029178</text:p>
          </table:table-cell>
        </table:table-row>
        <table:table-row table:style-name="ro1">
          <table:table-cell office:value-type="float" office:value="82.875" calcext:value-type="float">
            <text:p>82.875</text:p>
          </table:table-cell>
          <table:table-cell office:value-type="float" office:value="8.32713986339062" calcext:value-type="float">
            <text:p>8.3271398633906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.31300861985297" calcext:value-type="float">
            <text:p>8.31300861985297</text:p>
          </table:table-cell>
        </table:table-row>
        <table:table-row table:style-name="ro1">
          <table:table-cell office:value-type="float" office:value="83.125" calcext:value-type="float">
            <text:p>83.125</text:p>
          </table:table-cell>
          <table:table-cell office:value-type="float" office:value="8.23109891129305" calcext:value-type="float">
            <text:p>8.23109891129305</text:p>
          </table:table-cell>
        </table:table-row>
        <table:table-row table:style-name="ro1">
          <table:table-cell office:value-type="float" office:value="83.25" calcext:value-type="float">
            <text:p>83.25</text:p>
          </table:table-cell>
          <table:table-cell office:value-type="float" office:value="8.29358949131729" calcext:value-type="float">
            <text:p>8.29358949131729</text:p>
          </table:table-cell>
        </table:table-row>
        <table:table-row table:style-name="ro1">
          <table:table-cell office:value-type="float" office:value="83.375" calcext:value-type="float">
            <text:p>83.375</text:p>
          </table:table-cell>
          <table:table-cell office:value-type="float" office:value="8.33701875547519" calcext:value-type="float">
            <text:p>8.33701875547519</text:p>
          </table:table-cell>
        </table:table-row>
        <table:table-row table:style-name="ro1">
          <table:table-cell office:value-type="float" office:value="83.5" calcext:value-type="float">
            <text:p>83.5</text:p>
          </table:table-cell>
          <table:table-cell office:value-type="float" office:value="8.31141067330618" calcext:value-type="float">
            <text:p>8.31141067330618</text:p>
          </table:table-cell>
        </table:table-row>
        <table:table-row table:style-name="ro1">
          <table:table-cell office:value-type="float" office:value="83.625" calcext:value-type="float">
            <text:p>83.625</text:p>
          </table:table-cell>
          <table:table-cell office:value-type="float" office:value="8.31597486399618" calcext:value-type="float">
            <text:p>8.31597486399618</text:p>
          </table:table-cell>
        </table:table-row>
        <table:table-row table:style-name="ro1">
          <table:table-cell office:value-type="float" office:value="83.75" calcext:value-type="float">
            <text:p>83.75</text:p>
          </table:table-cell>
          <table:table-cell office:value-type="float" office:value="8.22867430076967" calcext:value-type="float">
            <text:p>8.22867430076967</text:p>
          </table:table-cell>
        </table:table-row>
        <table:table-row table:style-name="ro1">
          <table:table-cell office:value-type="float" office:value="83.875" calcext:value-type="float">
            <text:p>83.875</text:p>
          </table:table-cell>
          <table:table-cell office:value-type="float" office:value="8.25302139414794" calcext:value-type="float">
            <text:p>8.2530213941479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.3056473768002" calcext:value-type="float">
            <text:p>8.3056473768002</text:p>
          </table:table-cell>
        </table:table-row>
        <table:table-row table:style-name="ro1">
          <table:table-cell office:value-type="float" office:value="84.125" calcext:value-type="float">
            <text:p>84.125</text:p>
          </table:table-cell>
          <table:table-cell office:value-type="float" office:value="8.31947652400525" calcext:value-type="float">
            <text:p>8.31947652400525</text:p>
          </table:table-cell>
        </table:table-row>
        <table:table-row table:style-name="ro1">
          <table:table-cell office:value-type="float" office:value="84.25" calcext:value-type="float">
            <text:p>84.25</text:p>
          </table:table-cell>
          <table:table-cell office:value-type="float" office:value="8.28743204416825" calcext:value-type="float">
            <text:p>8.28743204416825</text:p>
          </table:table-cell>
        </table:table-row>
        <table:table-row table:style-name="ro1">
          <table:table-cell office:value-type="float" office:value="84.375" calcext:value-type="float">
            <text:p>84.375</text:p>
          </table:table-cell>
          <table:table-cell office:value-type="float" office:value="8.21475624334268" calcext:value-type="float">
            <text:p>8.21475624334268</text:p>
          </table:table-cell>
        </table:table-row>
        <table:table-row table:style-name="ro1">
          <table:table-cell office:value-type="float" office:value="84.5" calcext:value-type="float">
            <text:p>84.5</text:p>
          </table:table-cell>
          <table:table-cell office:value-type="float" office:value="8.35965184880025" calcext:value-type="float">
            <text:p>8.35965184880025</text:p>
          </table:table-cell>
        </table:table-row>
        <table:table-row table:style-name="ro1">
          <table:table-cell office:value-type="float" office:value="84.625" calcext:value-type="float">
            <text:p>84.625</text:p>
          </table:table-cell>
          <table:table-cell office:value-type="float" office:value="8.3231813092603" calcext:value-type="float">
            <text:p>8.3231813092603</text:p>
          </table:table-cell>
        </table:table-row>
        <table:table-row table:style-name="ro1">
          <table:table-cell office:value-type="float" office:value="84.75" calcext:value-type="float">
            <text:p>84.75</text:p>
          </table:table-cell>
          <table:table-cell office:value-type="float" office:value="8.31126378149338" calcext:value-type="float">
            <text:p>8.31126378149338</text:p>
          </table:table-cell>
        </table:table-row>
        <table:table-row table:style-name="ro1">
          <table:table-cell office:value-type="float" office:value="84.875" calcext:value-type="float">
            <text:p>84.875</text:p>
          </table:table-cell>
          <table:table-cell office:value-type="float" office:value="8.21775582390523" calcext:value-type="float">
            <text:p>8.2177558239052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.28895763767679" calcext:value-type="float">
            <text:p>8.28895763767679</text:p>
          </table:table-cell>
        </table:table-row>
        <table:table-row table:style-name="ro1">
          <table:table-cell office:value-type="float" office:value="85.125" calcext:value-type="float">
            <text:p>85.125</text:p>
          </table:table-cell>
          <table:table-cell office:value-type="float" office:value="8.32370374863349" calcext:value-type="float">
            <text:p>8.32370374863349</text:p>
          </table:table-cell>
        </table:table-row>
        <table:table-row table:style-name="ro1">
          <table:table-cell office:value-type="float" office:value="85.25" calcext:value-type="float">
            <text:p>85.25</text:p>
          </table:table-cell>
          <table:table-cell office:value-type="float" office:value="8.36964255238834" calcext:value-type="float">
            <text:p>8.36964255238834</text:p>
          </table:table-cell>
        </table:table-row>
        <table:table-row table:style-name="ro1">
          <table:table-cell office:value-type="float" office:value="85.375" calcext:value-type="float">
            <text:p>85.375</text:p>
          </table:table-cell>
          <table:table-cell office:value-type="float" office:value="8.35020569794459" calcext:value-type="float">
            <text:p>8.35020569794459</text:p>
          </table:table-cell>
        </table:table-row>
        <table:table-row table:style-name="ro1">
          <table:table-cell office:value-type="float" office:value="85.5" calcext:value-type="float">
            <text:p>85.5</text:p>
          </table:table-cell>
          <table:table-cell office:value-type="float" office:value="8.23722260013071" calcext:value-type="float">
            <text:p>8.23722260013071</text:p>
          </table:table-cell>
        </table:table-row>
        <table:table-row table:style-name="ro1">
          <table:table-cell office:value-type="float" office:value="85.625" calcext:value-type="float">
            <text:p>85.625</text:p>
          </table:table-cell>
          <table:table-cell office:value-type="float" office:value="8.35564460079215" calcext:value-type="float">
            <text:p>8.35564460079215</text:p>
          </table:table-cell>
        </table:table-row>
        <table:table-row table:style-name="ro1">
          <table:table-cell office:value-type="float" office:value="85.75" calcext:value-type="float">
            <text:p>85.75</text:p>
          </table:table-cell>
          <table:table-cell office:value-type="float" office:value="8.43254352131353" calcext:value-type="float">
            <text:p>8.43254352131353</text:p>
          </table:table-cell>
        </table:table-row>
        <table:table-row table:style-name="ro1">
          <table:table-cell office:value-type="float" office:value="85.875" calcext:value-type="float">
            <text:p>85.875</text:p>
          </table:table-cell>
          <table:table-cell office:value-type="float" office:value="8.31093548539079" calcext:value-type="float">
            <text:p>8.3109354853907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.28773336413056" calcext:value-type="float">
            <text:p>8.28773336413056</text:p>
          </table:table-cell>
        </table:table-row>
        <table:table-row table:style-name="ro1">
          <table:table-cell office:value-type="float" office:value="86.125" calcext:value-type="float">
            <text:p>86.125</text:p>
          </table:table-cell>
          <table:table-cell office:value-type="float" office:value="8.37362872626733" calcext:value-type="float">
            <text:p>8.37362872626733</text:p>
          </table:table-cell>
        </table:table-row>
        <table:table-row table:style-name="ro1">
          <table:table-cell office:value-type="float" office:value="86.25" calcext:value-type="float">
            <text:p>86.25</text:p>
          </table:table-cell>
          <table:table-cell office:value-type="float" office:value="8.37122681043944" calcext:value-type="float">
            <text:p>8.37122681043944</text:p>
          </table:table-cell>
        </table:table-row>
        <table:table-row table:style-name="ro1">
          <table:table-cell office:value-type="float" office:value="86.375" calcext:value-type="float">
            <text:p>86.375</text:p>
          </table:table-cell>
          <table:table-cell office:value-type="float" office:value="8.3466846199655" calcext:value-type="float">
            <text:p>8.3466846199655</text:p>
          </table:table-cell>
        </table:table-row>
        <table:table-row table:style-name="ro1">
          <table:table-cell office:value-type="float" office:value="86.5" calcext:value-type="float">
            <text:p>86.5</text:p>
          </table:table-cell>
          <table:table-cell office:value-type="float" office:value="8.41642644202161" calcext:value-type="float">
            <text:p>8.41642644202161</text:p>
          </table:table-cell>
        </table:table-row>
        <table:table-row table:style-name="ro1">
          <table:table-cell office:value-type="float" office:value="86.625" calcext:value-type="float">
            <text:p>86.625</text:p>
          </table:table-cell>
          <table:table-cell office:value-type="float" office:value="8.24211389000915" calcext:value-type="float">
            <text:p>8.24211389000915</text:p>
          </table:table-cell>
        </table:table-row>
        <table:table-row table:style-name="ro1">
          <table:table-cell office:value-type="float" office:value="86.75" calcext:value-type="float">
            <text:p>86.75</text:p>
          </table:table-cell>
          <table:table-cell office:value-type="float" office:value="8.3337993557376" calcext:value-type="float">
            <text:p>8.3337993557376</text:p>
          </table:table-cell>
        </table:table-row>
        <table:table-row table:style-name="ro1">
          <table:table-cell office:value-type="float" office:value="86.875" calcext:value-type="float">
            <text:p>86.875</text:p>
          </table:table-cell>
          <table:table-cell office:value-type="float" office:value="8.3870277118179" calcext:value-type="float">
            <text:p>8.387027711817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.36140592079557" calcext:value-type="float">
            <text:p>8.36140592079557</text:p>
          </table:table-cell>
        </table:table-row>
        <table:table-row table:style-name="ro1">
          <table:table-cell office:value-type="float" office:value="87.125" calcext:value-type="float">
            <text:p>87.125</text:p>
          </table:table-cell>
          <table:table-cell office:value-type="float" office:value="8.37598515821392" calcext:value-type="float">
            <text:p>8.37598515821392</text:p>
          </table:table-cell>
        </table:table-row>
        <table:table-row table:style-name="ro1">
          <table:table-cell office:value-type="float" office:value="87.25" calcext:value-type="float">
            <text:p>87.25</text:p>
          </table:table-cell>
          <table:table-cell office:value-type="float" office:value="8.34288421907791" calcext:value-type="float">
            <text:p>8.34288421907791</text:p>
          </table:table-cell>
        </table:table-row>
        <table:table-row table:style-name="ro1">
          <table:table-cell office:value-type="float" office:value="87.375" calcext:value-type="float">
            <text:p>87.375</text:p>
          </table:table-cell>
          <table:table-cell office:value-type="float" office:value="8.35958498497616" calcext:value-type="float">
            <text:p>8.35958498497616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8.37984148814799" calcext:value-type="float">
            <text:p>8.37984148814799</text:p>
          </table:table-cell>
        </table:table-row>
        <table:table-row table:style-name="ro1">
          <table:table-cell office:value-type="float" office:value="87.625" calcext:value-type="float">
            <text:p>87.625</text:p>
          </table:table-cell>
          <table:table-cell office:value-type="float" office:value="8.3853935767182" calcext:value-type="float">
            <text:p>8.3853935767182</text:p>
          </table:table-cell>
        </table:table-row>
        <table:table-row table:style-name="ro1">
          <table:table-cell office:value-type="float" office:value="87.75" calcext:value-type="float">
            <text:p>87.75</text:p>
          </table:table-cell>
          <table:table-cell office:value-type="float" office:value="8.2846051520943" calcext:value-type="float">
            <text:p>8.2846051520943</text:p>
          </table:table-cell>
        </table:table-row>
        <table:table-row table:style-name="ro1">
          <table:table-cell office:value-type="float" office:value="87.875" calcext:value-type="float">
            <text:p>87.875</text:p>
          </table:table-cell>
          <table:table-cell office:value-type="float" office:value="8.3455792581256" calcext:value-type="float">
            <text:p>8.345579258125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.36005883011025" calcext:value-type="float">
            <text:p>8.36005883011025</text:p>
          </table:table-cell>
        </table:table-row>
        <table:table-row table:style-name="ro1">
          <table:table-cell office:value-type="float" office:value="88.125" calcext:value-type="float">
            <text:p>88.125</text:p>
          </table:table-cell>
          <table:table-cell office:value-type="float" office:value="8.38065091129678" calcext:value-type="float">
            <text:p>8.38065091129678</text:p>
          </table:table-cell>
        </table:table-row>
        <table:table-row table:style-name="ro1">
          <table:table-cell office:value-type="float" office:value="88.25" calcext:value-type="float">
            <text:p>88.25</text:p>
          </table:table-cell>
          <table:table-cell office:value-type="float" office:value="8.3959931808225" calcext:value-type="float">
            <text:p>8.3959931808225</text:p>
          </table:table-cell>
        </table:table-row>
        <table:table-row table:style-name="ro1">
          <table:table-cell office:value-type="float" office:value="88.375" calcext:value-type="float">
            <text:p>88.375</text:p>
          </table:table-cell>
          <table:table-cell office:value-type="float" office:value="8.2320604269527" calcext:value-type="float">
            <text:p>8.2320604269527</text:p>
          </table:table-cell>
        </table:table-row>
        <table:table-row table:style-name="ro1">
          <table:table-cell office:value-type="float" office:value="88.5" calcext:value-type="float">
            <text:p>88.5</text:p>
          </table:table-cell>
          <table:table-cell office:value-type="float" office:value="8.34032153646877" calcext:value-type="float">
            <text:p>8.34032153646877</text:p>
          </table:table-cell>
        </table:table-row>
        <table:table-row table:style-name="ro1">
          <table:table-cell office:value-type="float" office:value="88.625" calcext:value-type="float">
            <text:p>88.625</text:p>
          </table:table-cell>
          <table:table-cell office:value-type="float" office:value="8.39442745027832" calcext:value-type="float">
            <text:p>8.39442745027832</text:p>
          </table:table-cell>
        </table:table-row>
        <table:table-row table:style-name="ro1">
          <table:table-cell office:value-type="float" office:value="88.75" calcext:value-type="float">
            <text:p>88.75</text:p>
          </table:table-cell>
          <table:table-cell office:value-type="float" office:value="8.3972308898041" calcext:value-type="float">
            <text:p>8.3972308898041</text:p>
          </table:table-cell>
        </table:table-row>
        <table:table-row table:style-name="ro1">
          <table:table-cell office:value-type="float" office:value="88.875" calcext:value-type="float">
            <text:p>88.875</text:p>
          </table:table-cell>
          <table:table-cell office:value-type="float" office:value="8.32900204330425" calcext:value-type="float">
            <text:p>8.3290020433042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.30765116098113" calcext:value-type="float">
            <text:p>8.30765116098113</text:p>
          </table:table-cell>
        </table:table-row>
        <table:table-row table:style-name="ro1">
          <table:table-cell office:value-type="float" office:value="89.125" calcext:value-type="float">
            <text:p>89.125</text:p>
          </table:table-cell>
          <table:table-cell office:value-type="float" office:value="8.39891724477306" calcext:value-type="float">
            <text:p>8.39891724477306</text:p>
          </table:table-cell>
        </table:table-row>
        <table:table-row table:style-name="ro1">
          <table:table-cell office:value-type="float" office:value="89.25" calcext:value-type="float">
            <text:p>89.25</text:p>
          </table:table-cell>
          <table:table-cell office:value-type="float" office:value="8.38937746209084" calcext:value-type="float">
            <text:p>8.38937746209084</text:p>
          </table:table-cell>
        </table:table-row>
        <table:table-row table:style-name="ro1">
          <table:table-cell office:value-type="float" office:value="89.375" calcext:value-type="float">
            <text:p>89.375</text:p>
          </table:table-cell>
          <table:table-cell office:value-type="float" office:value="8.32931587840696" calcext:value-type="float">
            <text:p>8.32931587840696</text:p>
          </table:table-cell>
        </table:table-row>
        <table:table-row table:style-name="ro1">
          <table:table-cell office:value-type="float" office:value="89.5" calcext:value-type="float">
            <text:p>89.5</text:p>
          </table:table-cell>
          <table:table-cell office:value-type="float" office:value="8.28049913467202" calcext:value-type="float">
            <text:p>8.28049913467202</text:p>
          </table:table-cell>
        </table:table-row>
        <table:table-row table:style-name="ro1">
          <table:table-cell office:value-type="float" office:value="89.625" calcext:value-type="float">
            <text:p>89.625</text:p>
          </table:table-cell>
          <table:table-cell office:value-type="float" office:value="8.3733132677797" calcext:value-type="float">
            <text:p>8.3733132677797</text:p>
          </table:table-cell>
        </table:table-row>
        <table:table-row table:style-name="ro1">
          <table:table-cell office:value-type="float" office:value="89.75" calcext:value-type="float">
            <text:p>89.75</text:p>
          </table:table-cell>
          <table:table-cell office:value-type="float" office:value="8.34953694657753" calcext:value-type="float">
            <text:p>8.34953694657753</text:p>
          </table:table-cell>
        </table:table-row>
        <table:table-row table:style-name="ro1">
          <table:table-cell office:value-type="float" office:value="89.875" calcext:value-type="float">
            <text:p>89.875</text:p>
          </table:table-cell>
          <table:table-cell office:value-type="float" office:value="8.36024540790199" calcext:value-type="float">
            <text:p>8.360245407901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.39027675866375" calcext:value-type="float">
            <text:p>8.39027675866375</text:p>
          </table:table-cell>
        </table:table-row>
        <table:table-row table:style-name="ro1">
          <table:table-cell office:value-type="float" office:value="90.125" calcext:value-type="float">
            <text:p>90.125</text:p>
          </table:table-cell>
          <table:table-cell office:value-type="float" office:value="8.27270603675248" calcext:value-type="float">
            <text:p>8.27270603675248</text:p>
          </table:table-cell>
        </table:table-row>
        <table:table-row table:style-name="ro1">
          <table:table-cell office:value-type="float" office:value="90.25" calcext:value-type="float">
            <text:p>90.25</text:p>
          </table:table-cell>
          <table:table-cell office:value-type="float" office:value="8.39982825273303" calcext:value-type="float">
            <text:p>8.39982825273303</text:p>
          </table:table-cell>
        </table:table-row>
        <table:table-row table:style-name="ro1">
          <table:table-cell office:value-type="float" office:value="90.375" calcext:value-type="float">
            <text:p>90.375</text:p>
          </table:table-cell>
          <table:table-cell office:value-type="float" office:value="8.39124877151271" calcext:value-type="float">
            <text:p>8.39124877151271</text:p>
          </table:table-cell>
        </table:table-row>
        <table:table-row table:style-name="ro1">
          <table:table-cell office:value-type="float" office:value="90.5" calcext:value-type="float">
            <text:p>90.5</text:p>
          </table:table-cell>
          <table:table-cell office:value-type="float" office:value="8.36883359625731" calcext:value-type="float">
            <text:p>8.36883359625731</text:p>
          </table:table-cell>
        </table:table-row>
        <table:table-row table:style-name="ro1">
          <table:table-cell office:value-type="float" office:value="90.625" calcext:value-type="float">
            <text:p>90.625</text:p>
          </table:table-cell>
          <table:table-cell office:value-type="float" office:value="8.3272799754886" calcext:value-type="float">
            <text:p>8.3272799754886</text:p>
          </table:table-cell>
        </table:table-row>
        <table:table-row table:style-name="ro1">
          <table:table-cell office:value-type="float" office:value="90.75" calcext:value-type="float">
            <text:p>90.75</text:p>
          </table:table-cell>
          <table:table-cell office:value-type="float" office:value="8.39151029210228" calcext:value-type="float">
            <text:p>8.39151029210228</text:p>
          </table:table-cell>
        </table:table-row>
        <table:table-row table:style-name="ro1">
          <table:table-cell office:value-type="float" office:value="90.875" calcext:value-type="float">
            <text:p>90.875</text:p>
          </table:table-cell>
          <table:table-cell office:value-type="float" office:value="8.36329042442603" calcext:value-type="float">
            <text:p>8.3632904244260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.41524443074605" calcext:value-type="float">
            <text:p>8.41524443074605</text:p>
          </table:table-cell>
        </table:table-row>
        <table:table-row table:style-name="ro1">
          <table:table-cell office:value-type="float" office:value="91.125" calcext:value-type="float">
            <text:p>91.125</text:p>
          </table:table-cell>
          <table:table-cell office:value-type="float" office:value="8.44582474146378" calcext:value-type="float">
            <text:p>8.44582474146378</text:p>
          </table:table-cell>
        </table:table-row>
        <table:table-row table:style-name="ro1">
          <table:table-cell office:value-type="float" office:value="91.25" calcext:value-type="float">
            <text:p>91.25</text:p>
          </table:table-cell>
          <table:table-cell office:value-type="float" office:value="8.28619194554858" calcext:value-type="float">
            <text:p>8.28619194554858</text:p>
          </table:table-cell>
        </table:table-row>
        <table:table-row table:style-name="ro1">
          <table:table-cell office:value-type="float" office:value="91.375" calcext:value-type="float">
            <text:p>91.375</text:p>
          </table:table-cell>
          <table:table-cell office:value-type="float" office:value="8.35888802769149" calcext:value-type="float">
            <text:p>8.35888802769149</text:p>
          </table:table-cell>
        </table:table-row>
        <table:table-row table:style-name="ro1">
          <table:table-cell office:value-type="float" office:value="91.5" calcext:value-type="float">
            <text:p>91.5</text:p>
          </table:table-cell>
          <table:table-cell office:value-type="float" office:value="8.42733693218906" calcext:value-type="float">
            <text:p>8.42733693218906</text:p>
          </table:table-cell>
        </table:table-row>
        <table:table-row table:style-name="ro1">
          <table:table-cell office:value-type="float" office:value="91.625" calcext:value-type="float">
            <text:p>91.625</text:p>
          </table:table-cell>
          <table:table-cell office:value-type="float" office:value="8.38932269827272" calcext:value-type="float">
            <text:p>8.38932269827272</text:p>
          </table:table-cell>
        </table:table-row>
        <table:table-row table:style-name="ro1">
          <table:table-cell office:value-type="float" office:value="91.75" calcext:value-type="float">
            <text:p>91.75</text:p>
          </table:table-cell>
          <table:table-cell office:value-type="float" office:value="8.38675791127538" calcext:value-type="float">
            <text:p>8.38675791127538</text:p>
          </table:table-cell>
        </table:table-row>
        <table:table-row table:style-name="ro1">
          <table:table-cell office:value-type="float" office:value="91.875" calcext:value-type="float">
            <text:p>91.875</text:p>
          </table:table-cell>
          <table:table-cell office:value-type="float" office:value="8.33075656759998" calcext:value-type="float">
            <text:p>8.3307565675999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.41393238381658" calcext:value-type="float">
            <text:p>8.41393238381658</text:p>
          </table:table-cell>
        </table:table-row>
        <table:table-row table:style-name="ro1">
          <table:table-cell office:value-type="float" office:value="92.125" calcext:value-type="float">
            <text:p>92.125</text:p>
          </table:table-cell>
          <table:table-cell office:value-type="float" office:value="8.41490332811268" calcext:value-type="float">
            <text:p>8.41490332811268</text:p>
          </table:table-cell>
        </table:table-row>
        <table:table-row table:style-name="ro1">
          <table:table-cell office:value-type="float" office:value="92.25" calcext:value-type="float">
            <text:p>92.25</text:p>
          </table:table-cell>
          <table:table-cell office:value-type="float" office:value="8.41420457832703" calcext:value-type="float">
            <text:p>8.41420457832703</text:p>
          </table:table-cell>
        </table:table-row>
        <table:table-row table:style-name="ro1">
          <table:table-cell office:value-type="float" office:value="92.375" calcext:value-type="float">
            <text:p>92.375</text:p>
          </table:table-cell>
          <table:table-cell office:value-type="float" office:value="8.2848431465657" calcext:value-type="float">
            <text:p>8.2848431465657</text:p>
          </table:table-cell>
        </table:table-row>
        <table:table-row table:style-name="ro1">
          <table:table-cell office:value-type="float" office:value="92.5" calcext:value-type="float">
            <text:p>92.5</text:p>
          </table:table-cell>
          <table:table-cell office:value-type="float" office:value="8.38111305368577" calcext:value-type="float">
            <text:p>8.38111305368577</text:p>
          </table:table-cell>
        </table:table-row>
        <table:table-row table:style-name="ro1">
          <table:table-cell office:value-type="float" office:value="92.625" calcext:value-type="float">
            <text:p>92.625</text:p>
          </table:table-cell>
          <table:table-cell office:value-type="float" office:value="8.41214224519406" calcext:value-type="float">
            <text:p>8.41214224519406</text:p>
          </table:table-cell>
        </table:table-row>
        <table:table-row table:style-name="ro1">
          <table:table-cell office:value-type="float" office:value="92.75" calcext:value-type="float">
            <text:p>92.75</text:p>
          </table:table-cell>
          <table:table-cell office:value-type="float" office:value="8.39314784341082" calcext:value-type="float">
            <text:p>8.39314784341082</text:p>
          </table:table-cell>
        </table:table-row>
        <table:table-row table:style-name="ro1">
          <table:table-cell office:value-type="float" office:value="92.875" calcext:value-type="float">
            <text:p>92.875</text:p>
          </table:table-cell>
          <table:table-cell office:value-type="float" office:value="8.3995216780967" calcext:value-type="float">
            <text:p>8.39952167809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.30100243475644" calcext:value-type="float">
            <text:p>8.30100243475644</text:p>
          </table:table-cell>
        </table:table-row>
        <table:table-row table:style-name="ro1">
          <table:table-cell office:value-type="float" office:value="93.125" calcext:value-type="float">
            <text:p>93.125</text:p>
          </table:table-cell>
          <table:table-cell office:value-type="float" office:value="8.41794783169067" calcext:value-type="float">
            <text:p>8.41794783169067</text:p>
          </table:table-cell>
        </table:table-row>
        <table:table-row table:style-name="ro1">
          <table:table-cell office:value-type="float" office:value="93.25" calcext:value-type="float">
            <text:p>93.25</text:p>
          </table:table-cell>
          <table:table-cell office:value-type="float" office:value="8.39446741166712" calcext:value-type="float">
            <text:p>8.39446741166712</text:p>
          </table:table-cell>
        </table:table-row>
        <table:table-row table:style-name="ro1">
          <table:table-cell office:value-type="float" office:value="93.375" calcext:value-type="float">
            <text:p>93.375</text:p>
          </table:table-cell>
          <table:table-cell office:value-type="float" office:value="8.3806250158402" calcext:value-type="float">
            <text:p>8.3806250158402</text:p>
          </table:table-cell>
        </table:table-row>
        <table:table-row table:style-name="ro1">
          <table:table-cell office:value-type="float" office:value="93.5" calcext:value-type="float">
            <text:p>93.5</text:p>
          </table:table-cell>
          <table:table-cell office:value-type="float" office:value="8.36474813384188" calcext:value-type="float">
            <text:p>8.36474813384188</text:p>
          </table:table-cell>
        </table:table-row>
        <table:table-row table:style-name="ro1">
          <table:table-cell office:value-type="float" office:value="93.625" calcext:value-type="float">
            <text:p>93.625</text:p>
          </table:table-cell>
          <table:table-cell office:value-type="float" office:value="8.33805055698642" calcext:value-type="float">
            <text:p>8.33805055698642</text:p>
          </table:table-cell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8.40159773463906" calcext:value-type="float">
            <text:p>8.40159773463906</text:p>
          </table:table-cell>
        </table:table-row>
        <table:table-row table:style-name="ro1">
          <table:table-cell office:value-type="float" office:value="93.875" calcext:value-type="float">
            <text:p>93.875</text:p>
          </table:table-cell>
          <table:table-cell office:value-type="float" office:value="8.36851354428391" calcext:value-type="float">
            <text:p>8.3685135442839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.38281406653717" calcext:value-type="float">
            <text:p>8.38281406653717</text:p>
          </table:table-cell>
        </table:table-row>
        <table:table-row table:style-name="ro1">
          <table:table-cell office:value-type="float" office:value="94.125" calcext:value-type="float">
            <text:p>94.125</text:p>
          </table:table-cell>
          <table:table-cell office:value-type="float" office:value="8.30253904597445" calcext:value-type="float">
            <text:p>8.30253904597445</text:p>
          </table:table-cell>
        </table:table-row>
        <table:table-row table:style-name="ro1">
          <table:table-cell office:value-type="float" office:value="94.25" calcext:value-type="float">
            <text:p>94.25</text:p>
          </table:table-cell>
          <table:table-cell office:value-type="float" office:value="8.35103043913773" calcext:value-type="float">
            <text:p>8.35103043913773</text:p>
          </table:table-cell>
        </table:table-row>
        <table:table-row table:style-name="ro1">
          <table:table-cell office:value-type="float" office:value="94.375" calcext:value-type="float">
            <text:p>94.375</text:p>
          </table:table-cell>
          <table:table-cell office:value-type="float" office:value="8.3619496390292" calcext:value-type="float">
            <text:p>8.3619496390292</text:p>
          </table:table-cell>
        </table:table-row>
        <table:table-row table:style-name="ro1">
          <table:table-cell office:value-type="float" office:value="94.5" calcext:value-type="float">
            <text:p>94.5</text:p>
          </table:table-cell>
          <table:table-cell office:value-type="float" office:value="8.40157316767533" calcext:value-type="float">
            <text:p>8.40157316767533</text:p>
          </table:table-cell>
        </table:table-row>
        <table:table-row table:style-name="ro1">
          <table:table-cell office:value-type="float" office:value="94.625" calcext:value-type="float">
            <text:p>94.625</text:p>
          </table:table-cell>
          <table:table-cell office:value-type="float" office:value="8.41162646671027" calcext:value-type="float">
            <text:p>8.41162646671027</text:p>
          </table:table-cell>
        </table:table-row>
        <table:table-row table:style-name="ro1">
          <table:table-cell office:value-type="float" office:value="94.75" calcext:value-type="float">
            <text:p>94.75</text:p>
          </table:table-cell>
          <table:table-cell office:value-type="float" office:value="8.26255487925191" calcext:value-type="float">
            <text:p>8.26255487925191</text:p>
          </table:table-cell>
        </table:table-row>
        <table:table-row table:style-name="ro1">
          <table:table-cell office:value-type="float" office:value="94.875" calcext:value-type="float">
            <text:p>94.875</text:p>
          </table:table-cell>
          <table:table-cell office:value-type="float" office:value="8.42197389986208" calcext:value-type="float">
            <text:p>8.4219738998620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.4257839746637" calcext:value-type="float">
            <text:p>8.4257839746637</text:p>
          </table:table-cell>
        </table:table-row>
        <table:table-row table:style-name="ro1">
          <table:table-cell office:value-type="float" office:value="95.125" calcext:value-type="float">
            <text:p>95.125</text:p>
          </table:table-cell>
          <table:table-cell office:value-type="float" office:value="8.40239305117023" calcext:value-type="float">
            <text:p>8.40239305117023</text:p>
          </table:table-cell>
        </table:table-row>
        <table:table-row table:style-name="ro1">
          <table:table-cell office:value-type="float" office:value="95.25" calcext:value-type="float">
            <text:p>95.25</text:p>
          </table:table-cell>
          <table:table-cell office:value-type="float" office:value="8.33250016166687" calcext:value-type="float">
            <text:p>8.33250016166687</text:p>
          </table:table-cell>
        </table:table-row>
        <table:table-row table:style-name="ro1">
          <table:table-cell office:value-type="float" office:value="95.375" calcext:value-type="float">
            <text:p>95.375</text:p>
          </table:table-cell>
          <table:table-cell office:value-type="float" office:value="8.37636730481233" calcext:value-type="float">
            <text:p>8.37636730481233</text:p>
          </table:table-cell>
        </table:table-row>
        <table:table-row table:style-name="ro1">
          <table:table-cell office:value-type="float" office:value="95.5" calcext:value-type="float">
            <text:p>95.5</text:p>
          </table:table-cell>
          <table:table-cell office:value-type="float" office:value="8.38735328515397" calcext:value-type="float">
            <text:p>8.38735328515397</text:p>
          </table:table-cell>
        </table:table-row>
        <table:table-row table:style-name="ro1">
          <table:table-cell office:value-type="float" office:value="95.625" calcext:value-type="float">
            <text:p>95.625</text:p>
          </table:table-cell>
          <table:table-cell office:value-type="float" office:value="8.43753768798451" calcext:value-type="float">
            <text:p>8.43753768798451</text:p>
          </table:table-cell>
        </table:table-row>
        <table:table-row table:style-name="ro1">
          <table:table-cell office:value-type="float" office:value="95.75" calcext:value-type="float">
            <text:p>95.75</text:p>
          </table:table-cell>
          <table:table-cell office:value-type="float" office:value="8.4404215114835" calcext:value-type="float">
            <text:p>8.4404215114835</text:p>
          </table:table-cell>
        </table:table-row>
        <table:table-row table:style-name="ro1">
          <table:table-cell office:value-type="float" office:value="95.875" calcext:value-type="float">
            <text:p>95.875</text:p>
          </table:table-cell>
          <table:table-cell office:value-type="float" office:value="8.28003990410818" calcext:value-type="float">
            <text:p>8.280039904108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.42275809733341" calcext:value-type="float">
            <text:p>8.42275809733341</text:p>
          </table:table-cell>
        </table:table-row>
        <table:table-row table:style-name="ro1">
          <table:table-cell office:value-type="float" office:value="96.125" calcext:value-type="float">
            <text:p>96.125</text:p>
          </table:table-cell>
          <table:table-cell office:value-type="float" office:value="8.49988945698736" calcext:value-type="float">
            <text:p>8.49988945698736</text:p>
          </table:table-cell>
        </table:table-row>
        <table:table-row table:style-name="ro1">
          <table:table-cell office:value-type="float" office:value="96.25" calcext:value-type="float">
            <text:p>96.25</text:p>
          </table:table-cell>
          <table:table-cell office:value-type="float" office:value="8.3842952243249" calcext:value-type="float">
            <text:p>8.3842952243249</text:p>
          </table:table-cell>
        </table:table-row>
        <table:table-row table:style-name="ro1">
          <table:table-cell office:value-type="float" office:value="96.375" calcext:value-type="float">
            <text:p>96.375</text:p>
          </table:table-cell>
          <table:table-cell office:value-type="float" office:value="8.39526164554381" calcext:value-type="float">
            <text:p>8.39526164554381</text:p>
          </table:table-cell>
        </table:table-row>
        <table:table-row table:style-name="ro1">
          <table:table-cell office:value-type="float" office:value="96.5" calcext:value-type="float">
            <text:p>96.5</text:p>
          </table:table-cell>
          <table:table-cell office:value-type="float" office:value="8.39781910108496" calcext:value-type="float">
            <text:p>8.39781910108496</text:p>
          </table:table-cell>
        </table:table-row>
        <table:table-row table:style-name="ro1">
          <table:table-cell office:value-type="float" office:value="96.625" calcext:value-type="float">
            <text:p>96.625</text:p>
          </table:table-cell>
          <table:table-cell office:value-type="float" office:value="8.46460712028838" calcext:value-type="float">
            <text:p>8.46460712028838</text:p>
          </table:table-cell>
        </table:table-row>
        <table:table-row table:style-name="ro1">
          <table:table-cell office:value-type="float" office:value="96.75" calcext:value-type="float">
            <text:p>96.75</text:p>
          </table:table-cell>
          <table:table-cell office:value-type="float" office:value="8.41886626609866" calcext:value-type="float">
            <text:p>8.41886626609866</text:p>
          </table:table-cell>
        </table:table-row>
        <table:table-row table:style-name="ro1">
          <table:table-cell office:value-type="float" office:value="96.875" calcext:value-type="float">
            <text:p>96.875</text:p>
          </table:table-cell>
          <table:table-cell office:value-type="float" office:value="8.45886538682933" calcext:value-type="float">
            <text:p>8.458865386829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.34492426875314" calcext:value-type="float">
            <text:p>8.34492426875314</text:p>
          </table:table-cell>
        </table:table-row>
        <table:table-row table:style-name="ro1">
          <table:table-cell office:value-type="float" office:value="97.125" calcext:value-type="float">
            <text:p>97.125</text:p>
          </table:table-cell>
          <table:table-cell office:value-type="float" office:value="8.43788824102102" calcext:value-type="float">
            <text:p>8.43788824102102</text:p>
          </table:table-cell>
        </table:table-row>
        <table:table-row table:style-name="ro1">
          <table:table-cell office:value-type="float" office:value="97.25" calcext:value-type="float">
            <text:p>97.25</text:p>
          </table:table-cell>
          <table:table-cell office:value-type="float" office:value="8.43702644293285" calcext:value-type="float">
            <text:p>8.43702644293285</text:p>
          </table:table-cell>
        </table:table-row>
        <table:table-row table:style-name="ro1">
          <table:table-cell office:value-type="float" office:value="97.375" calcext:value-type="float">
            <text:p>97.375</text:p>
          </table:table-cell>
          <table:table-cell office:value-type="float" office:value="8.42992416772147" calcext:value-type="float">
            <text:p>8.42992416772147</text:p>
          </table:table-cell>
        </table:table-row>
        <table:table-row table:style-name="ro1">
          <table:table-cell office:value-type="float" office:value="97.5" calcext:value-type="float">
            <text:p>97.5</text:p>
          </table:table-cell>
          <table:table-cell office:value-type="float" office:value="8.4778977364925" calcext:value-type="float">
            <text:p>8.4778977364925</text:p>
          </table:table-cell>
        </table:table-row>
        <table:table-row table:style-name="ro1">
          <table:table-cell office:value-type="float" office:value="97.625" calcext:value-type="float">
            <text:p>97.625</text:p>
          </table:table-cell>
          <table:table-cell office:value-type="float" office:value="8.3951625427986" calcext:value-type="float">
            <text:p>8.3951625427986</text:p>
          </table:table-cell>
        </table:table-row>
        <table:table-row table:style-name="ro1">
          <table:table-cell office:value-type="float" office:value="97.75" calcext:value-type="float">
            <text:p>97.75</text:p>
          </table:table-cell>
          <table:table-cell office:value-type="float" office:value="8.45318902477054" calcext:value-type="float">
            <text:p>8.45318902477054</text:p>
          </table:table-cell>
        </table:table-row>
        <table:table-row table:style-name="ro1">
          <table:table-cell office:value-type="float" office:value="97.875" calcext:value-type="float">
            <text:p>97.875</text:p>
          </table:table-cell>
          <table:table-cell office:value-type="float" office:value="8.47030573160246" calcext:value-type="float">
            <text:p>8.4703057316024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.44654348517281" calcext:value-type="float">
            <text:p>8.44654348517281</text:p>
          </table:table-cell>
        </table:table-row>
        <table:table-row table:style-name="ro1">
          <table:table-cell office:value-type="float" office:value="98.125" calcext:value-type="float">
            <text:p>98.125</text:p>
          </table:table-cell>
          <table:table-cell office:value-type="float" office:value="8.37671118916942" calcext:value-type="float">
            <text:p>8.37671118916942</text:p>
          </table:table-cell>
        </table:table-row>
        <table:table-row table:style-name="ro1">
          <table:table-cell office:value-type="float" office:value="98.25" calcext:value-type="float">
            <text:p>98.25</text:p>
          </table:table-cell>
          <table:table-cell office:value-type="float" office:value="8.34388800850479" calcext:value-type="float">
            <text:p>8.34388800850479</text:p>
          </table:table-cell>
        </table:table-row>
        <table:table-row table:style-name="ro1">
          <table:table-cell office:value-type="float" office:value="98.375" calcext:value-type="float">
            <text:p>98.375</text:p>
          </table:table-cell>
          <table:table-cell office:value-type="float" office:value="8.41077265491493" calcext:value-type="float">
            <text:p>8.41077265491493</text:p>
          </table:table-cell>
        </table:table-row>
        <table:table-row table:style-name="ro1">
          <table:table-cell office:value-type="float" office:value="98.5" calcext:value-type="float">
            <text:p>98.5</text:p>
          </table:table-cell>
          <table:table-cell office:value-type="float" office:value="8.39929189364847" calcext:value-type="float">
            <text:p>8.39929189364847</text:p>
          </table:table-cell>
        </table:table-row>
        <table:table-row table:style-name="ro1">
          <table:table-cell office:value-type="float" office:value="98.625" calcext:value-type="float">
            <text:p>98.625</text:p>
          </table:table-cell>
          <table:table-cell office:value-type="float" office:value="8.38957752370873" calcext:value-type="float">
            <text:p>8.38957752370873</text:p>
          </table:table-cell>
        </table:table-row>
        <table:table-row table:style-name="ro1">
          <table:table-cell office:value-type="float" office:value="98.75" calcext:value-type="float">
            <text:p>98.75</text:p>
          </table:table-cell>
          <table:table-cell office:value-type="float" office:value="8.24614584566868" calcext:value-type="float">
            <text:p>8.24614584566868</text:p>
          </table:table-cell>
        </table:table-row>
        <table:table-row table:style-name="ro1">
          <table:table-cell office:value-type="float" office:value="98.875" calcext:value-type="float">
            <text:p>98.875</text:p>
          </table:table-cell>
          <table:table-cell office:value-type="float" office:value="8.34583310991221" calcext:value-type="float">
            <text:p>8.3458331099122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.34211912699056" calcext:value-type="float">
            <text:p>8.34211912699056</text:p>
          </table:table-cell>
        </table:table-row>
        <table:table-row table:style-name="ro1">
          <table:table-cell office:value-type="float" office:value="99.125" calcext:value-type="float">
            <text:p>99.125</text:p>
          </table:table-cell>
          <table:table-cell office:value-type="float" office:value="8.39847164098993" calcext:value-type="float">
            <text:p>8.39847164098993</text:p>
          </table:table-cell>
        </table:table-row>
        <table:table-row table:style-name="ro1">
          <table:table-cell office:value-type="float" office:value="99.25" calcext:value-type="float">
            <text:p>99.25</text:p>
          </table:table-cell>
          <table:table-cell office:value-type="float" office:value="8.35573194917401" calcext:value-type="float">
            <text:p>8.35573194917401</text:p>
          </table:table-cell>
        </table:table-row>
        <table:table-row table:style-name="ro1">
          <table:table-cell office:value-type="float" office:value="99.375" calcext:value-type="float">
            <text:p>99.375</text:p>
          </table:table-cell>
          <table:table-cell office:value-type="float" office:value="8.24861999146367" calcext:value-type="float">
            <text:p>8.24861999146367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8.46131436206955" calcext:value-type="float">
            <text:p>8.46131436206955</text:p>
          </table:table-cell>
        </table:table-row>
        <table:table-row table:style-name="ro1">
          <table:table-cell office:value-type="float" office:value="99.625" calcext:value-type="float">
            <text:p>99.625</text:p>
          </table:table-cell>
          <table:table-cell office:value-type="float" office:value="8.5180072609817" calcext:value-type="float">
            <text:p>8.5180072609817</text:p>
          </table:table-cell>
        </table:table-row>
        <table:table-row table:style-name="ro1">
          <table:table-cell office:value-type="float" office:value="99.75" calcext:value-type="float">
            <text:p>99.75</text:p>
          </table:table-cell>
          <table:table-cell office:value-type="float" office:value="8.58565690490542" calcext:value-type="float">
            <text:p>8.58565690490542</text:p>
          </table:table-cell>
        </table:table-row>
        <table:table-row table:style-name="ro1">
          <table:table-cell office:value-type="float" office:value="99.875" calcext:value-type="float">
            <text:p>99.875</text:p>
          </table:table-cell>
          <table:table-cell office:value-type="float" office:value="8.59296009367395" calcext:value-type="float">
            <text:p>8.592960093673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.56740033110563" calcext:value-type="float">
            <text:p>8.567400331105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27T11:02:43.712896388</dc:date>
    <meta:editing-duration>PT8M12S</meta:editing-duration>
    <meta:editing-cycles>1</meta:editing-cycles>
    <meta:document-statistic meta:table-count="1" meta:cell-count="1602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09cm" svg:y="4.201cm" style:legend-expansion="high" chart:style-name="ch2"/>
        <chart:plot-area chart:style-name="ch3" table:cell-range-address="orders.A1:orders.B801" chart:data-source-has-labels="row" svg:x="0.32cm" svg:y="0.18cm" svg:width="13.169cm" svg:height="8.64cm">
          <chartooo:coordinate-region svg:x="1.047cm" svg:y="0.38cm" svg:width="12.16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rders.B2:orders.B801" chart:label-cell-address="orders.B1:orders.B1" chart:class="chart:scatter">
            <chart:domain table:cell-range-address="orders.A2:orders.A801"/>
            <chart:data-point chart:repeated="8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rder</text:p>
                <draw:g>
                  <svg:desc>orders.B1:order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5">
                <text:p>0.125</text:p>
                <draw:g>
                  <svg:desc>orders.A2:orders.A801</svg:desc>
                </draw:g>
              </table:table-cell>
              <table:table-cell office:value-type="float" office:value="7.70281294933637">
                <text:p>7.70281294933637</text:p>
                <draw:g>
                  <svg:desc>orders.B2:orders.B8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7.72107125852219">
                <text:p>7.721071258522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75">
                <text:p>0.375</text:p>
              </table:table-cell>
              <table:table-cell office:value-type="float" office:value="7.68018221524216">
                <text:p>7.680182215242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7.66748383860228">
                <text:p>7.667483838602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5">
                <text:p>0.625</text:p>
              </table:table-cell>
              <table:table-cell office:value-type="float" office:value="7.73797603169774">
                <text:p>7.73797603169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7.8576182993945">
                <text:p>7.8576182993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75">
                <text:p>0.875</text:p>
              </table:table-cell>
              <table:table-cell office:value-type="float" office:value="7.75541058835746">
                <text:p>7.755410588357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.73298121257518">
                <text:p>7.732981212575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25">
                <text:p>1.125</text:p>
              </table:table-cell>
              <table:table-cell office:value-type="float" office:value="7.92408210181517">
                <text:p>7.92408210181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5">
                <text:p>1.25</text:p>
              </table:table-cell>
              <table:table-cell office:value-type="float" office:value="8.02288346650755">
                <text:p>8.022883466507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75">
                <text:p>1.375</text:p>
              </table:table-cell>
              <table:table-cell office:value-type="float" office:value="7.95437286908144">
                <text:p>7.954372869081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">
                <text:p>1.5</text:p>
              </table:table-cell>
              <table:table-cell office:value-type="float" office:value="7.91072667534266">
                <text:p>7.910726675342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25">
                <text:p>1.625</text:p>
              </table:table-cell>
              <table:table-cell office:value-type="float" office:value="8.05042548321406">
                <text:p>8.050425483214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5">
                <text:p>1.75</text:p>
              </table:table-cell>
              <table:table-cell office:value-type="float" office:value="8.13542048496889">
                <text:p>8.13542048496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75">
                <text:p>1.875</text:p>
              </table:table-cell>
              <table:table-cell office:value-type="float" office:value="8.15995444465058">
                <text:p>8.159954444650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8.06570564515567">
                <text:p>8.065705645155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25">
                <text:p>2.125</text:p>
              </table:table-cell>
              <table:table-cell office:value-type="float" office:value="8.06359129949724">
                <text:p>8.063591299497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5">
                <text:p>2.25</text:p>
              </table:table-cell>
              <table:table-cell office:value-type="float" office:value="8.17221387564716">
                <text:p>8.172213875647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75">
                <text:p>2.375</text:p>
              </table:table-cell>
              <table:table-cell office:value-type="float" office:value="8.1355288510366">
                <text:p>8.13552885103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5">
                <text:p>2.5</text:p>
              </table:table-cell>
              <table:table-cell office:value-type="float" office:value="8.09504822278059">
                <text:p>8.095048222780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625">
                <text:p>2.625</text:p>
              </table:table-cell>
              <table:table-cell office:value-type="float" office:value="8.0546857011552">
                <text:p>8.05468570115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75">
                <text:p>2.75</text:p>
              </table:table-cell>
              <table:table-cell office:value-type="float" office:value="8.21645293450521">
                <text:p>8.216452934505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875">
                <text:p>2.875</text:p>
              </table:table-cell>
              <table:table-cell office:value-type="float" office:value="8.16829204698372">
                <text:p>8.168292046983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8.17096391437702">
                <text:p>8.170963914377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125">
                <text:p>3.125</text:p>
              </table:table-cell>
              <table:table-cell office:value-type="float" office:value="8.09939539079472">
                <text:p>8.099395390794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25">
                <text:p>3.25</text:p>
              </table:table-cell>
              <table:table-cell office:value-type="float" office:value="8.12930601049197">
                <text:p>8.129306010491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375">
                <text:p>3.375</text:p>
              </table:table-cell>
              <table:table-cell office:value-type="float" office:value="8.18458437408289">
                <text:p>8.184584374082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5">
                <text:p>3.5</text:p>
              </table:table-cell>
              <table:table-cell office:value-type="float" office:value="8.19012326160781">
                <text:p>8.190123261607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625">
                <text:p>3.625</text:p>
              </table:table-cell>
              <table:table-cell office:value-type="float" office:value="8.20043692462319">
                <text:p>8.200436924623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75">
                <text:p>3.75</text:p>
              </table:table-cell>
              <table:table-cell office:value-type="float" office:value="8.11173493217454">
                <text:p>8.111734932174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875">
                <text:p>3.875</text:p>
              </table:table-cell>
              <table:table-cell office:value-type="float" office:value="8.13753568751246">
                <text:p>8.137535687512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8.18645838592518">
                <text:p>8.186458385925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125">
                <text:p>4.125</text:p>
              </table:table-cell>
              <table:table-cell office:value-type="float" office:value="8.20947984574542">
                <text:p>8.209479845745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25">
                <text:p>4.25</text:p>
              </table:table-cell>
              <table:table-cell office:value-type="float" office:value="8.1556419208185">
                <text:p>8.15564192081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375">
                <text:p>4.375</text:p>
              </table:table-cell>
              <table:table-cell office:value-type="float" office:value="8.03936695479966">
                <text:p>8.039366954799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5">
                <text:p>4.5</text:p>
              </table:table-cell>
              <table:table-cell office:value-type="float" office:value="8.2126403957595">
                <text:p>8.21264039575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625">
                <text:p>4.625</text:p>
              </table:table-cell>
              <table:table-cell office:value-type="float" office:value="8.17551360799656">
                <text:p>8.175513607996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75">
                <text:p>4.75</text:p>
              </table:table-cell>
              <table:table-cell office:value-type="float" office:value="8.16742810025276">
                <text:p>8.167428100252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875">
                <text:p>4.875</text:p>
              </table:table-cell>
              <table:table-cell office:value-type="float" office:value="8.03909348800695">
                <text:p>8.039093488006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8.09649395452905">
                <text:p>8.096493954529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125">
                <text:p>5.125</text:p>
              </table:table-cell>
              <table:table-cell office:value-type="float" office:value="8.15903564710603">
                <text:p>8.159035647106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25">
                <text:p>5.25</text:p>
              </table:table-cell>
              <table:table-cell office:value-type="float" office:value="8.16072175302721">
                <text:p>8.160721753027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375">
                <text:p>5.375</text:p>
              </table:table-cell>
              <table:table-cell office:value-type="float" office:value="8.11613602322324">
                <text:p>8.116136023223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5">
                <text:p>5.5</text:p>
              </table:table-cell>
              <table:table-cell office:value-type="float" office:value="8.03091648808627">
                <text:p>8.030916488086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625">
                <text:p>5.625</text:p>
              </table:table-cell>
              <table:table-cell office:value-type="float" office:value="8.17486019896717">
                <text:p>8.174860198967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75">
                <text:p>5.75</text:p>
              </table:table-cell>
              <table:table-cell office:value-type="float" office:value="8.18400116633258">
                <text:p>8.184001166332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875">
                <text:p>5.875</text:p>
              </table:table-cell>
              <table:table-cell office:value-type="float" office:value="8.12240528605627">
                <text:p>8.122405286056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">
                <text:p>6</text:p>
              </table:table-cell>
              <table:table-cell office:value-type="float" office:value="8.08333106938376">
                <text:p>8.083331069383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125">
                <text:p>6.125</text:p>
              </table:table-cell>
              <table:table-cell office:value-type="float" office:value="8.12090610918669">
                <text:p>8.120906109186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25">
                <text:p>6.25</text:p>
              </table:table-cell>
              <table:table-cell office:value-type="float" office:value="8.20063588844325">
                <text:p>8.200635888443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375">
                <text:p>6.375</text:p>
              </table:table-cell>
              <table:table-cell office:value-type="float" office:value="8.12291487591723">
                <text:p>8.122914875917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5">
                <text:p>6.5</text:p>
              </table:table-cell>
              <table:table-cell office:value-type="float" office:value="8.17667859632288">
                <text:p>8.176678596322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625">
                <text:p>6.625</text:p>
              </table:table-cell>
              <table:table-cell office:value-type="float" office:value="8.07400555421918">
                <text:p>8.074005554219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75">
                <text:p>6.75</text:p>
              </table:table-cell>
              <table:table-cell office:value-type="float" office:value="8.12371858365182">
                <text:p>8.123718583651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875">
                <text:p>6.875</text:p>
              </table:table-cell>
              <table:table-cell office:value-type="float" office:value="8.17222192144024">
                <text:p>8.172221921440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">
                <text:p>7</text:p>
              </table:table-cell>
              <table:table-cell office:value-type="float" office:value="8.19926251689163">
                <text:p>8.199262516891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125">
                <text:p>7.125</text:p>
              </table:table-cell>
              <table:table-cell office:value-type="float" office:value="8.13690417645407">
                <text:p>8.136904176454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25">
                <text:p>7.25</text:p>
              </table:table-cell>
              <table:table-cell office:value-type="float" office:value="8.09597721358476">
                <text:p>8.095977213584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375">
                <text:p>7.375</text:p>
              </table:table-cell>
              <table:table-cell office:value-type="float" office:value="8.19831480284026">
                <text:p>8.198314802840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5">
                <text:p>7.5</text:p>
              </table:table-cell>
              <table:table-cell office:value-type="float" office:value="8.15699815183741">
                <text:p>8.156998151837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625">
                <text:p>7.625</text:p>
              </table:table-cell>
              <table:table-cell office:value-type="float" office:value="8.21235406803189">
                <text:p>8.212354068031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75">
                <text:p>7.75</text:p>
              </table:table-cell>
              <table:table-cell office:value-type="float" office:value="8.11799693367939">
                <text:p>8.117996933679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875">
                <text:p>7.875</text:p>
              </table:table-cell>
              <table:table-cell office:value-type="float" office:value="8.11239528687943">
                <text:p>8.112395286879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">
                <text:p>8</text:p>
              </table:table-cell>
              <table:table-cell office:value-type="float" office:value="8.20473496288385">
                <text:p>8.204734962883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.125">
                <text:p>8.125</text:p>
              </table:table-cell>
              <table:table-cell office:value-type="float" office:value="8.21258708164982">
                <text:p>8.212587081649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25">
                <text:p>8.25</text:p>
              </table:table-cell>
              <table:table-cell office:value-type="float" office:value="8.18595234093735">
                <text:p>8.185952340937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375">
                <text:p>8.375</text:p>
              </table:table-cell>
              <table:table-cell office:value-type="float" office:value="8.05766216689412">
                <text:p>8.057662166894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5">
                <text:p>8.5</text:p>
              </table:table-cell>
              <table:table-cell office:value-type="float" office:value="8.17675207467535">
                <text:p>8.176752074675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625">
                <text:p>8.625</text:p>
              </table:table-cell>
              <table:table-cell office:value-type="float" office:value="8.2032157401764">
                <text:p>8.20321574017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75">
                <text:p>8.75</text:p>
              </table:table-cell>
              <table:table-cell office:value-type="float" office:value="8.24424465527653">
                <text:p>8.244244655276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875">
                <text:p>8.875</text:p>
              </table:table-cell>
              <table:table-cell office:value-type="float" office:value="8.1203120139494">
                <text:p>8.12031201394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">
                <text:p>9</text:p>
              </table:table-cell>
              <table:table-cell office:value-type="float" office:value="8.11649814011328">
                <text:p>8.116498140113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125">
                <text:p>9.125</text:p>
              </table:table-cell>
              <table:table-cell office:value-type="float" office:value="8.27595534460762">
                <text:p>8.275955344607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25">
                <text:p>9.25</text:p>
              </table:table-cell>
              <table:table-cell office:value-type="float" office:value="8.20082125226015">
                <text:p>8.200821252260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375">
                <text:p>9.375</text:p>
              </table:table-cell>
              <table:table-cell office:value-type="float" office:value="8.17494400183994">
                <text:p>8.174944001839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5">
                <text:p>9.5</text:p>
              </table:table-cell>
              <table:table-cell office:value-type="float" office:value="8.13578554052342">
                <text:p>8.135785540523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625">
                <text:p>9.625</text:p>
              </table:table-cell>
              <table:table-cell office:value-type="float" office:value="8.18819856200354">
                <text:p>8.188198562003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75">
                <text:p>9.75</text:p>
              </table:table-cell>
              <table:table-cell office:value-type="float" office:value="8.19977624746009">
                <text:p>8.199776247460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875">
                <text:p>9.875</text:p>
              </table:table-cell>
              <table:table-cell office:value-type="float" office:value="8.24327416627237">
                <text:p>8.243274166272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8.23544480764727">
                <text:p>8.235444807647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125">
                <text:p>10.125</text:p>
              </table:table-cell>
              <table:table-cell office:value-type="float" office:value="8.11706355269099">
                <text:p>8.117063552690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25">
                <text:p>10.25</text:p>
              </table:table-cell>
              <table:table-cell office:value-type="float" office:value="8.26922314276438">
                <text:p>8.269223142764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375">
                <text:p>10.375</text:p>
              </table:table-cell>
              <table:table-cell office:value-type="float" office:value="8.224095154357">
                <text:p>8.2240951543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5">
                <text:p>10.5</text:p>
              </table:table-cell>
              <table:table-cell office:value-type="float" office:value="8.24792177296619">
                <text:p>8.247921772966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625">
                <text:p>10.625</text:p>
              </table:table-cell>
              <table:table-cell office:value-type="float" office:value="8.18348212808193">
                <text:p>8.183482128081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75">
                <text:p>10.75</text:p>
              </table:table-cell>
              <table:table-cell office:value-type="float" office:value="8.20454252842352">
                <text:p>8.204542528423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875">
                <text:p>10.875</text:p>
              </table:table-cell>
              <table:table-cell office:value-type="float" office:value="8.23241869297047">
                <text:p>8.232418692970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">
                <text:p>11</text:p>
              </table:table-cell>
              <table:table-cell office:value-type="float" office:value="8.25756301746834">
                <text:p>8.257563017468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125">
                <text:p>11.125</text:p>
              </table:table-cell>
              <table:table-cell office:value-type="float" office:value="8.28683532611797">
                <text:p>8.286835326117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25">
                <text:p>11.25</text:p>
              </table:table-cell>
              <table:table-cell office:value-type="float" office:value="8.11672003804465">
                <text:p>8.116720038044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.375">
                <text:p>11.375</text:p>
              </table:table-cell>
              <table:table-cell office:value-type="float" office:value="8.17935581090655">
                <text:p>8.179355810906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.5">
                <text:p>11.5</text:p>
              </table:table-cell>
              <table:table-cell office:value-type="float" office:value="8.27261206468493">
                <text:p>8.272612064684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625">
                <text:p>11.625</text:p>
              </table:table-cell>
              <table:table-cell office:value-type="float" office:value="8.27972114401062">
                <text:p>8.279721144010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75">
                <text:p>11.75</text:p>
              </table:table-cell>
              <table:table-cell office:value-type="float" office:value="8.20553320939473">
                <text:p>8.205533209394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875">
                <text:p>11.875</text:p>
              </table:table-cell>
              <table:table-cell office:value-type="float" office:value="8.13769560292279">
                <text:p>8.137695602922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">
                <text:p>12</text:p>
              </table:table-cell>
              <table:table-cell office:value-type="float" office:value="8.29353014713256">
                <text:p>8.293530147132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125">
                <text:p>12.125</text:p>
              </table:table-cell>
              <table:table-cell office:value-type="float" office:value="8.23303612251933">
                <text:p>8.233036122519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25">
                <text:p>12.25</text:p>
              </table:table-cell>
              <table:table-cell office:value-type="float" office:value="8.2477137964179">
                <text:p>8.24771379641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375">
                <text:p>12.375</text:p>
              </table:table-cell>
              <table:table-cell office:value-type="float" office:value="8.12007341552758">
                <text:p>8.120073415527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5">
                <text:p>12.5</text:p>
              </table:table-cell>
              <table:table-cell office:value-type="float" office:value="8.19641370166154">
                <text:p>8.196413701661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625">
                <text:p>12.625</text:p>
              </table:table-cell>
              <table:table-cell office:value-type="float" office:value="8.26140803996598">
                <text:p>8.261408039965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75">
                <text:p>12.75</text:p>
              </table:table-cell>
              <table:table-cell office:value-type="float" office:value="8.23949092592278">
                <text:p>8.239490925922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875">
                <text:p>12.875</text:p>
              </table:table-cell>
              <table:table-cell office:value-type="float" office:value="8.20834493088145">
                <text:p>8.208344930881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">
                <text:p>13</text:p>
              </table:table-cell>
              <table:table-cell office:value-type="float" office:value="8.11071081252417">
                <text:p>8.110710812524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.125">
                <text:p>13.125</text:p>
              </table:table-cell>
              <table:table-cell office:value-type="float" office:value="8.24522343641944">
                <text:p>8.245223436419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.25">
                <text:p>13.25</text:p>
              </table:table-cell>
              <table:table-cell office:value-type="float" office:value="8.21100456583711">
                <text:p>8.211004565837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.375">
                <text:p>13.375</text:p>
              </table:table-cell>
              <table:table-cell office:value-type="float" office:value="8.23778820381705">
                <text:p>8.237788203817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.5">
                <text:p>13.5</text:p>
              </table:table-cell>
              <table:table-cell office:value-type="float" office:value="8.18360938346032">
                <text:p>8.183609383460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.625">
                <text:p>13.625</text:p>
              </table:table-cell>
              <table:table-cell office:value-type="float" office:value="8.14454187595213">
                <text:p>8.144541875952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75">
                <text:p>13.75</text:p>
              </table:table-cell>
              <table:table-cell office:value-type="float" office:value="8.26247757003559">
                <text:p>8.262477570035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.875">
                <text:p>13.875</text:p>
              </table:table-cell>
              <table:table-cell office:value-type="float" office:value="8.18907746266269">
                <text:p>8.189077462662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">
                <text:p>14</text:p>
              </table:table-cell>
              <table:table-cell office:value-type="float" office:value="8.21564299328912">
                <text:p>8.215642993289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.125">
                <text:p>14.125</text:p>
              </table:table-cell>
              <table:table-cell office:value-type="float" office:value="8.13475027708294">
                <text:p>8.134750277082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.25">
                <text:p>14.25</text:p>
              </table:table-cell>
              <table:table-cell office:value-type="float" office:value="8.15985194223587">
                <text:p>8.159851942235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.375">
                <text:p>14.375</text:p>
              </table:table-cell>
              <table:table-cell office:value-type="float" office:value="8.19763649363397">
                <text:p>8.197636493633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.5">
                <text:p>14.5</text:p>
              </table:table-cell>
              <table:table-cell office:value-type="float" office:value="8.26597289873091">
                <text:p>8.265972898730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.625">
                <text:p>14.625</text:p>
              </table:table-cell>
              <table:table-cell office:value-type="float" office:value="8.23315324983345">
                <text:p>8.233153249833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75">
                <text:p>14.75</text:p>
              </table:table-cell>
              <table:table-cell office:value-type="float" office:value="8.08064205938531">
                <text:p>8.080642059385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.875">
                <text:p>14.875</text:p>
              </table:table-cell>
              <table:table-cell office:value-type="float" office:value="8.26371461036437">
                <text:p>8.263714610364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">
                <text:p>15</text:p>
              </table:table-cell>
              <table:table-cell office:value-type="float" office:value="8.24619734474839">
                <text:p>8.246197344748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.125">
                <text:p>15.125</text:p>
              </table:table-cell>
              <table:table-cell office:value-type="float" office:value="8.24934498334582">
                <text:p>8.249344983345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.25">
                <text:p>15.25</text:p>
              </table:table-cell>
              <table:table-cell office:value-type="float" office:value="8.15014129276105">
                <text:p>8.150141292761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.375">
                <text:p>15.375</text:p>
              </table:table-cell>
              <table:table-cell office:value-type="float" office:value="8.18095450037542">
                <text:p>8.180954500375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.5">
                <text:p>15.5</text:p>
              </table:table-cell>
              <table:table-cell office:value-type="float" office:value="8.25780168991231">
                <text:p>8.257801689912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.625">
                <text:p>15.625</text:p>
              </table:table-cell>
              <table:table-cell office:value-type="float" office:value="8.26822934985355">
                <text:p>8.268229349853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.75">
                <text:p>15.75</text:p>
              </table:table-cell>
              <table:table-cell office:value-type="float" office:value="8.2455853905512">
                <text:p>8.24558539055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.875">
                <text:p>15.875</text:p>
              </table:table-cell>
              <table:table-cell office:value-type="float" office:value="8.09385168560488">
                <text:p>8.093851685604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">
                <text:p>16</text:p>
              </table:table-cell>
              <table:table-cell office:value-type="float" office:value="8.21378675273394">
                <text:p>8.213786752733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.125">
                <text:p>16.125</text:p>
              </table:table-cell>
              <table:table-cell office:value-type="float" office:value="8.29625674612491">
                <text:p>8.296256746124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.25">
                <text:p>16.25</text:p>
              </table:table-cell>
              <table:table-cell office:value-type="float" office:value="8.23445846374636">
                <text:p>8.234458463746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.375">
                <text:p>16.375</text:p>
              </table:table-cell>
              <table:table-cell office:value-type="float" office:value="8.19365679249067">
                <text:p>8.193656792490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.5">
                <text:p>16.5</text:p>
              </table:table-cell>
              <table:table-cell office:value-type="float" office:value="8.17999783869488">
                <text:p>8.179997838694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.625">
                <text:p>16.625</text:p>
              </table:table-cell>
              <table:table-cell office:value-type="float" office:value="8.29920380474692">
                <text:p>8.299203804746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.75">
                <text:p>16.75</text:p>
              </table:table-cell>
              <table:table-cell office:value-type="float" office:value="8.20213005394234">
                <text:p>8.202130053942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.875">
                <text:p>16.875</text:p>
              </table:table-cell>
              <table:table-cell office:value-type="float" office:value="8.25035096759567">
                <text:p>8.250350967595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">
                <text:p>17</text:p>
              </table:table-cell>
              <table:table-cell office:value-type="float" office:value="8.1467622397306">
                <text:p>8.14676223973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.125">
                <text:p>17.125</text:p>
              </table:table-cell>
              <table:table-cell office:value-type="float" office:value="8.19402165978033">
                <text:p>8.194021659780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.25">
                <text:p>17.25</text:p>
              </table:table-cell>
              <table:table-cell office:value-type="float" office:value="8.22608842694826">
                <text:p>8.226088426948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.375">
                <text:p>17.375</text:p>
              </table:table-cell>
              <table:table-cell office:value-type="float" office:value="8.25393791571433">
                <text:p>8.253937915714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.5">
                <text:p>17.5</text:p>
              </table:table-cell>
              <table:table-cell office:value-type="float" office:value="8.23822218265661">
                <text:p>8.238222182656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.625">
                <text:p>17.625</text:p>
              </table:table-cell>
              <table:table-cell office:value-type="float" office:value="8.11602128626658">
                <text:p>8.116021286266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.75">
                <text:p>17.75</text:p>
              </table:table-cell>
              <table:table-cell office:value-type="float" office:value="8.20262138285583">
                <text:p>8.202621382855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.875">
                <text:p>17.875</text:p>
              </table:table-cell>
              <table:table-cell office:value-type="float" office:value="8.21778203069862">
                <text:p>8.217782030698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">
                <text:p>18</text:p>
              </table:table-cell>
              <table:table-cell office:value-type="float" office:value="8.21746977468427">
                <text:p>8.217469774684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.125">
                <text:p>18.125</text:p>
              </table:table-cell>
              <table:table-cell office:value-type="float" office:value="8.13092050612404">
                <text:p>8.130920506124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.25">
                <text:p>18.25</text:p>
              </table:table-cell>
              <table:table-cell office:value-type="float" office:value="8.05889610910552">
                <text:p>8.058896109105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.375">
                <text:p>18.375</text:p>
              </table:table-cell>
              <table:table-cell office:value-type="float" office:value="8.15859945611259">
                <text:p>8.158599456112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.5">
                <text:p>18.5</text:p>
              </table:table-cell>
              <table:table-cell office:value-type="float" office:value="8.14716915610639">
                <text:p>8.147169156106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.625">
                <text:p>18.625</text:p>
              </table:table-cell>
              <table:table-cell office:value-type="float" office:value="8.11614250617953">
                <text:p>8.116142506179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.75">
                <text:p>18.75</text:p>
              </table:table-cell>
              <table:table-cell office:value-type="float" office:value="7.98302153078385">
                <text:p>7.983021530783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.875">
                <text:p>18.875</text:p>
              </table:table-cell>
              <table:table-cell office:value-type="float" office:value="8.09798008875744">
                <text:p>8.097980088757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">
                <text:p>19</text:p>
              </table:table-cell>
              <table:table-cell office:value-type="float" office:value="8.12102850484422">
                <text:p>8.121028504844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.125">
                <text:p>19.125</text:p>
              </table:table-cell>
              <table:table-cell office:value-type="float" office:value="8.17437061822952">
                <text:p>8.174370618229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.25">
                <text:p>19.25</text:p>
              </table:table-cell>
              <table:table-cell office:value-type="float" office:value="8.12448283832903">
                <text:p>8.124482838329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.375">
                <text:p>19.375</text:p>
              </table:table-cell>
              <table:table-cell office:value-type="float" office:value="8.01111896547492">
                <text:p>8.011118965474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.5">
                <text:p>19.5</text:p>
              </table:table-cell>
              <table:table-cell office:value-type="float" office:value="8.24921434663104">
                <text:p>8.249214346631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.625">
                <text:p>19.625</text:p>
              </table:table-cell>
              <table:table-cell office:value-type="float" office:value="8.33182370588844">
                <text:p>8.331823705888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.75">
                <text:p>19.75</text:p>
              </table:table-cell>
              <table:table-cell office:value-type="float" office:value="8.41746196198812">
                <text:p>8.417461961988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.875">
                <text:p>19.875</text:p>
              </table:table-cell>
              <table:table-cell office:value-type="float" office:value="8.40877515637467">
                <text:p>8.408775156374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">
                <text:p>20</text:p>
              </table:table-cell>
              <table:table-cell office:value-type="float" office:value="8.35700853170627">
                <text:p>8.357008531706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.125">
                <text:p>20.125</text:p>
              </table:table-cell>
              <table:table-cell office:value-type="float" office:value="8.13415223303003">
                <text:p>8.134152233030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.25">
                <text:p>20.25</text:p>
              </table:table-cell>
              <table:table-cell office:value-type="float" office:value="7.95666336102612">
                <text:p>7.956663361026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.375">
                <text:p>20.375</text:p>
              </table:table-cell>
              <table:table-cell office:value-type="float" office:value="7.99241027736876">
                <text:p>7.992410277368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5">
                <text:p>20.5</text:p>
              </table:table-cell>
              <table:table-cell office:value-type="float" office:value="7.9924014669868">
                <text:p>7.99240146698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625">
                <text:p>20.625</text:p>
              </table:table-cell>
              <table:table-cell office:value-type="float" office:value="7.9716270190996">
                <text:p>7.97162701909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75">
                <text:p>20.75</text:p>
              </table:table-cell>
              <table:table-cell office:value-type="float" office:value="8.08156820639139">
                <text:p>8.081568206391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.875">
                <text:p>20.875</text:p>
              </table:table-cell>
              <table:table-cell office:value-type="float" office:value="8.07162917231988">
                <text:p>8.071629172319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">
                <text:p>21</text:p>
              </table:table-cell>
              <table:table-cell office:value-type="float" office:value="8.09336039667799">
                <text:p>8.093360396677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.125">
                <text:p>21.125</text:p>
              </table:table-cell>
              <table:table-cell office:value-type="float" office:value="8.08272624899362">
                <text:p>8.082726248993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.25">
                <text:p>21.25</text:p>
              </table:table-cell>
              <table:table-cell office:value-type="float" office:value="7.97134270957326">
                <text:p>7.971342709573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.375">
                <text:p>21.375</text:p>
              </table:table-cell>
              <table:table-cell office:value-type="float" office:value="7.96840727360357">
                <text:p>7.968407273603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.5">
                <text:p>21.5</text:p>
              </table:table-cell>
              <table:table-cell office:value-type="float" office:value="8.12783330504801">
                <text:p>8.127833305048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.625">
                <text:p>21.625</text:p>
              </table:table-cell>
              <table:table-cell office:value-type="float" office:value="8.07235468957928">
                <text:p>8.072354689579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.75">
                <text:p>21.75</text:p>
              </table:table-cell>
              <table:table-cell office:value-type="float" office:value="8.01859111024467">
                <text:p>8.018591110244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.875">
                <text:p>21.875</text:p>
              </table:table-cell>
              <table:table-cell office:value-type="float" office:value="8.08448550126498">
                <text:p>8.084485501264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">
                <text:p>22</text:p>
              </table:table-cell>
              <table:table-cell office:value-type="float" office:value="8.09457882932339">
                <text:p>8.094578829323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2.125">
                <text:p>22.125</text:p>
              </table:table-cell>
              <table:table-cell office:value-type="float" office:value="8.15287991652814">
                <text:p>8.152879916528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.25">
                <text:p>22.25</text:p>
              </table:table-cell>
              <table:table-cell office:value-type="float" office:value="8.21318410057945">
                <text:p>8.213184100579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.375">
                <text:p>22.375</text:p>
              </table:table-cell>
              <table:table-cell office:value-type="float" office:value="8.05462349950158">
                <text:p>8.054623499501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.5">
                <text:p>22.5</text:p>
              </table:table-cell>
              <table:table-cell office:value-type="float" office:value="8.19375242396388">
                <text:p>8.193752423963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.625">
                <text:p>22.625</text:p>
              </table:table-cell>
              <table:table-cell office:value-type="float" office:value="8.22013832329472">
                <text:p>8.2201383232947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2.75">
                <text:p>22.75</text:p>
              </table:table-cell>
              <table:table-cell office:value-type="float" office:value="8.18821209472523">
                <text:p>8.188212094725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.875">
                <text:p>22.875</text:p>
              </table:table-cell>
              <table:table-cell office:value-type="float" office:value="8.17358795013264">
                <text:p>8.173587950132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3">
                <text:p>23</text:p>
              </table:table-cell>
              <table:table-cell office:value-type="float" office:value="8.14415508609222">
                <text:p>8.144155086092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3.125">
                <text:p>23.125</text:p>
              </table:table-cell>
              <table:table-cell office:value-type="float" office:value="8.19259064333535">
                <text:p>8.192590643335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.25">
                <text:p>23.25</text:p>
              </table:table-cell>
              <table:table-cell office:value-type="float" office:value="8.21958657678512">
                <text:p>8.219586576785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.375">
                <text:p>23.375</text:p>
              </table:table-cell>
              <table:table-cell office:value-type="float" office:value="8.22005226643856">
                <text:p>8.220052266438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.5">
                <text:p>23.5</text:p>
              </table:table-cell>
              <table:table-cell office:value-type="float" office:value="8.1197566324847">
                <text:p>8.11975663248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3.625">
                <text:p>23.625</text:p>
              </table:table-cell>
              <table:table-cell office:value-type="float" office:value="8.13228750358926">
                <text:p>8.132287503589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.75">
                <text:p>23.75</text:p>
              </table:table-cell>
              <table:table-cell office:value-type="float" office:value="8.22618304352024">
                <text:p>8.226183043520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.875">
                <text:p>23.875</text:p>
              </table:table-cell>
              <table:table-cell office:value-type="float" office:value="8.24082573563919">
                <text:p>8.240825735639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4">
                <text:p>24</text:p>
              </table:table-cell>
              <table:table-cell office:value-type="float" office:value="8.19626396576462">
                <text:p>8.196263965764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4.125">
                <text:p>24.125</text:p>
              </table:table-cell>
              <table:table-cell office:value-type="float" office:value="8.10811864993709">
                <text:p>8.1081186499370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.25">
                <text:p>24.25</text:p>
              </table:table-cell>
              <table:table-cell office:value-type="float" office:value="8.20382413635722">
                <text:p>8.203824136357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.375">
                <text:p>24.375</text:p>
              </table:table-cell>
              <table:table-cell office:value-type="float" office:value="8.19834238510456">
                <text:p>8.198342385104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4.5">
                <text:p>24.5</text:p>
              </table:table-cell>
              <table:table-cell office:value-type="float" office:value="8.20818865075863">
                <text:p>8.208188650758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4.625">
                <text:p>24.625</text:p>
              </table:table-cell>
              <table:table-cell office:value-type="float" office:value="8.09394311739661">
                <text:p>8.093943117396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4.75">
                <text:p>24.75</text:p>
              </table:table-cell>
              <table:table-cell office:value-type="float" office:value="8.12541377996336">
                <text:p>8.125413779963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.875">
                <text:p>24.875</text:p>
              </table:table-cell>
              <table:table-cell office:value-type="float" office:value="8.26783215694156">
                <text:p>8.267832156941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">
                <text:p>25</text:p>
              </table:table-cell>
              <table:table-cell office:value-type="float" office:value="8.15944919816965">
                <text:p>8.159449198169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.125">
                <text:p>25.125</text:p>
              </table:table-cell>
              <table:table-cell office:value-type="float" office:value="8.18551459760415">
                <text:p>8.185514597604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.25">
                <text:p>25.25</text:p>
              </table:table-cell>
              <table:table-cell office:value-type="float" office:value="8.13981741990695">
                <text:p>8.139817419906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.375">
                <text:p>25.375</text:p>
              </table:table-cell>
              <table:table-cell office:value-type="float" office:value="8.12726406844277">
                <text:p>8.127264068442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5.5">
                <text:p>25.5</text:p>
              </table:table-cell>
              <table:table-cell office:value-type="float" office:value="8.16410199856882">
                <text:p>8.1641019985688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.625">
                <text:p>25.625</text:p>
              </table:table-cell>
              <table:table-cell office:value-type="float" office:value="8.21084212504125">
                <text:p>8.210842125041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.75">
                <text:p>25.75</text:p>
              </table:table-cell>
              <table:table-cell office:value-type="float" office:value="8.16075384604811">
                <text:p>8.160753846048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.875">
                <text:p>25.875</text:p>
              </table:table-cell>
              <table:table-cell office:value-type="float" office:value="8.09993920252403">
                <text:p>8.099939202524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">
                <text:p>26</text:p>
              </table:table-cell>
              <table:table-cell office:value-type="float" office:value="8.24866671733314">
                <text:p>8.2486667173331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.125">
                <text:p>26.125</text:p>
              </table:table-cell>
              <table:table-cell office:value-type="float" office:value="8.18881961399183">
                <text:p>8.1888196139918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.25">
                <text:p>26.25</text:p>
              </table:table-cell>
              <table:table-cell office:value-type="float" office:value="8.229140725697">
                <text:p>8.22914072569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.375">
                <text:p>26.375</text:p>
              </table:table-cell>
              <table:table-cell office:value-type="float" office:value="8.17416820896373">
                <text:p>8.174168208963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.5">
                <text:p>26.5</text:p>
              </table:table-cell>
              <table:table-cell office:value-type="float" office:value="8.18444261520512">
                <text:p>8.184442615205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.625">
                <text:p>26.625</text:p>
              </table:table-cell>
              <table:table-cell office:value-type="float" office:value="8.24241744322501">
                <text:p>8.242417443225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.75">
                <text:p>26.75</text:p>
              </table:table-cell>
              <table:table-cell office:value-type="float" office:value="8.25479422149547">
                <text:p>8.2547942214954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.875">
                <text:p>26.875</text:p>
              </table:table-cell>
              <table:table-cell office:value-type="float" office:value="8.29934055030769">
                <text:p>8.299340550307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7">
                <text:p>27</text:p>
              </table:table-cell>
              <table:table-cell office:value-type="float" office:value="8.13004407472129">
                <text:p>8.1300440747212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7.125">
                <text:p>27.125</text:p>
              </table:table-cell>
              <table:table-cell office:value-type="float" office:value="8.17967635010427">
                <text:p>8.179676350104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.25">
                <text:p>27.25</text:p>
              </table:table-cell>
              <table:table-cell office:value-type="float" office:value="8.27362759607923">
                <text:p>8.273627596079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7.375">
                <text:p>27.375</text:p>
              </table:table-cell>
              <table:table-cell office:value-type="float" office:value="8.29480227313088">
                <text:p>8.294802273130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7.5">
                <text:p>27.5</text:p>
              </table:table-cell>
              <table:table-cell office:value-type="float" office:value="8.19088691441473">
                <text:p>8.1908869144147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.625">
                <text:p>27.625</text:p>
              </table:table-cell>
              <table:table-cell office:value-type="float" office:value="8.15503364056266">
                <text:p>8.1550336405626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7.75">
                <text:p>27.75</text:p>
              </table:table-cell>
              <table:table-cell office:value-type="float" office:value="8.31701242982057">
                <text:p>8.3170124298205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.875">
                <text:p>27.875</text:p>
              </table:table-cell>
              <table:table-cell office:value-type="float" office:value="8.24858095770374">
                <text:p>8.2485809577037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8">
                <text:p>28</text:p>
              </table:table-cell>
              <table:table-cell office:value-type="float" office:value="8.25827561310672">
                <text:p>8.258275613106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.125">
                <text:p>28.125</text:p>
              </table:table-cell>
              <table:table-cell office:value-type="float" office:value="8.13534103675533">
                <text:p>8.135341036755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.25">
                <text:p>28.25</text:p>
              </table:table-cell>
              <table:table-cell office:value-type="float" office:value="8.2127583718562">
                <text:p>8.212758371856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.375">
                <text:p>28.375</text:p>
              </table:table-cell>
              <table:table-cell office:value-type="float" office:value="8.29514793755823">
                <text:p>8.295147937558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.5">
                <text:p>28.5</text:p>
              </table:table-cell>
              <table:table-cell office:value-type="float" office:value="8.26260060279133">
                <text:p>8.262600602791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.625">
                <text:p>28.625</text:p>
              </table:table-cell>
              <table:table-cell office:value-type="float" office:value="8.22111228950902">
                <text:p>8.221112289509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.75">
                <text:p>28.75</text:p>
              </table:table-cell>
              <table:table-cell office:value-type="float" office:value="8.14925803910702">
                <text:p>8.149258039107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.875">
                <text:p>28.875</text:p>
              </table:table-cell>
              <table:table-cell office:value-type="float" office:value="8.27372153761507">
                <text:p>8.273721537615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9">
                <text:p>29</text:p>
              </table:table-cell>
              <table:table-cell office:value-type="float" office:value="8.23250043513595">
                <text:p>8.232500435135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.125">
                <text:p>29.125</text:p>
              </table:table-cell>
              <table:table-cell office:value-type="float" office:value="8.26840664379223">
                <text:p>8.268406643792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.25">
                <text:p>29.25</text:p>
              </table:table-cell>
              <table:table-cell office:value-type="float" office:value="8.19825656465088">
                <text:p>8.1982565646508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9.375">
                <text:p>29.375</text:p>
              </table:table-cell>
              <table:table-cell office:value-type="float" office:value="8.17758673747747">
                <text:p>8.177586737477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.5">
                <text:p>29.5</text:p>
              </table:table-cell>
              <table:table-cell office:value-type="float" office:value="8.30490120018764">
                <text:p>8.304901200187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9.625">
                <text:p>29.625</text:p>
              </table:table-cell>
              <table:table-cell office:value-type="float" office:value="8.21591867408866">
                <text:p>8.215918674088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.75">
                <text:p>29.75</text:p>
              </table:table-cell>
              <table:table-cell office:value-type="float" office:value="8.24092524125083">
                <text:p>8.2409252412508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9.875">
                <text:p>29.875</text:p>
              </table:table-cell>
              <table:table-cell office:value-type="float" office:value="8.1611465211543">
                <text:p>8.161146521154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0">
                <text:p>30</text:p>
              </table:table-cell>
              <table:table-cell office:value-type="float" office:value="8.17920215679676">
                <text:p>8.179202156796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.125">
                <text:p>30.125</text:p>
              </table:table-cell>
              <table:table-cell office:value-type="float" office:value="8.22858718908235">
                <text:p>8.228587189082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.25">
                <text:p>30.25</text:p>
              </table:table-cell>
              <table:table-cell office:value-type="float" office:value="8.29270330220934">
                <text:p>8.292703302209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.375">
                <text:p>30.375</text:p>
              </table:table-cell>
              <table:table-cell office:value-type="float" office:value="8.25978429386314">
                <text:p>8.2597842938631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.5">
                <text:p>30.5</text:p>
              </table:table-cell>
              <table:table-cell office:value-type="float" office:value="8.12971988351756">
                <text:p>8.129719883517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0.625">
                <text:p>30.625</text:p>
              </table:table-cell>
              <table:table-cell office:value-type="float" office:value="8.29343001066933">
                <text:p>8.293430010669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0.75">
                <text:p>30.75</text:p>
              </table:table-cell>
              <table:table-cell office:value-type="float" office:value="8.26419743436017">
                <text:p>8.2641974343601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.875">
                <text:p>30.875</text:p>
              </table:table-cell>
              <table:table-cell office:value-type="float" office:value="8.27663287621051">
                <text:p>8.2766328762105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1">
                <text:p>31</text:p>
              </table:table-cell>
              <table:table-cell office:value-type="float" office:value="8.16598353300956">
                <text:p>8.165983533009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1.125">
                <text:p>31.125</text:p>
              </table:table-cell>
              <table:table-cell office:value-type="float" office:value="8.19660935611803">
                <text:p>8.196609356118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1.25">
                <text:p>31.25</text:p>
              </table:table-cell>
              <table:table-cell office:value-type="float" office:value="8.29825827287445">
                <text:p>8.298258272874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1.375">
                <text:p>31.375</text:p>
              </table:table-cell>
              <table:table-cell office:value-type="float" office:value="8.30217076791564">
                <text:p>8.302170767915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1.5">
                <text:p>31.5</text:p>
              </table:table-cell>
              <table:table-cell office:value-type="float" office:value="8.27456692270199">
                <text:p>8.274566922701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1.625">
                <text:p>31.625</text:p>
              </table:table-cell>
              <table:table-cell office:value-type="float" office:value="8.13292984174722">
                <text:p>8.132929841747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1.75">
                <text:p>31.75</text:p>
              </table:table-cell>
              <table:table-cell office:value-type="float" office:value="8.23680037761379">
                <text:p>8.2368003776137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1.875">
                <text:p>31.875</text:p>
              </table:table-cell>
              <table:table-cell office:value-type="float" office:value="8.31452988105023">
                <text:p>8.3145298810502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2">
                <text:p>32</text:p>
              </table:table-cell>
              <table:table-cell office:value-type="float" office:value="8.26824264987931">
                <text:p>8.2682426498793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2.125">
                <text:p>32.125</text:p>
              </table:table-cell>
              <table:table-cell office:value-type="float" office:value="8.21472981438289">
                <text:p>8.2147298143828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2.25">
                <text:p>32.25</text:p>
              </table:table-cell>
              <table:table-cell office:value-type="float" office:value="8.21494143257524">
                <text:p>8.214941432575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2.375">
                <text:p>32.375</text:p>
              </table:table-cell>
              <table:table-cell office:value-type="float" office:value="8.35089975439366">
                <text:p>8.3508997543936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2.5">
                <text:p>32.5</text:p>
              </table:table-cell>
              <table:table-cell office:value-type="float" office:value="8.2364739563687">
                <text:p>8.236473956368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2.625">
                <text:p>32.625</text:p>
              </table:table-cell>
              <table:table-cell office:value-type="float" office:value="8.27622926008025">
                <text:p>8.276229260080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2.75">
                <text:p>32.75</text:p>
              </table:table-cell>
              <table:table-cell office:value-type="float" office:value="8.18456475726559">
                <text:p>8.1845647572655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2.875">
                <text:p>32.875</text:p>
              </table:table-cell>
              <table:table-cell office:value-type="float" office:value="8.21774576760164">
                <text:p>8.217745767601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3">
                <text:p>33</text:p>
              </table:table-cell>
              <table:table-cell office:value-type="float" office:value="8.26765949970796">
                <text:p>8.2676594997079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3.125">
                <text:p>33.125</text:p>
              </table:table-cell>
              <table:table-cell office:value-type="float" office:value="8.3016257439264">
                <text:p>8.30162574392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3.25">
                <text:p>33.25</text:p>
              </table:table-cell>
              <table:table-cell office:value-type="float" office:value="8.26526899896659">
                <text:p>8.265268998966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3.375">
                <text:p>33.375</text:p>
              </table:table-cell>
              <table:table-cell office:value-type="float" office:value="8.17468121579377">
                <text:p>8.1746812157937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3.5">
                <text:p>33.5</text:p>
              </table:table-cell>
              <table:table-cell office:value-type="float" office:value="8.26619532473174">
                <text:p>8.2661953247317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3.625">
                <text:p>33.625</text:p>
              </table:table-cell>
              <table:table-cell office:value-type="float" office:value="8.27761118342748">
                <text:p>8.2776111834274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3.75">
                <text:p>33.75</text:p>
              </table:table-cell>
              <table:table-cell office:value-type="float" office:value="8.28995818448455">
                <text:p>8.289958184484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3.875">
                <text:p>33.875</text:p>
              </table:table-cell>
              <table:table-cell office:value-type="float" office:value="8.22911163947376">
                <text:p>8.2291116394737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4">
                <text:p>34</text:p>
              </table:table-cell>
              <table:table-cell office:value-type="float" office:value="8.19008957803642">
                <text:p>8.1900895780364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4.125">
                <text:p>34.125</text:p>
              </table:table-cell>
              <table:table-cell office:value-type="float" office:value="8.30846008184253">
                <text:p>8.3084600818425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4.25">
                <text:p>34.25</text:p>
              </table:table-cell>
              <table:table-cell office:value-type="float" office:value="8.28975910333567">
                <text:p>8.289759103335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4.375">
                <text:p>34.375</text:p>
              </table:table-cell>
              <table:table-cell office:value-type="float" office:value="8.26981895324058">
                <text:p>8.269818953240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4.5">
                <text:p>34.5</text:p>
              </table:table-cell>
              <table:table-cell office:value-type="float" office:value="8.15429260807553">
                <text:p>8.154292608075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4.625">
                <text:p>34.625</text:p>
              </table:table-cell>
              <table:table-cell office:value-type="float" office:value="8.21753553550297">
                <text:p>8.2175355355029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4.75">
                <text:p>34.75</text:p>
              </table:table-cell>
              <table:table-cell office:value-type="float" office:value="8.27806652519957">
                <text:p>8.2780665251995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4.875">
                <text:p>34.875</text:p>
              </table:table-cell>
              <table:table-cell office:value-type="float" office:value="8.32919583658329">
                <text:p>8.3291958365832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5">
                <text:p>35</text:p>
              </table:table-cell>
              <table:table-cell office:value-type="float" office:value="8.22577337775938">
                <text:p>8.2257733777593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5.125">
                <text:p>35.125</text:p>
              </table:table-cell>
              <table:table-cell office:value-type="float" office:value="8.1913518371452">
                <text:p>8.19135183714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5.25">
                <text:p>35.25</text:p>
              </table:table-cell>
              <table:table-cell office:value-type="float" office:value="8.35730267957229">
                <text:p>8.3573026795722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5.375">
                <text:p>35.375</text:p>
              </table:table-cell>
              <table:table-cell office:value-type="float" office:value="8.29410409108174">
                <text:p>8.2941040910817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5.5">
                <text:p>35.5</text:p>
              </table:table-cell>
              <table:table-cell office:value-type="float" office:value="8.2715140317732">
                <text:p>8.27151403177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5.625">
                <text:p>35.625</text:p>
              </table:table-cell>
              <table:table-cell office:value-type="float" office:value="8.23094452881397">
                <text:p>8.2309445288139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5.75">
                <text:p>35.75</text:p>
              </table:table-cell>
              <table:table-cell office:value-type="float" office:value="8.2722626479764">
                <text:p>8.272262647976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5.875">
                <text:p>35.875</text:p>
              </table:table-cell>
              <table:table-cell office:value-type="float" office:value="8.31204616315146">
                <text:p>8.3120461631514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6">
                <text:p>36</text:p>
              </table:table-cell>
              <table:table-cell office:value-type="float" office:value="8.34365013374476">
                <text:p>8.3436501337447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6.125">
                <text:p>36.125</text:p>
              </table:table-cell>
              <table:table-cell office:value-type="float" office:value="8.32325403079186">
                <text:p>8.3232540307918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6.25">
                <text:p>36.25</text:p>
              </table:table-cell>
              <table:table-cell office:value-type="float" office:value="8.20686819164848">
                <text:p>8.2068681916484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6.375">
                <text:p>36.375</text:p>
              </table:table-cell>
              <table:table-cell office:value-type="float" office:value="8.31008644863308">
                <text:p>8.3100864486330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6.5">
                <text:p>36.5</text:p>
              </table:table-cell>
              <table:table-cell office:value-type="float" office:value="8.32204327318553">
                <text:p>8.3220432731855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6.625">
                <text:p>36.625</text:p>
              </table:table-cell>
              <table:table-cell office:value-type="float" office:value="8.33915676032425">
                <text:p>8.339156760324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.75">
                <text:p>36.75</text:p>
              </table:table-cell>
              <table:table-cell office:value-type="float" office:value="8.27033930826038">
                <text:p>8.2703393082603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.875">
                <text:p>36.875</text:p>
              </table:table-cell>
              <table:table-cell office:value-type="float" office:value="8.26034317258381">
                <text:p>8.2603431725838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7">
                <text:p>37</text:p>
              </table:table-cell>
              <table:table-cell office:value-type="float" office:value="8.33007478197727">
                <text:p>8.3300747819772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7.125">
                <text:p>37.125</text:p>
              </table:table-cell>
              <table:table-cell office:value-type="float" office:value="8.323233970567">
                <text:p>8.3232339705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7.25">
                <text:p>37.25</text:p>
              </table:table-cell>
              <table:table-cell office:value-type="float" office:value="8.33262154396507">
                <text:p>8.3326215439650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7.375">
                <text:p>37.375</text:p>
              </table:table-cell>
              <table:table-cell office:value-type="float" office:value="8.21880507516237">
                <text:p>8.2188050751623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7.5">
                <text:p>37.5</text:p>
              </table:table-cell>
              <table:table-cell office:value-type="float" office:value="8.26230067991701">
                <text:p>8.262300679917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7.625">
                <text:p>37.625</text:p>
              </table:table-cell>
              <table:table-cell office:value-type="float" office:value="8.31926160053897">
                <text:p>8.3192616005389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7.75">
                <text:p>37.75</text:p>
              </table:table-cell>
              <table:table-cell office:value-type="float" office:value="8.36653862978183">
                <text:p>8.3665386297818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7.875">
                <text:p>37.875</text:p>
              </table:table-cell>
              <table:table-cell office:value-type="float" office:value="8.3245746026437">
                <text:p>8.324574602643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8">
                <text:p>38</text:p>
              </table:table-cell>
              <table:table-cell office:value-type="float" office:value="8.18765044063982">
                <text:p>8.1876504406398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8.125">
                <text:p>38.125</text:p>
              </table:table-cell>
              <table:table-cell office:value-type="float" office:value="8.36854638046118">
                <text:p>8.3685463804611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8.25">
                <text:p>38.25</text:p>
              </table:table-cell>
              <table:table-cell office:value-type="float" office:value="8.35478784651712">
                <text:p>8.3547878465171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8.375">
                <text:p>38.375</text:p>
              </table:table-cell>
              <table:table-cell office:value-type="float" office:value="8.31446986554292">
                <text:p>8.3144698655429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8.5">
                <text:p>38.5</text:p>
              </table:table-cell>
              <table:table-cell office:value-type="float" office:value="8.24719964572385">
                <text:p>8.2471996457238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8.625">
                <text:p>38.625</text:p>
              </table:table-cell>
              <table:table-cell office:value-type="float" office:value="8.28534884145616">
                <text:p>8.285348841456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8.75">
                <text:p>38.75</text:p>
              </table:table-cell>
              <table:table-cell office:value-type="float" office:value="8.34636513468257">
                <text:p>8.3463651346825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8.875">
                <text:p>38.875</text:p>
              </table:table-cell>
              <table:table-cell office:value-type="float" office:value="8.35110665113959">
                <text:p>8.3511066511395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9">
                <text:p>39</text:p>
              </table:table-cell>
              <table:table-cell office:value-type="float" office:value="8.30795282164986">
                <text:p>8.3079528216498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9.125">
                <text:p>39.125</text:p>
              </table:table-cell>
              <table:table-cell office:value-type="float" office:value="8.22636451362128">
                <text:p>8.2263645136212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9.25">
                <text:p>39.25</text:p>
              </table:table-cell>
              <table:table-cell office:value-type="float" office:value="8.33748423892413">
                <text:p>8.337484238924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9.375">
                <text:p>39.375</text:p>
              </table:table-cell>
              <table:table-cell office:value-type="float" office:value="8.31030375642039">
                <text:p>8.3103037564203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9.5">
                <text:p>39.5</text:p>
              </table:table-cell>
              <table:table-cell office:value-type="float" office:value="8.33293547615376">
                <text:p>8.3329354761537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9.625">
                <text:p>39.625</text:p>
              </table:table-cell>
              <table:table-cell office:value-type="float" office:value="8.31372283766763">
                <text:p>8.3137228376676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9.75">
                <text:p>39.75</text:p>
              </table:table-cell>
              <table:table-cell office:value-type="float" office:value="8.23628435569592">
                <text:p>8.2362843556959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9.875">
                <text:p>39.875</text:p>
              </table:table-cell>
              <table:table-cell office:value-type="float" office:value="8.38388728442341">
                <text:p>8.3838872844234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">
                <text:p>40</text:p>
              </table:table-cell>
              <table:table-cell office:value-type="float" office:value="8.32488999057614">
                <text:p>8.324889990576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.125">
                <text:p>40.125</text:p>
              </table:table-cell>
              <table:table-cell office:value-type="float" office:value="8.31154994903744">
                <text:p>8.3115499490374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0.25">
                <text:p>40.25</text:p>
              </table:table-cell>
              <table:table-cell office:value-type="float" office:value="8.2698725702803">
                <text:p>8.269872570280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0.375">
                <text:p>40.375</text:p>
              </table:table-cell>
              <table:table-cell office:value-type="float" office:value="8.29201593581842">
                <text:p>8.2920159358184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0.5">
                <text:p>40.5</text:p>
              </table:table-cell>
              <table:table-cell office:value-type="float" office:value="8.28664166388097">
                <text:p>8.2866416638809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0.625">
                <text:p>40.625</text:p>
              </table:table-cell>
              <table:table-cell office:value-type="float" office:value="8.36011773636606">
                <text:p>8.3601177363660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0.75">
                <text:p>40.75</text:p>
              </table:table-cell>
              <table:table-cell office:value-type="float" office:value="8.38602684668693">
                <text:p>8.386026846686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0.875">
                <text:p>40.875</text:p>
              </table:table-cell>
              <table:table-cell office:value-type="float" office:value="8.19651828084956">
                <text:p>8.1965182808495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1">
                <text:p>41</text:p>
              </table:table-cell>
              <table:table-cell office:value-type="float" office:value="8.33910873551196">
                <text:p>8.3391087355119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1.125">
                <text:p>41.125</text:p>
              </table:table-cell>
              <table:table-cell office:value-type="float" office:value="8.37778850200203">
                <text:p>8.3777885020020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1.25">
                <text:p>41.25</text:p>
              </table:table-cell>
              <table:table-cell office:value-type="float" office:value="8.34334022678768">
                <text:p>8.343340226787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1.375">
                <text:p>41.375</text:p>
              </table:table-cell>
              <table:table-cell office:value-type="float" office:value="8.28221844201366">
                <text:p>8.2822184420136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1.5">
                <text:p>41.5</text:p>
              </table:table-cell>
              <table:table-cell office:value-type="float" office:value="8.27079265821324">
                <text:p>8.270792658213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1.625">
                <text:p>41.625</text:p>
              </table:table-cell>
              <table:table-cell office:value-type="float" office:value="8.35647303154891">
                <text:p>8.3564730315489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1.75">
                <text:p>41.75</text:p>
              </table:table-cell>
              <table:table-cell office:value-type="float" office:value="8.35387357157702">
                <text:p>8.353873571577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1.875">
                <text:p>41.875</text:p>
              </table:table-cell>
              <table:table-cell office:value-type="float" office:value="8.34665026357826">
                <text:p>8.3466502635782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2">
                <text:p>42</text:p>
              </table:table-cell>
              <table:table-cell office:value-type="float" office:value="8.1932976345832">
                <text:p>8.193297634583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2.125">
                <text:p>42.125</text:p>
              </table:table-cell>
              <table:table-cell office:value-type="float" office:value="8.28673196358811">
                <text:p>8.286731963588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2.25">
                <text:p>42.25</text:p>
              </table:table-cell>
              <table:table-cell office:value-type="float" office:value="8.35382492900614">
                <text:p>8.3538249290061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2.375">
                <text:p>42.375</text:p>
              </table:table-cell>
              <table:table-cell office:value-type="float" office:value="8.29511050577797">
                <text:p>8.2951105057779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2.5">
                <text:p>42.5</text:p>
              </table:table-cell>
              <table:table-cell office:value-type="float" office:value="8.29385695322024">
                <text:p>8.293856953220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2.625">
                <text:p>42.625</text:p>
              </table:table-cell>
              <table:table-cell office:value-type="float" office:value="8.22006969370406">
                <text:p>8.2200696937040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2.75">
                <text:p>42.75</text:p>
              </table:table-cell>
              <table:table-cell office:value-type="float" office:value="8.36168539803603">
                <text:p>8.3616853980360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2.875">
                <text:p>42.875</text:p>
              </table:table-cell>
              <table:table-cell office:value-type="float" office:value="8.31212049811456">
                <text:p>8.3121204981145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3">
                <text:p>43</text:p>
              </table:table-cell>
              <table:table-cell office:value-type="float" office:value="8.30346928206758">
                <text:p>8.3034692820675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3.125">
                <text:p>43.125</text:p>
              </table:table-cell>
              <table:table-cell office:value-type="float" office:value="8.22823319361884">
                <text:p>8.2282331936188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3.25">
                <text:p>43.25</text:p>
              </table:table-cell>
              <table:table-cell office:value-type="float" office:value="8.26549687132321">
                <text:p>8.2654968713232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3.375">
                <text:p>43.375</text:p>
              </table:table-cell>
              <table:table-cell office:value-type="float" office:value="8.29349186626563">
                <text:p>8.2934918662656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3.5">
                <text:p>43.5</text:p>
              </table:table-cell>
              <table:table-cell office:value-type="float" office:value="8.2873162195137">
                <text:p>8.287316219513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3.625">
                <text:p>43.625</text:p>
              </table:table-cell>
              <table:table-cell office:value-type="float" office:value="8.2969367442861">
                <text:p>8.296936744286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3.75">
                <text:p>43.75</text:p>
              </table:table-cell>
              <table:table-cell office:value-type="float" office:value="8.18407579967627">
                <text:p>8.1840757996762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3.875">
                <text:p>43.875</text:p>
              </table:table-cell>
              <table:table-cell office:value-type="float" office:value="8.24393623246386">
                <text:p>8.2439362324638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4">
                <text:p>44</text:p>
              </table:table-cell>
              <table:table-cell office:value-type="float" office:value="8.28193321820434">
                <text:p>8.281933218204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4.125">
                <text:p>44.125</text:p>
              </table:table-cell>
              <table:table-cell office:value-type="float" office:value="8.29415279203258">
                <text:p>8.2941527920325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4.25">
                <text:p>44.25</text:p>
              </table:table-cell>
              <table:table-cell office:value-type="float" office:value="8.27659478364972">
                <text:p>8.2765947836497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4.375">
                <text:p>44.375</text:p>
              </table:table-cell>
              <table:table-cell office:value-type="float" office:value="8.1678812935944">
                <text:p>8.167881293594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4.5">
                <text:p>44.5</text:p>
              </table:table-cell>
              <table:table-cell office:value-type="float" office:value="8.31855915385049">
                <text:p>8.3185591538504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4.625">
                <text:p>44.625</text:p>
              </table:table-cell>
              <table:table-cell office:value-type="float" office:value="8.30028008627263">
                <text:p>8.3002800862726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4.75">
                <text:p>44.75</text:p>
              </table:table-cell>
              <table:table-cell office:value-type="float" office:value="8.31057990095039">
                <text:p>8.3105799009503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4.875">
                <text:p>44.875</text:p>
              </table:table-cell>
              <table:table-cell office:value-type="float" office:value="8.19160911237254">
                <text:p>8.1916091123725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5">
                <text:p>45</text:p>
              </table:table-cell>
              <table:table-cell office:value-type="float" office:value="8.26582371673841">
                <text:p>8.2658237167384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5.125">
                <text:p>45.125</text:p>
              </table:table-cell>
              <table:table-cell office:value-type="float" office:value="8.289981636433">
                <text:p>8.2899816364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5.25">
                <text:p>45.25</text:p>
              </table:table-cell>
              <table:table-cell office:value-type="float" office:value="8.32756032947549">
                <text:p>8.3275603294754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5.375">
                <text:p>45.375</text:p>
              </table:table-cell>
              <table:table-cell office:value-type="float" office:value="8.30267148750394">
                <text:p>8.3026714875039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5.5">
                <text:p>45.5</text:p>
              </table:table-cell>
              <table:table-cell office:value-type="float" office:value="8.16756079850872">
                <text:p>8.1675607985087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5.625">
                <text:p>45.625</text:p>
              </table:table-cell>
              <table:table-cell office:value-type="float" office:value="8.30486791087465">
                <text:p>8.3048679108746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5.75">
                <text:p>45.75</text:p>
              </table:table-cell>
              <table:table-cell office:value-type="float" office:value="8.36881683714381">
                <text:p>8.3688168371438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5.875">
                <text:p>45.875</text:p>
              </table:table-cell>
              <table:table-cell office:value-type="float" office:value="8.27198662534228">
                <text:p>8.2719866253422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6">
                <text:p>46</text:p>
              </table:table-cell>
              <table:table-cell office:value-type="float" office:value="8.23425550042696">
                <text:p>8.2342555004269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6.125">
                <text:p>46.125</text:p>
              </table:table-cell>
              <table:table-cell office:value-type="float" office:value="8.28951537110931">
                <text:p>8.2895153711093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6.25">
                <text:p>46.25</text:p>
              </table:table-cell>
              <table:table-cell office:value-type="float" office:value="8.30041151594845">
                <text:p>8.3004115159484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6.375">
                <text:p>46.375</text:p>
              </table:table-cell>
              <table:table-cell office:value-type="float" office:value="8.27361201460291">
                <text:p>8.2736120146029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6.5">
                <text:p>46.5</text:p>
              </table:table-cell>
              <table:table-cell office:value-type="float" office:value="8.35048288430047">
                <text:p>8.3504828843004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6.625">
                <text:p>46.625</text:p>
              </table:table-cell>
              <table:table-cell office:value-type="float" office:value="8.18264333205401">
                <text:p>8.182643332054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6.75">
                <text:p>46.75</text:p>
              </table:table-cell>
              <table:table-cell office:value-type="float" office:value="8.26507757597959">
                <text:p>8.2650775759795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6.875">
                <text:p>46.875</text:p>
              </table:table-cell>
              <table:table-cell office:value-type="float" office:value="8.3099623620301">
                <text:p>8.30996236203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7">
                <text:p>47</text:p>
              </table:table-cell>
              <table:table-cell office:value-type="float" office:value="8.2995149373484">
                <text:p>8.299514937348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7.125">
                <text:p>47.125</text:p>
              </table:table-cell>
              <table:table-cell office:value-type="float" office:value="8.28933195563101">
                <text:p>8.2893319556310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7.25">
                <text:p>47.25</text:p>
              </table:table-cell>
              <table:table-cell office:value-type="float" office:value="8.24177285237034">
                <text:p>8.2417728523703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7.375">
                <text:p>47.375</text:p>
              </table:table-cell>
              <table:table-cell office:value-type="float" office:value="8.28525339923535">
                <text:p>8.2852533992353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7.5">
                <text:p>47.5</text:p>
              </table:table-cell>
              <table:table-cell office:value-type="float" office:value="8.28580192947211">
                <text:p>8.2858019294721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7.625">
                <text:p>47.625</text:p>
              </table:table-cell>
              <table:table-cell office:value-type="float" office:value="8.32077119147306">
                <text:p>8.3207711914730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7.75">
                <text:p>47.75</text:p>
              </table:table-cell>
              <table:table-cell office:value-type="float" office:value="8.22567040705554">
                <text:p>8.2256704070555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7.875">
                <text:p>47.875</text:p>
              </table:table-cell>
              <table:table-cell office:value-type="float" office:value="8.24835237308124">
                <text:p>8.248352373081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8">
                <text:p>48</text:p>
              </table:table-cell>
              <table:table-cell office:value-type="float" office:value="8.27504521884363">
                <text:p>8.2750452188436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8.125">
                <text:p>48.125</text:p>
              </table:table-cell>
              <table:table-cell office:value-type="float" office:value="8.30254546685628">
                <text:p>8.3025454668562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8.25">
                <text:p>48.25</text:p>
              </table:table-cell>
              <table:table-cell office:value-type="float" office:value="8.31484117209142">
                <text:p>8.3148411720914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8.375">
                <text:p>48.375</text:p>
              </table:table-cell>
              <table:table-cell office:value-type="float" office:value="8.14216767592527">
                <text:p>8.1421676759252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8.5">
                <text:p>48.5</text:p>
              </table:table-cell>
              <table:table-cell office:value-type="float" office:value="8.24817755410823">
                <text:p>8.2481775541082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8.625">
                <text:p>48.625</text:p>
              </table:table-cell>
              <table:table-cell office:value-type="float" office:value="8.30470817498092">
                <text:p>8.3047081749809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8.75">
                <text:p>48.75</text:p>
              </table:table-cell>
              <table:table-cell office:value-type="float" office:value="8.32278276586636">
                <text:p>8.3227827658663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8.875">
                <text:p>48.875</text:p>
              </table:table-cell>
              <table:table-cell office:value-type="float" office:value="8.21818851509786">
                <text:p>8.2181885150978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9">
                <text:p>49</text:p>
              </table:table-cell>
              <table:table-cell office:value-type="float" office:value="8.19213155222323">
                <text:p>8.1921315522232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9.125">
                <text:p>49.125</text:p>
              </table:table-cell>
              <table:table-cell office:value-type="float" office:value="8.30193390225052">
                <text:p>8.3019339022505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9.25">
                <text:p>49.25</text:p>
              </table:table-cell>
              <table:table-cell office:value-type="float" office:value="8.28124228150426">
                <text:p>8.2812422815042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9.375">
                <text:p>49.375</text:p>
              </table:table-cell>
              <table:table-cell office:value-type="float" office:value="8.25796527164589">
                <text:p>8.2579652716458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9.5">
                <text:p>49.5</text:p>
              </table:table-cell>
              <table:table-cell office:value-type="float" office:value="8.18860628121965">
                <text:p>8.1886062812196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9.625">
                <text:p>49.625</text:p>
              </table:table-cell>
              <table:table-cell office:value-type="float" office:value="8.26146719858269">
                <text:p>8.2614671985826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9.75">
                <text:p>49.75</text:p>
              </table:table-cell>
              <table:table-cell office:value-type="float" office:value="8.27087381848138">
                <text:p>8.2708738184813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9.875">
                <text:p>49.875</text:p>
              </table:table-cell>
              <table:table-cell office:value-type="float" office:value="8.28500001438938">
                <text:p>8.2850000143893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0">
                <text:p>50</text:p>
              </table:table-cell>
              <table:table-cell office:value-type="float" office:value="8.29832601550105">
                <text:p>8.2983260155010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0.125">
                <text:p>50.125</text:p>
              </table:table-cell>
              <table:table-cell office:value-type="float" office:value="8.18042509731338">
                <text:p>8.1804250973133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0.25">
                <text:p>50.25</text:p>
              </table:table-cell>
              <table:table-cell office:value-type="float" office:value="8.30838053707171">
                <text:p>8.3083805370717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0.375">
                <text:p>50.375</text:p>
              </table:table-cell>
              <table:table-cell office:value-type="float" office:value="8.30584325531622">
                <text:p>8.3058432553162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0.5">
                <text:p>50.5</text:p>
              </table:table-cell>
              <table:table-cell office:value-type="float" office:value="8.30948041604854">
                <text:p>8.3094804160485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0.625">
                <text:p>50.625</text:p>
              </table:table-cell>
              <table:table-cell office:value-type="float" office:value="8.24051736104223">
                <text:p>8.2405173610422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0.75">
                <text:p>50.75</text:p>
              </table:table-cell>
              <table:table-cell office:value-type="float" office:value="8.27892523453325">
                <text:p>8.2789252345332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0.875">
                <text:p>50.875</text:p>
              </table:table-cell>
              <table:table-cell office:value-type="float" office:value="8.27045046751491">
                <text:p>8.2704504675149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1">
                <text:p>51</text:p>
              </table:table-cell>
              <table:table-cell office:value-type="float" office:value="8.30047818439429">
                <text:p>8.300478184394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1.125">
                <text:p>51.125</text:p>
              </table:table-cell>
              <table:table-cell office:value-type="float" office:value="8.36183829799637">
                <text:p>8.3618382979963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1.25">
                <text:p>51.25</text:p>
              </table:table-cell>
              <table:table-cell office:value-type="float" office:value="8.19244780422224">
                <text:p>8.1924478042222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1.375">
                <text:p>51.375</text:p>
              </table:table-cell>
              <table:table-cell office:value-type="float" office:value="8.24641736833084">
                <text:p>8.2464173683308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1.5">
                <text:p>51.5</text:p>
              </table:table-cell>
              <table:table-cell office:value-type="float" office:value="8.3407295924511">
                <text:p>8.340729592451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1.625">
                <text:p>51.625</text:p>
              </table:table-cell>
              <table:table-cell office:value-type="float" office:value="8.33269351162853">
                <text:p>8.3326935116285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1.75">
                <text:p>51.75</text:p>
              </table:table-cell>
              <table:table-cell office:value-type="float" office:value="8.29239483369051">
                <text:p>8.2923948336905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1.875">
                <text:p>51.875</text:p>
              </table:table-cell>
              <table:table-cell office:value-type="float" office:value="8.23394328638034">
                <text:p>8.2339432863803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2">
                <text:p>52</text:p>
              </table:table-cell>
              <table:table-cell office:value-type="float" office:value="8.33488219731136">
                <text:p>8.3348821973113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2.125">
                <text:p>52.125</text:p>
              </table:table-cell>
              <table:table-cell office:value-type="float" office:value="8.32375890101365">
                <text:p>8.3237589010136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2.25">
                <text:p>52.25</text:p>
              </table:table-cell>
              <table:table-cell office:value-type="float" office:value="8.34526075388794">
                <text:p>8.3452607538879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2.375">
                <text:p>52.375</text:p>
              </table:table-cell>
              <table:table-cell office:value-type="float" office:value="8.20101219970614">
                <text:p>8.2010121997061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2.5">
                <text:p>52.5</text:p>
              </table:table-cell>
              <table:table-cell office:value-type="float" office:value="8.27979494208353">
                <text:p>8.2797949420835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2.625">
                <text:p>52.625</text:p>
              </table:table-cell>
              <table:table-cell office:value-type="float" office:value="8.32908755400921">
                <text:p>8.3290875540092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2.75">
                <text:p>52.75</text:p>
              </table:table-cell>
              <table:table-cell office:value-type="float" office:value="8.31240585541917">
                <text:p>8.3124058554191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2.875">
                <text:p>52.875</text:p>
              </table:table-cell>
              <table:table-cell office:value-type="float" office:value="8.31242068441977">
                <text:p>8.3124206844197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3">
                <text:p>53</text:p>
              </table:table-cell>
              <table:table-cell office:value-type="float" office:value="8.19563394393484">
                <text:p>8.1956339439348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3.125">
                <text:p>53.125</text:p>
              </table:table-cell>
              <table:table-cell office:value-type="float" office:value="8.30531473175682">
                <text:p>8.3053147317568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3.25">
                <text:p>53.25</text:p>
              </table:table-cell>
              <table:table-cell office:value-type="float" office:value="8.29964847323899">
                <text:p>8.2996484732389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3.375">
                <text:p>53.375</text:p>
              </table:table-cell>
              <table:table-cell office:value-type="float" office:value="8.30830260600575">
                <text:p>8.3083026060057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3.5">
                <text:p>53.5</text:p>
              </table:table-cell>
              <table:table-cell office:value-type="float" office:value="8.26103480708684">
                <text:p>8.2610348070868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3.625">
                <text:p>53.625</text:p>
              </table:table-cell>
              <table:table-cell office:value-type="float" office:value="8.23397334086632">
                <text:p>8.2339733408663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3.75">
                <text:p>53.75</text:p>
              </table:table-cell>
              <table:table-cell office:value-type="float" office:value="8.30628056137918">
                <text:p>8.3062805613791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3.875">
                <text:p>53.875</text:p>
              </table:table-cell>
              <table:table-cell office:value-type="float" office:value="8.27145597149257">
                <text:p>8.2714559714925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4">
                <text:p>54</text:p>
              </table:table-cell>
              <table:table-cell office:value-type="float" office:value="8.29193529399834">
                <text:p>8.2919352939983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4.125">
                <text:p>54.125</text:p>
              </table:table-cell>
              <table:table-cell office:value-type="float" office:value="8.19970222520504">
                <text:p>8.1997022252050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4.25">
                <text:p>54.25</text:p>
              </table:table-cell>
              <table:table-cell office:value-type="float" office:value="8.23628474604578">
                <text:p>8.2362847460457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4.375">
                <text:p>54.375</text:p>
              </table:table-cell>
              <table:table-cell office:value-type="float" office:value="8.25976365714905">
                <text:p>8.259763657149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4.5">
                <text:p>54.5</text:p>
              </table:table-cell>
              <table:table-cell office:value-type="float" office:value="8.31178688983431">
                <text:p>8.3117868898343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4.625">
                <text:p>54.625</text:p>
              </table:table-cell>
              <table:table-cell office:value-type="float" office:value="8.32017069334667">
                <text:p>8.3201706933466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4.75">
                <text:p>54.75</text:p>
              </table:table-cell>
              <table:table-cell office:value-type="float" office:value="8.15405948347001">
                <text:p>8.1540594834700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4.875">
                <text:p>54.875</text:p>
              </table:table-cell>
              <table:table-cell office:value-type="float" office:value="8.30419268924461">
                <text:p>8.3041926892446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5">
                <text:p>55</text:p>
              </table:table-cell>
              <table:table-cell office:value-type="float" office:value="8.32418928567582">
                <text:p>8.3241892856758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5.125">
                <text:p>55.125</text:p>
              </table:table-cell>
              <table:table-cell office:value-type="float" office:value="8.31678443720603">
                <text:p>8.3167844372060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5.25">
                <text:p>55.25</text:p>
              </table:table-cell>
              <table:table-cell office:value-type="float" office:value="8.22937757687409">
                <text:p>8.2293775768740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5.375">
                <text:p>55.375</text:p>
              </table:table-cell>
              <table:table-cell office:value-type="float" office:value="8.27644331434032">
                <text:p>8.2764433143403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5.5">
                <text:p>55.5</text:p>
              </table:table-cell>
              <table:table-cell office:value-type="float" office:value="8.29702016514658">
                <text:p>8.2970201651465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5.625">
                <text:p>55.625</text:p>
              </table:table-cell>
              <table:table-cell office:value-type="float" office:value="8.33117257290601">
                <text:p>8.3311725729060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5.75">
                <text:p>55.75</text:p>
              </table:table-cell>
              <table:table-cell office:value-type="float" office:value="8.34842760310657">
                <text:p>8.3484276031065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5.875">
                <text:p>55.875</text:p>
              </table:table-cell>
              <table:table-cell office:value-type="float" office:value="8.17372672021892">
                <text:p>8.1737267202189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6">
                <text:p>56</text:p>
              </table:table-cell>
              <table:table-cell office:value-type="float" office:value="8.29248954984449">
                <text:p>8.2924895498444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6.125">
                <text:p>56.125</text:p>
              </table:table-cell>
              <table:table-cell office:value-type="float" office:value="8.39948971238422">
                <text:p>8.3994897123842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6.25">
                <text:p>56.25</text:p>
              </table:table-cell>
              <table:table-cell office:value-type="float" office:value="8.30036868965775">
                <text:p>8.3003686896577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6.375">
                <text:p>56.375</text:p>
              </table:table-cell>
              <table:table-cell office:value-type="float" office:value="8.29393472075733">
                <text:p>8.2939347207573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6.5">
                <text:p>56.5</text:p>
              </table:table-cell>
              <table:table-cell office:value-type="float" office:value="8.29834881153366">
                <text:p>8.2983488115336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6.625">
                <text:p>56.625</text:p>
              </table:table-cell>
              <table:table-cell office:value-type="float" office:value="8.35959158801888">
                <text:p>8.3595915880188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6.75">
                <text:p>56.75</text:p>
              </table:table-cell>
              <table:table-cell office:value-type="float" office:value="8.30155706891548">
                <text:p>8.3015570689154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6.875">
                <text:p>56.875</text:p>
              </table:table-cell>
              <table:table-cell office:value-type="float" office:value="8.36102149819265">
                <text:p>8.3610214981926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7">
                <text:p>57</text:p>
              </table:table-cell>
              <table:table-cell office:value-type="float" office:value="8.23209243714761">
                <text:p>8.2320924371476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7.125">
                <text:p>57.125</text:p>
              </table:table-cell>
              <table:table-cell office:value-type="float" office:value="8.31172106603397">
                <text:p>8.3117210660339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7.25">
                <text:p>57.25</text:p>
              </table:table-cell>
              <table:table-cell office:value-type="float" office:value="8.34377365738681">
                <text:p>8.3437736573868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7.375">
                <text:p>57.375</text:p>
              </table:table-cell>
              <table:table-cell office:value-type="float" office:value="8.3396673783436">
                <text:p>8.339667378343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7.5">
                <text:p>57.5</text:p>
              </table:table-cell>
              <table:table-cell office:value-type="float" office:value="8.3785103796855">
                <text:p>8.378510379685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7.625">
                <text:p>57.625</text:p>
              </table:table-cell>
              <table:table-cell office:value-type="float" office:value="8.28689023863247">
                <text:p>8.2868902386324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7.75">
                <text:p>57.75</text:p>
              </table:table-cell>
              <table:table-cell office:value-type="float" office:value="8.33086368122339">
                <text:p>8.3308636812233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7.875">
                <text:p>57.875</text:p>
              </table:table-cell>
              <table:table-cell office:value-type="float" office:value="8.36162596009929">
                <text:p>8.3616259600992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8">
                <text:p>58</text:p>
              </table:table-cell>
              <table:table-cell office:value-type="float" office:value="8.35021374436381">
                <text:p>8.3502137443638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8.125">
                <text:p>58.125</text:p>
              </table:table-cell>
              <table:table-cell office:value-type="float" office:value="8.27507811109322">
                <text:p>8.2750781110932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8.25">
                <text:p>58.25</text:p>
              </table:table-cell>
              <table:table-cell office:value-type="float" office:value="8.2346223157007">
                <text:p>8.234622315700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8.375">
                <text:p>58.375</text:p>
              </table:table-cell>
              <table:table-cell office:value-type="float" office:value="8.31153425160898">
                <text:p>8.3115342516089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8.5">
                <text:p>58.5</text:p>
              </table:table-cell>
              <table:table-cell office:value-type="float" office:value="8.29338098445009">
                <text:p>8.2933809844500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8.625">
                <text:p>58.625</text:p>
              </table:table-cell>
              <table:table-cell office:value-type="float" office:value="8.28473752965932">
                <text:p>8.2847375296593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8.75">
                <text:p>58.75</text:p>
              </table:table-cell>
              <table:table-cell office:value-type="float" office:value="8.12547676466812">
                <text:p>8.1254767646681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8.875">
                <text:p>58.875</text:p>
              </table:table-cell>
              <table:table-cell office:value-type="float" office:value="8.21169865021314">
                <text:p>8.2116986502131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9">
                <text:p>59</text:p>
              </table:table-cell>
              <table:table-cell office:value-type="float" office:value="8.237819269498">
                <text:p>8.23781926949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9.125">
                <text:p>59.125</text:p>
              </table:table-cell>
              <table:table-cell office:value-type="float" office:value="8.27999488925362">
                <text:p>8.2799948892536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9.25">
                <text:p>59.25</text:p>
              </table:table-cell>
              <table:table-cell office:value-type="float" office:value="8.23118700445176">
                <text:p>8.2311870044517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9.375">
                <text:p>59.375</text:p>
              </table:table-cell>
              <table:table-cell office:value-type="float" office:value="8.13039872002226">
                <text:p>8.1303987200222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9.5">
                <text:p>59.5</text:p>
              </table:table-cell>
              <table:table-cell office:value-type="float" office:value="8.34022825795034">
                <text:p>8.3402282579503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9.625">
                <text:p>59.625</text:p>
              </table:table-cell>
              <table:table-cell office:value-type="float" office:value="8.40117187585597">
                <text:p>8.4011718758559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9.75">
                <text:p>59.75</text:p>
              </table:table-cell>
              <table:table-cell office:value-type="float" office:value="8.49665748380135">
                <text:p>8.4966574838013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9.875">
                <text:p>59.875</text:p>
              </table:table-cell>
              <table:table-cell office:value-type="float" office:value="8.49236546800128">
                <text:p>8.4923654680012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0">
                <text:p>60</text:p>
              </table:table-cell>
              <table:table-cell office:value-type="float" office:value="8.44897945133298">
                <text:p>8.4489794513329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0.125">
                <text:p>60.125</text:p>
              </table:table-cell>
              <table:table-cell office:value-type="float" office:value="8.23184667384167">
                <text:p>8.2318466738416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0.25">
                <text:p>60.25</text:p>
              </table:table-cell>
              <table:table-cell office:value-type="float" office:value="8.05247219655929">
                <text:p>8.0524721965592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0.375">
                <text:p>60.375</text:p>
              </table:table-cell>
              <table:table-cell office:value-type="float" office:value="8.10732985041231">
                <text:p>8.1073298504123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0.5">
                <text:p>60.5</text:p>
              </table:table-cell>
              <table:table-cell office:value-type="float" office:value="8.11181822352787">
                <text:p>8.1118182235278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0.625">
                <text:p>60.625</text:p>
              </table:table-cell>
              <table:table-cell office:value-type="float" office:value="8.07553329264524">
                <text:p>8.0755332926452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0.75">
                <text:p>60.75</text:p>
              </table:table-cell>
              <table:table-cell office:value-type="float" office:value="8.19231249918591">
                <text:p>8.1923124991859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0.875">
                <text:p>60.875</text:p>
              </table:table-cell>
              <table:table-cell office:value-type="float" office:value="8.14717013915861">
                <text:p>8.1471701391586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1">
                <text:p>61</text:p>
              </table:table-cell>
              <table:table-cell office:value-type="float" office:value="8.17718703477624">
                <text:p>8.1771870347762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1.125">
                <text:p>61.125</text:p>
              </table:table-cell>
              <table:table-cell office:value-type="float" office:value="8.1900097078961">
                <text:p>8.190009707896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1.25">
                <text:p>61.25</text:p>
              </table:table-cell>
              <table:table-cell office:value-type="float" office:value="8.06498502537933">
                <text:p>8.0649850253793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1.375">
                <text:p>61.375</text:p>
              </table:table-cell>
              <table:table-cell office:value-type="float" office:value="8.06878428953092">
                <text:p>8.0687842895309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1.5">
                <text:p>61.5</text:p>
              </table:table-cell>
              <table:table-cell office:value-type="float" office:value="8.24315987993606">
                <text:p>8.2431598799360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1.625">
                <text:p>61.625</text:p>
              </table:table-cell>
              <table:table-cell office:value-type="float" office:value="8.14895944039314">
                <text:p>8.1489594403931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1.75">
                <text:p>61.75</text:p>
              </table:table-cell>
              <table:table-cell office:value-type="float" office:value="8.11204960832134">
                <text:p>8.1120496083213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1.875">
                <text:p>61.875</text:p>
              </table:table-cell>
              <table:table-cell office:value-type="float" office:value="8.19385069259027">
                <text:p>8.1938506925902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2">
                <text:p>62</text:p>
              </table:table-cell>
              <table:table-cell office:value-type="float" office:value="8.19833374166608">
                <text:p>8.1983337416660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2.125">
                <text:p>62.125</text:p>
              </table:table-cell>
              <table:table-cell office:value-type="float" office:value="8.26937080372693">
                <text:p>8.2693708037269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2.25">
                <text:p>62.25</text:p>
              </table:table-cell>
              <table:table-cell office:value-type="float" office:value="8.33351012897198">
                <text:p>8.3335101289719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2.375">
                <text:p>62.375</text:p>
              </table:table-cell>
              <table:table-cell office:value-type="float" office:value="8.14755392577798">
                <text:p>8.1475539257779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2.5">
                <text:p>62.5</text:p>
              </table:table-cell>
              <table:table-cell office:value-type="float" office:value="8.27643004556692">
                <text:p>8.2764300455669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2.625">
                <text:p>62.625</text:p>
              </table:table-cell>
              <table:table-cell office:value-type="float" office:value="8.29600266120069">
                <text:p>8.2960026612006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2.75">
                <text:p>62.75</text:p>
              </table:table-cell>
              <table:table-cell office:value-type="float" office:value="8.26027180317611">
                <text:p>8.2602718031761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2.875">
                <text:p>62.875</text:p>
              </table:table-cell>
              <table:table-cell office:value-type="float" office:value="8.26394254635083">
                <text:p>8.2639425463508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3">
                <text:p>63</text:p>
              </table:table-cell>
              <table:table-cell office:value-type="float" office:value="8.25950097851529">
                <text:p>8.2595009785152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3.125">
                <text:p>63.125</text:p>
              </table:table-cell>
              <table:table-cell office:value-type="float" office:value="8.28665266407526">
                <text:p>8.2866526640752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3.25">
                <text:p>63.25</text:p>
              </table:table-cell>
              <table:table-cell office:value-type="float" office:value="8.31494395079531">
                <text:p>8.3149439507953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3.375">
                <text:p>63.375</text:p>
              </table:table-cell>
              <table:table-cell office:value-type="float" office:value="8.29616645355214">
                <text:p>8.2961664535521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3.5">
                <text:p>63.5</text:p>
              </table:table-cell>
              <table:table-cell office:value-type="float" office:value="8.1901154695958">
                <text:p>8.190115469595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3.625">
                <text:p>63.625</text:p>
              </table:table-cell>
              <table:table-cell office:value-type="float" office:value="8.22856643441233">
                <text:p>8.2285664344123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3.75">
                <text:p>63.75</text:p>
              </table:table-cell>
              <table:table-cell office:value-type="float" office:value="8.31342178329102">
                <text:p>8.3134217832910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3.875">
                <text:p>63.875</text:p>
              </table:table-cell>
              <table:table-cell office:value-type="float" office:value="8.33637625149479">
                <text:p>8.3363762514947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4">
                <text:p>64</text:p>
              </table:table-cell>
              <table:table-cell office:value-type="float" office:value="8.30716385407112">
                <text:p>8.3071638540711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4.125">
                <text:p>64.125</text:p>
              </table:table-cell>
              <table:table-cell office:value-type="float" office:value="8.19757127017762">
                <text:p>8.1975712701776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4.25">
                <text:p>64.25</text:p>
              </table:table-cell>
              <table:table-cell office:value-type="float" office:value="8.28318524868702">
                <text:p>8.2831852486870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4.375">
                <text:p>64.375</text:p>
              </table:table-cell>
              <table:table-cell office:value-type="float" office:value="8.27386389938553">
                <text:p>8.2738638993855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4.5">
                <text:p>64.5</text:p>
              </table:table-cell>
              <table:table-cell office:value-type="float" office:value="8.3068378728966">
                <text:p>8.306837872896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4.625">
                <text:p>64.625</text:p>
              </table:table-cell>
              <table:table-cell office:value-type="float" office:value="8.1993713354756">
                <text:p>8.199371335475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4.75">
                <text:p>64.75</text:p>
              </table:table-cell>
              <table:table-cell office:value-type="float" office:value="8.24206560093789">
                <text:p>8.2420656009378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4.875">
                <text:p>64.875</text:p>
              </table:table-cell>
              <table:table-cell office:value-type="float" office:value="8.36838036781672">
                <text:p>8.3683803678167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5">
                <text:p>65</text:p>
              </table:table-cell>
              <table:table-cell office:value-type="float" office:value="8.27042823221855">
                <text:p>8.2704282322185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5.125">
                <text:p>65.125</text:p>
              </table:table-cell>
              <table:table-cell office:value-type="float" office:value="8.27601754628116">
                <text:p>8.2760175462811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5.25">
                <text:p>65.25</text:p>
              </table:table-cell>
              <table:table-cell office:value-type="float" office:value="8.23986155687566">
                <text:p>8.2398615568756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5.375">
                <text:p>65.375</text:p>
              </table:table-cell>
              <table:table-cell office:value-type="float" office:value="8.23850324959848">
                <text:p>8.2385032495984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5.5">
                <text:p>65.5</text:p>
              </table:table-cell>
              <table:table-cell office:value-type="float" office:value="8.2674207249254">
                <text:p>8.267420724925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5.625">
                <text:p>65.625</text:p>
              </table:table-cell>
              <table:table-cell office:value-type="float" office:value="8.34140378620476">
                <text:p>8.3414037862047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5.75">
                <text:p>65.75</text:p>
              </table:table-cell>
              <table:table-cell office:value-type="float" office:value="8.28974798150818">
                <text:p>8.2897479815081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5.875">
                <text:p>65.875</text:p>
              </table:table-cell>
              <table:table-cell office:value-type="float" office:value="8.20800512888652">
                <text:p>8.2080051288865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6">
                <text:p>66</text:p>
              </table:table-cell>
              <table:table-cell office:value-type="float" office:value="8.35816423029262">
                <text:p>8.3581642302926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6.125">
                <text:p>66.125</text:p>
              </table:table-cell>
              <table:table-cell office:value-type="float" office:value="8.31274761998231">
                <text:p>8.3127476199823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6.25">
                <text:p>66.25</text:p>
              </table:table-cell>
              <table:table-cell office:value-type="float" office:value="8.33188529486638">
                <text:p>8.3318852948663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6.375">
                <text:p>66.375</text:p>
              </table:table-cell>
              <table:table-cell office:value-type="float" office:value="8.30470097950902">
                <text:p>8.3047009795090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6.5">
                <text:p>66.5</text:p>
              </table:table-cell>
              <table:table-cell office:value-type="float" office:value="8.32595492109722">
                <text:p>8.3259549210972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6.625">
                <text:p>66.625</text:p>
              </table:table-cell>
              <table:table-cell office:value-type="float" office:value="8.35810679412517">
                <text:p>8.3581067941251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6.75">
                <text:p>66.75</text:p>
              </table:table-cell>
              <table:table-cell office:value-type="float" office:value="8.36183247918341">
                <text:p>8.3618324791834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6.875">
                <text:p>66.875</text:p>
              </table:table-cell>
              <table:table-cell office:value-type="float" office:value="8.41620391710801">
                <text:p>8.4162039171080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7">
                <text:p>67</text:p>
              </table:table-cell>
              <table:table-cell office:value-type="float" office:value="8.25376065305178">
                <text:p>8.2537606530517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7.125">
                <text:p>67.125</text:p>
              </table:table-cell>
              <table:table-cell office:value-type="float" office:value="8.29579330119498">
                <text:p>8.2957933011949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7.25">
                <text:p>67.25</text:p>
              </table:table-cell>
              <table:table-cell office:value-type="float" office:value="8.39071705404758">
                <text:p>8.3907170540475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7.375">
                <text:p>67.375</text:p>
              </table:table-cell>
              <table:table-cell office:value-type="float" office:value="8.42314924005066">
                <text:p>8.4231492400506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7.5">
                <text:p>67.5</text:p>
              </table:table-cell>
              <table:table-cell office:value-type="float" office:value="8.3243244325595">
                <text:p>8.324324432559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7.625">
                <text:p>67.625</text:p>
              </table:table-cell>
              <table:table-cell office:value-type="float" office:value="8.29466545114887">
                <text:p>8.2946654511488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7.75">
                <text:p>67.75</text:p>
              </table:table-cell>
              <table:table-cell office:value-type="float" office:value="8.41830726765456">
                <text:p>8.4183072676545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7.875">
                <text:p>67.875</text:p>
              </table:table-cell>
              <table:table-cell office:value-type="float" office:value="8.35388910023192">
                <text:p>8.3538891002319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8">
                <text:p>68</text:p>
              </table:table-cell>
              <table:table-cell office:value-type="float" office:value="8.37104977787711">
                <text:p>8.3710497778771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8.125">
                <text:p>68.125</text:p>
              </table:table-cell>
              <table:table-cell office:value-type="float" office:value="8.26430821359265">
                <text:p>8.2643082135926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8.25">
                <text:p>68.25</text:p>
              </table:table-cell>
              <table:table-cell office:value-type="float" office:value="8.32262759227893">
                <text:p>8.3226275922789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8.375">
                <text:p>68.375</text:p>
              </table:table-cell>
              <table:table-cell office:value-type="float" office:value="8.40144122038939">
                <text:p>8.4014412203893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8.5">
                <text:p>68.5</text:p>
              </table:table-cell>
              <table:table-cell office:value-type="float" office:value="8.38040331658756">
                <text:p>8.3804033165875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8.625">
                <text:p>68.625</text:p>
              </table:table-cell>
              <table:table-cell office:value-type="float" office:value="8.33607302394655">
                <text:p>8.3360730239465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8.75">
                <text:p>68.75</text:p>
              </table:table-cell>
              <table:table-cell office:value-type="float" office:value="8.2600440254863">
                <text:p>8.260044025486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8.875">
                <text:p>68.875</text:p>
              </table:table-cell>
              <table:table-cell office:value-type="float" office:value="8.35609052339681">
                <text:p>8.3560905233968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9">
                <text:p>69</text:p>
              </table:table-cell>
              <table:table-cell office:value-type="float" office:value="8.33382552012004">
                <text:p>8.3338255201200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9.125">
                <text:p>69.125</text:p>
              </table:table-cell>
              <table:table-cell office:value-type="float" office:value="8.39647914878091">
                <text:p>8.3964791487809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9.25">
                <text:p>69.25</text:p>
              </table:table-cell>
              <table:table-cell office:value-type="float" office:value="8.31560562419771">
                <text:p>8.3156056241977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9.375">
                <text:p>69.375</text:p>
              </table:table-cell>
              <table:table-cell office:value-type="float" office:value="8.291852767546">
                <text:p>8.29185276754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9.5">
                <text:p>69.5</text:p>
              </table:table-cell>
              <table:table-cell office:value-type="float" office:value="8.41407776348249">
                <text:p>8.4140777634824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9.625">
                <text:p>69.625</text:p>
              </table:table-cell>
              <table:table-cell office:value-type="float" office:value="8.33841625357029">
                <text:p>8.3384162535702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9.75">
                <text:p>69.75</text:p>
              </table:table-cell>
              <table:table-cell office:value-type="float" office:value="8.33110435748141">
                <text:p>8.3311043574814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9.875">
                <text:p>69.875</text:p>
              </table:table-cell>
              <table:table-cell office:value-type="float" office:value="8.28440677784904">
                <text:p>8.2844067778490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0">
                <text:p>70</text:p>
              </table:table-cell>
              <table:table-cell office:value-type="float" office:value="8.29100963887343">
                <text:p>8.2910096388734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0.125">
                <text:p>70.125</text:p>
              </table:table-cell>
              <table:table-cell office:value-type="float" office:value="8.33889691779026">
                <text:p>8.3388969177902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0.25">
                <text:p>70.25</text:p>
              </table:table-cell>
              <table:table-cell office:value-type="float" office:value="8.42237216242302">
                <text:p>8.4223721624230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0.375">
                <text:p>70.375</text:p>
              </table:table-cell>
              <table:table-cell office:value-type="float" office:value="8.37688938686313">
                <text:p>8.3768893868631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0.5">
                <text:p>70.5</text:p>
              </table:table-cell>
              <table:table-cell office:value-type="float" office:value="8.23858894117464">
                <text:p>8.2385889411746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0.625">
                <text:p>70.625</text:p>
              </table:table-cell>
              <table:table-cell office:value-type="float" office:value="8.39124890826774">
                <text:p>8.3912489082677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0.75">
                <text:p>70.75</text:p>
              </table:table-cell>
              <table:table-cell office:value-type="float" office:value="8.37863003075793">
                <text:p>8.3786300307579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0.875">
                <text:p>70.875</text:p>
              </table:table-cell>
              <table:table-cell office:value-type="float" office:value="8.38459574726576">
                <text:p>8.3845957472657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1">
                <text:p>71</text:p>
              </table:table-cell>
              <table:table-cell office:value-type="float" office:value="8.30296300811313">
                <text:p>8.3029630081131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1.125">
                <text:p>71.125</text:p>
              </table:table-cell>
              <table:table-cell office:value-type="float" office:value="8.32639852380242">
                <text:p>8.3263985238024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1.25">
                <text:p>71.25</text:p>
              </table:table-cell>
              <table:table-cell office:value-type="float" office:value="8.39646996979257">
                <text:p>8.3964699697925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1.375">
                <text:p>71.375</text:p>
              </table:table-cell>
              <table:table-cell office:value-type="float" office:value="8.4167379092227">
                <text:p>8.416737909222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1.5">
                <text:p>71.5</text:p>
              </table:table-cell>
              <table:table-cell office:value-type="float" office:value="8.38418418330189">
                <text:p>8.3841841833018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1.625">
                <text:p>71.625</text:p>
              </table:table-cell>
              <table:table-cell office:value-type="float" office:value="8.25302050201532">
                <text:p>8.2530205020153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1.75">
                <text:p>71.75</text:p>
              </table:table-cell>
              <table:table-cell office:value-type="float" office:value="8.31691561412445">
                <text:p>8.3169156141244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1.875">
                <text:p>71.875</text:p>
              </table:table-cell>
              <table:table-cell office:value-type="float" office:value="8.41858772332237">
                <text:p>8.4185877233223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2">
                <text:p>72</text:p>
              </table:table-cell>
              <table:table-cell office:value-type="float" office:value="8.39287701775443">
                <text:p>8.3928770177544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2.125">
                <text:p>72.125</text:p>
              </table:table-cell>
              <table:table-cell office:value-type="float" office:value="8.31970709961662">
                <text:p>8.3197070996166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2.25">
                <text:p>72.25</text:p>
              </table:table-cell>
              <table:table-cell office:value-type="float" office:value="8.32377466028776">
                <text:p>8.323774660287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2.375">
                <text:p>72.375</text:p>
              </table:table-cell>
              <table:table-cell office:value-type="float" office:value="8.42641752169823">
                <text:p>8.4264175216982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2.5">
                <text:p>72.5</text:p>
              </table:table-cell>
              <table:table-cell office:value-type="float" office:value="8.31508630648983">
                <text:p>8.3150863064898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2.625">
                <text:p>72.625</text:p>
              </table:table-cell>
              <table:table-cell office:value-type="float" office:value="8.35666102525954">
                <text:p>8.3566610252595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2.75">
                <text:p>72.75</text:p>
              </table:table-cell>
              <table:table-cell office:value-type="float" office:value="8.26190448622386">
                <text:p>8.2619044862238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2.875">
                <text:p>72.875</text:p>
              </table:table-cell>
              <table:table-cell office:value-type="float" office:value="8.27372309223341">
                <text:p>8.2737230922334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3">
                <text:p>73</text:p>
              </table:table-cell>
              <table:table-cell office:value-type="float" office:value="8.35134962200692">
                <text:p>8.3513496220069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3.125">
                <text:p>73.125</text:p>
              </table:table-cell>
              <table:table-cell office:value-type="float" office:value="8.36736922305657">
                <text:p>8.3673692230565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3.25">
                <text:p>73.25</text:p>
              </table:table-cell>
              <table:table-cell office:value-type="float" office:value="8.32502462749499">
                <text:p>8.3250246274949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3.375">
                <text:p>73.375</text:p>
              </table:table-cell>
              <table:table-cell office:value-type="float" office:value="8.26618808450922">
                <text:p>8.2661880845092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3.5">
                <text:p>73.5</text:p>
              </table:table-cell>
              <table:table-cell office:value-type="float" office:value="8.27993505135416">
                <text:p>8.2799350513541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3.625">
                <text:p>73.625</text:p>
              </table:table-cell>
              <table:table-cell office:value-type="float" office:value="8.30558018200642">
                <text:p>8.3055801820064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3.75">
                <text:p>73.75</text:p>
              </table:table-cell>
              <table:table-cell office:value-type="float" office:value="8.34218466882725">
                <text:p>8.3421846688272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3.875">
                <text:p>73.875</text:p>
              </table:table-cell>
              <table:table-cell office:value-type="float" office:value="8.27472372743558">
                <text:p>8.2747237274355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4">
                <text:p>74</text:p>
              </table:table-cell>
              <table:table-cell office:value-type="float" office:value="8.23477817144284">
                <text:p>8.2347781714428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4.125">
                <text:p>74.125</text:p>
              </table:table-cell>
              <table:table-cell office:value-type="float" office:value="8.35623729220456">
                <text:p>8.3562372922045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4.25">
                <text:p>74.25</text:p>
              </table:table-cell>
              <table:table-cell office:value-type="float" office:value="8.33015951828555">
                <text:p>8.3301595182855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4.375">
                <text:p>74.375</text:p>
              </table:table-cell>
              <table:table-cell office:value-type="float" office:value="8.31389560674606">
                <text:p>8.3138956067460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4.5">
                <text:p>74.5</text:p>
              </table:table-cell>
              <table:table-cell office:value-type="float" office:value="8.21999740390991">
                <text:p>8.2199974039099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4.625">
                <text:p>74.625</text:p>
              </table:table-cell>
              <table:table-cell office:value-type="float" office:value="8.24165124750308">
                <text:p>8.2416512475030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4.75">
                <text:p>74.75</text:p>
              </table:table-cell>
              <table:table-cell office:value-type="float" office:value="8.30070209168433">
                <text:p>8.3007020916843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4.875">
                <text:p>74.875</text:p>
              </table:table-cell>
              <table:table-cell office:value-type="float" office:value="8.39700320015289">
                <text:p>8.3970032001528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5">
                <text:p>75</text:p>
              </table:table-cell>
              <table:table-cell office:value-type="float" office:value="8.28102208644322">
                <text:p>8.2810220864432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5.125">
                <text:p>75.125</text:p>
              </table:table-cell>
              <table:table-cell office:value-type="float" office:value="8.24358110153326">
                <text:p>8.2435811015332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5.25">
                <text:p>75.25</text:p>
              </table:table-cell>
              <table:table-cell office:value-type="float" office:value="8.37949380607334">
                <text:p>8.3794938060733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5.375">
                <text:p>75.375</text:p>
              </table:table-cell>
              <table:table-cell office:value-type="float" office:value="8.32122408273116">
                <text:p>8.3212240827311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5.5">
                <text:p>75.5</text:p>
              </table:table-cell>
              <table:table-cell office:value-type="float" office:value="8.29318537925491">
                <text:p>8.2931853792549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5.625">
                <text:p>75.625</text:p>
              </table:table-cell>
              <table:table-cell office:value-type="float" office:value="8.27178655476967">
                <text:p>8.2717865547696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5.75">
                <text:p>75.75</text:p>
              </table:table-cell>
              <table:table-cell office:value-type="float" office:value="8.31818638271568">
                <text:p>8.3181863827156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5.875">
                <text:p>75.875</text:p>
              </table:table-cell>
              <table:table-cell office:value-type="float" office:value="8.35047505955203">
                <text:p>8.3504750595520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6">
                <text:p>76</text:p>
              </table:table-cell>
              <table:table-cell office:value-type="float" office:value="8.39069855436637">
                <text:p>8.3906985543663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6.125">
                <text:p>76.125</text:p>
              </table:table-cell>
              <table:table-cell office:value-type="float" office:value="8.35746288159484">
                <text:p>8.3574628815948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6.25">
                <text:p>76.25</text:p>
              </table:table-cell>
              <table:table-cell office:value-type="float" office:value="8.24253198574957">
                <text:p>8.2425319857495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6.375">
                <text:p>76.375</text:p>
              </table:table-cell>
              <table:table-cell office:value-type="float" office:value="8.31018835948944">
                <text:p>8.3101883594894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6.5">
                <text:p>76.5</text:p>
              </table:table-cell>
              <table:table-cell office:value-type="float" office:value="8.35635223855581">
                <text:p>8.3563522385558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6.625">
                <text:p>76.625</text:p>
              </table:table-cell>
              <table:table-cell office:value-type="float" office:value="8.37247686227744">
                <text:p>8.3724768622774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6.75">
                <text:p>76.75</text:p>
              </table:table-cell>
              <table:table-cell office:value-type="float" office:value="8.31690186394745">
                <text:p>8.3169018639474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6.875">
                <text:p>76.875</text:p>
              </table:table-cell>
              <table:table-cell office:value-type="float" office:value="8.3351021458613">
                <text:p>8.335102145861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7">
                <text:p>77</text:p>
              </table:table-cell>
              <table:table-cell office:value-type="float" office:value="8.36158014668682">
                <text:p>8.3615801466868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7.125">
                <text:p>77.125</text:p>
              </table:table-cell>
              <table:table-cell office:value-type="float" office:value="8.35480657766737">
                <text:p>8.3548065776673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7.25">
                <text:p>77.25</text:p>
              </table:table-cell>
              <table:table-cell office:value-type="float" office:value="8.37246419751604">
                <text:p>8.3724641975160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7.375">
                <text:p>77.375</text:p>
              </table:table-cell>
              <table:table-cell office:value-type="float" office:value="8.26238647546371">
                <text:p>8.2623864754637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7.5">
                <text:p>77.5</text:p>
              </table:table-cell>
              <table:table-cell office:value-type="float" office:value="8.28128072430167">
                <text:p>8.2812807243016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7.625">
                <text:p>77.625</text:p>
              </table:table-cell>
              <table:table-cell office:value-type="float" office:value="8.38038821917506">
                <text:p>8.3803882191750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7.75">
                <text:p>77.75</text:p>
              </table:table-cell>
              <table:table-cell office:value-type="float" office:value="8.40948186450721">
                <text:p>8.4094818645072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7.875">
                <text:p>77.875</text:p>
              </table:table-cell>
              <table:table-cell office:value-type="float" office:value="8.38143616429535">
                <text:p>8.3814361642953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8">
                <text:p>78</text:p>
              </table:table-cell>
              <table:table-cell office:value-type="float" office:value="8.26918416040425">
                <text:p>8.2691841604042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8.125">
                <text:p>78.125</text:p>
              </table:table-cell>
              <table:table-cell office:value-type="float" office:value="8.37550222616623">
                <text:p>8.3755022261662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8.25">
                <text:p>78.25</text:p>
              </table:table-cell>
              <table:table-cell office:value-type="float" office:value="8.38126800842465">
                <text:p>8.3812680084246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8.375">
                <text:p>78.375</text:p>
              </table:table-cell>
              <table:table-cell office:value-type="float" office:value="8.35642670626464">
                <text:p>8.3564267062646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8.5">
                <text:p>78.5</text:p>
              </table:table-cell>
              <table:table-cell office:value-type="float" office:value="8.28329231133467">
                <text:p>8.2832923113346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8.625">
                <text:p>78.625</text:p>
              </table:table-cell>
              <table:table-cell office:value-type="float" office:value="8.32157669760563">
                <text:p>8.3215766976056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8.75">
                <text:p>78.75</text:p>
              </table:table-cell>
              <table:table-cell office:value-type="float" office:value="8.39223792010605">
                <text:p>8.3922379201060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8.875">
                <text:p>78.875</text:p>
              </table:table-cell>
              <table:table-cell office:value-type="float" office:value="8.3999330334477">
                <text:p>8.399933033447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9">
                <text:p>79</text:p>
              </table:table-cell>
              <table:table-cell office:value-type="float" office:value="8.34540785916752">
                <text:p>8.3454078591675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9.125">
                <text:p>79.125</text:p>
              </table:table-cell>
              <table:table-cell office:value-type="float" office:value="8.25502661535498">
                <text:p>8.2550266153549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9.25">
                <text:p>79.25</text:p>
              </table:table-cell>
              <table:table-cell office:value-type="float" office:value="8.33135643064227">
                <text:p>8.3313564306422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9.375">
                <text:p>79.375</text:p>
              </table:table-cell>
              <table:table-cell office:value-type="float" office:value="8.33635857555227">
                <text:p>8.3363585755522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9.5">
                <text:p>79.5</text:p>
              </table:table-cell>
              <table:table-cell office:value-type="float" office:value="8.34263215572176">
                <text:p>8.3426321557217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9.625">
                <text:p>79.625</text:p>
              </table:table-cell>
              <table:table-cell office:value-type="float" office:value="8.31585534589944">
                <text:p>8.3158553458994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9.75">
                <text:p>79.75</text:p>
              </table:table-cell>
              <table:table-cell office:value-type="float" office:value="8.25957609707622">
                <text:p>8.2595760970762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9.875">
                <text:p>79.875</text:p>
              </table:table-cell>
              <table:table-cell office:value-type="float" office:value="8.39031355669748">
                <text:p>8.3903135566974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80">
                <text:p>80</text:p>
              </table:table-cell>
              <table:table-cell office:value-type="float" office:value="8.33440899120732">
                <text:p>8.3344089912073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0.125">
                <text:p>80.125</text:p>
              </table:table-cell>
              <table:table-cell office:value-type="float" office:value="8.30214321603654">
                <text:p>8.3021432160365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0.25">
                <text:p>80.25</text:p>
              </table:table-cell>
              <table:table-cell office:value-type="float" office:value="8.26334425258864">
                <text:p>8.2633442525886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0.375">
                <text:p>80.375</text:p>
              </table:table-cell>
              <table:table-cell office:value-type="float" office:value="8.29176190272595">
                <text:p>8.2917619027259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0.5">
                <text:p>80.5</text:p>
              </table:table-cell>
              <table:table-cell office:value-type="float" office:value="8.2879978417198">
                <text:p>8.287997841719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0.625">
                <text:p>80.625</text:p>
              </table:table-cell>
              <table:table-cell office:value-type="float" office:value="8.36237923566164">
                <text:p>8.3623792356616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0.75">
                <text:p>80.75</text:p>
              </table:table-cell>
              <table:table-cell office:value-type="float" office:value="8.39542520508105">
                <text:p>8.3954252050810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0.875">
                <text:p>80.875</text:p>
              </table:table-cell>
              <table:table-cell office:value-type="float" office:value="8.21151318971771">
                <text:p>8.2115131897177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81">
                <text:p>81</text:p>
              </table:table-cell>
              <table:table-cell office:value-type="float" office:value="8.33293666362999">
                <text:p>8.3329366636299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1.125">
                <text:p>81.125</text:p>
              </table:table-cell>
              <table:table-cell office:value-type="float" office:value="8.3883230441337">
                <text:p>8.388323044133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1.25">
                <text:p>81.25</text:p>
              </table:table-cell>
              <table:table-cell office:value-type="float" office:value="8.31755798108999">
                <text:p>8.3175579810899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1.375">
                <text:p>81.375</text:p>
              </table:table-cell>
              <table:table-cell office:value-type="float" office:value="8.27597474152469">
                <text:p>8.2759747415246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1.5">
                <text:p>81.5</text:p>
              </table:table-cell>
              <table:table-cell office:value-type="float" office:value="8.30286114459045">
                <text:p>8.3028611445904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1.625">
                <text:p>81.625</text:p>
              </table:table-cell>
              <table:table-cell office:value-type="float" office:value="8.34952613324341">
                <text:p>8.3495261332434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1.75">
                <text:p>81.75</text:p>
              </table:table-cell>
              <table:table-cell office:value-type="float" office:value="8.35954654700474">
                <text:p>8.3595465470047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1.875">
                <text:p>81.875</text:p>
              </table:table-cell>
              <table:table-cell office:value-type="float" office:value="8.36611272208501">
                <text:p>8.3661127220850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2">
                <text:p>82</text:p>
              </table:table-cell>
              <table:table-cell office:value-type="float" office:value="8.18872719279817">
                <text:p>8.1887271927981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2.125">
                <text:p>82.125</text:p>
              </table:table-cell>
              <table:table-cell office:value-type="float" office:value="8.27965892226137">
                <text:p>8.2796589222613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82.25">
                <text:p>82.25</text:p>
              </table:table-cell>
              <table:table-cell office:value-type="float" office:value="8.37994766388486">
                <text:p>8.3799476638848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82.375">
                <text:p>82.375</text:p>
              </table:table-cell>
              <table:table-cell office:value-type="float" office:value="8.29395982019302">
                <text:p>8.2939598201930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2.5">
                <text:p>82.5</text:p>
              </table:table-cell>
              <table:table-cell office:value-type="float" office:value="8.29542790073539">
                <text:p>8.2954279007353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2.625">
                <text:p>82.625</text:p>
              </table:table-cell>
              <table:table-cell office:value-type="float" office:value="8.25666814370507">
                <text:p>8.2566681437050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2.75">
                <text:p>82.75</text:p>
              </table:table-cell>
              <table:table-cell office:value-type="float" office:value="8.35450260029178">
                <text:p>8.3545026002917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2.875">
                <text:p>82.875</text:p>
              </table:table-cell>
              <table:table-cell office:value-type="float" office:value="8.32713986339062">
                <text:p>8.3271398633906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3">
                <text:p>83</text:p>
              </table:table-cell>
              <table:table-cell office:value-type="float" office:value="8.31300861985297">
                <text:p>8.3130086198529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3.125">
                <text:p>83.125</text:p>
              </table:table-cell>
              <table:table-cell office:value-type="float" office:value="8.23109891129305">
                <text:p>8.2310989112930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3.25">
                <text:p>83.25</text:p>
              </table:table-cell>
              <table:table-cell office:value-type="float" office:value="8.29358949131729">
                <text:p>8.2935894913172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3.375">
                <text:p>83.375</text:p>
              </table:table-cell>
              <table:table-cell office:value-type="float" office:value="8.33701875547519">
                <text:p>8.3370187554751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3.5">
                <text:p>83.5</text:p>
              </table:table-cell>
              <table:table-cell office:value-type="float" office:value="8.31141067330618">
                <text:p>8.3114106733061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3.625">
                <text:p>83.625</text:p>
              </table:table-cell>
              <table:table-cell office:value-type="float" office:value="8.31597486399618">
                <text:p>8.3159748639961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3.75">
                <text:p>83.75</text:p>
              </table:table-cell>
              <table:table-cell office:value-type="float" office:value="8.22867430076967">
                <text:p>8.2286743007696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3.875">
                <text:p>83.875</text:p>
              </table:table-cell>
              <table:table-cell office:value-type="float" office:value="8.25302139414794">
                <text:p>8.2530213941479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4">
                <text:p>84</text:p>
              </table:table-cell>
              <table:table-cell office:value-type="float" office:value="8.3056473768002">
                <text:p>8.305647376800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4.125">
                <text:p>84.125</text:p>
              </table:table-cell>
              <table:table-cell office:value-type="float" office:value="8.31947652400525">
                <text:p>8.3194765240052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4.25">
                <text:p>84.25</text:p>
              </table:table-cell>
              <table:table-cell office:value-type="float" office:value="8.28743204416825">
                <text:p>8.2874320441682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4.375">
                <text:p>84.375</text:p>
              </table:table-cell>
              <table:table-cell office:value-type="float" office:value="8.21475624334268">
                <text:p>8.2147562433426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4.5">
                <text:p>84.5</text:p>
              </table:table-cell>
              <table:table-cell office:value-type="float" office:value="8.35965184880025">
                <text:p>8.3596518488002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4.625">
                <text:p>84.625</text:p>
              </table:table-cell>
              <table:table-cell office:value-type="float" office:value="8.3231813092603">
                <text:p>8.323181309260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4.75">
                <text:p>84.75</text:p>
              </table:table-cell>
              <table:table-cell office:value-type="float" office:value="8.31126378149338">
                <text:p>8.3112637814933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4.875">
                <text:p>84.875</text:p>
              </table:table-cell>
              <table:table-cell office:value-type="float" office:value="8.21775582390523">
                <text:p>8.2177558239052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5">
                <text:p>85</text:p>
              </table:table-cell>
              <table:table-cell office:value-type="float" office:value="8.28895763767679">
                <text:p>8.2889576376767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5.125">
                <text:p>85.125</text:p>
              </table:table-cell>
              <table:table-cell office:value-type="float" office:value="8.32370374863349">
                <text:p>8.3237037486334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5.25">
                <text:p>85.25</text:p>
              </table:table-cell>
              <table:table-cell office:value-type="float" office:value="8.36964255238834">
                <text:p>8.3696425523883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5.375">
                <text:p>85.375</text:p>
              </table:table-cell>
              <table:table-cell office:value-type="float" office:value="8.35020569794459">
                <text:p>8.3502056979445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5.5">
                <text:p>85.5</text:p>
              </table:table-cell>
              <table:table-cell office:value-type="float" office:value="8.23722260013071">
                <text:p>8.2372226001307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5.625">
                <text:p>85.625</text:p>
              </table:table-cell>
              <table:table-cell office:value-type="float" office:value="8.35564460079215">
                <text:p>8.3556446007921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5.75">
                <text:p>85.75</text:p>
              </table:table-cell>
              <table:table-cell office:value-type="float" office:value="8.43254352131353">
                <text:p>8.4325435213135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5.875">
                <text:p>85.875</text:p>
              </table:table-cell>
              <table:table-cell office:value-type="float" office:value="8.31093548539079">
                <text:p>8.3109354853907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6">
                <text:p>86</text:p>
              </table:table-cell>
              <table:table-cell office:value-type="float" office:value="8.28773336413056">
                <text:p>8.2877333641305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6.125">
                <text:p>86.125</text:p>
              </table:table-cell>
              <table:table-cell office:value-type="float" office:value="8.37362872626733">
                <text:p>8.3736287262673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6.25">
                <text:p>86.25</text:p>
              </table:table-cell>
              <table:table-cell office:value-type="float" office:value="8.37122681043944">
                <text:p>8.3712268104394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6.375">
                <text:p>86.375</text:p>
              </table:table-cell>
              <table:table-cell office:value-type="float" office:value="8.3466846199655">
                <text:p>8.346684619965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6.5">
                <text:p>86.5</text:p>
              </table:table-cell>
              <table:table-cell office:value-type="float" office:value="8.41642644202161">
                <text:p>8.4164264420216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6.625">
                <text:p>86.625</text:p>
              </table:table-cell>
              <table:table-cell office:value-type="float" office:value="8.24211389000915">
                <text:p>8.2421138900091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6.75">
                <text:p>86.75</text:p>
              </table:table-cell>
              <table:table-cell office:value-type="float" office:value="8.3337993557376">
                <text:p>8.333799355737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6.875">
                <text:p>86.875</text:p>
              </table:table-cell>
              <table:table-cell office:value-type="float" office:value="8.3870277118179">
                <text:p>8.387027711817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7">
                <text:p>87</text:p>
              </table:table-cell>
              <table:table-cell office:value-type="float" office:value="8.36140592079557">
                <text:p>8.3614059207955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7.125">
                <text:p>87.125</text:p>
              </table:table-cell>
              <table:table-cell office:value-type="float" office:value="8.37598515821392">
                <text:p>8.3759851582139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7.25">
                <text:p>87.25</text:p>
              </table:table-cell>
              <table:table-cell office:value-type="float" office:value="8.34288421907791">
                <text:p>8.3428842190779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7.375">
                <text:p>87.375</text:p>
              </table:table-cell>
              <table:table-cell office:value-type="float" office:value="8.35958498497616">
                <text:p>8.3595849849761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7.5">
                <text:p>87.5</text:p>
              </table:table-cell>
              <table:table-cell office:value-type="float" office:value="8.37984148814799">
                <text:p>8.3798414881479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7.625">
                <text:p>87.625</text:p>
              </table:table-cell>
              <table:table-cell office:value-type="float" office:value="8.3853935767182">
                <text:p>8.385393576718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7.75">
                <text:p>87.75</text:p>
              </table:table-cell>
              <table:table-cell office:value-type="float" office:value="8.2846051520943">
                <text:p>8.284605152094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7.875">
                <text:p>87.875</text:p>
              </table:table-cell>
              <table:table-cell office:value-type="float" office:value="8.3455792581256">
                <text:p>8.345579258125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8">
                <text:p>88</text:p>
              </table:table-cell>
              <table:table-cell office:value-type="float" office:value="8.36005883011025">
                <text:p>8.3600588301102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8.125">
                <text:p>88.125</text:p>
              </table:table-cell>
              <table:table-cell office:value-type="float" office:value="8.38065091129678">
                <text:p>8.3806509112967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8.25">
                <text:p>88.25</text:p>
              </table:table-cell>
              <table:table-cell office:value-type="float" office:value="8.3959931808225">
                <text:p>8.395993180822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8.375">
                <text:p>88.375</text:p>
              </table:table-cell>
              <table:table-cell office:value-type="float" office:value="8.2320604269527">
                <text:p>8.232060426952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8.5">
                <text:p>88.5</text:p>
              </table:table-cell>
              <table:table-cell office:value-type="float" office:value="8.34032153646877">
                <text:p>8.3403215364687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8.625">
                <text:p>88.625</text:p>
              </table:table-cell>
              <table:table-cell office:value-type="float" office:value="8.39442745027832">
                <text:p>8.3944274502783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8.75">
                <text:p>88.75</text:p>
              </table:table-cell>
              <table:table-cell office:value-type="float" office:value="8.3972308898041">
                <text:p>8.397230889804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8.875">
                <text:p>88.875</text:p>
              </table:table-cell>
              <table:table-cell office:value-type="float" office:value="8.32900204330425">
                <text:p>8.3290020433042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9">
                <text:p>89</text:p>
              </table:table-cell>
              <table:table-cell office:value-type="float" office:value="8.30765116098113">
                <text:p>8.3076511609811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9.125">
                <text:p>89.125</text:p>
              </table:table-cell>
              <table:table-cell office:value-type="float" office:value="8.39891724477306">
                <text:p>8.3989172447730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9.25">
                <text:p>89.25</text:p>
              </table:table-cell>
              <table:table-cell office:value-type="float" office:value="8.38937746209084">
                <text:p>8.3893774620908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9.375">
                <text:p>89.375</text:p>
              </table:table-cell>
              <table:table-cell office:value-type="float" office:value="8.32931587840696">
                <text:p>8.3293158784069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9.5">
                <text:p>89.5</text:p>
              </table:table-cell>
              <table:table-cell office:value-type="float" office:value="8.28049913467202">
                <text:p>8.2804991346720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9.625">
                <text:p>89.625</text:p>
              </table:table-cell>
              <table:table-cell office:value-type="float" office:value="8.3733132677797">
                <text:p>8.373313267779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9.75">
                <text:p>89.75</text:p>
              </table:table-cell>
              <table:table-cell office:value-type="float" office:value="8.34953694657753">
                <text:p>8.3495369465775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9.875">
                <text:p>89.875</text:p>
              </table:table-cell>
              <table:table-cell office:value-type="float" office:value="8.36024540790199">
                <text:p>8.3602454079019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0">
                <text:p>90</text:p>
              </table:table-cell>
              <table:table-cell office:value-type="float" office:value="8.39027675866375">
                <text:p>8.3902767586637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90.125">
                <text:p>90.125</text:p>
              </table:table-cell>
              <table:table-cell office:value-type="float" office:value="8.27270603675248">
                <text:p>8.2727060367524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90.25">
                <text:p>90.25</text:p>
              </table:table-cell>
              <table:table-cell office:value-type="float" office:value="8.39982825273303">
                <text:p>8.3998282527330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0.375">
                <text:p>90.375</text:p>
              </table:table-cell>
              <table:table-cell office:value-type="float" office:value="8.39124877151271">
                <text:p>8.3912487715127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0.5">
                <text:p>90.5</text:p>
              </table:table-cell>
              <table:table-cell office:value-type="float" office:value="8.36883359625731">
                <text:p>8.3688335962573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90.625">
                <text:p>90.625</text:p>
              </table:table-cell>
              <table:table-cell office:value-type="float" office:value="8.3272799754886">
                <text:p>8.327279975488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90.75">
                <text:p>90.75</text:p>
              </table:table-cell>
              <table:table-cell office:value-type="float" office:value="8.39151029210228">
                <text:p>8.3915102921022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90.875">
                <text:p>90.875</text:p>
              </table:table-cell>
              <table:table-cell office:value-type="float" office:value="8.36329042442603">
                <text:p>8.3632904244260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91">
                <text:p>91</text:p>
              </table:table-cell>
              <table:table-cell office:value-type="float" office:value="8.41524443074605">
                <text:p>8.4152444307460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91.125">
                <text:p>91.125</text:p>
              </table:table-cell>
              <table:table-cell office:value-type="float" office:value="8.44582474146378">
                <text:p>8.4458247414637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1.25">
                <text:p>91.25</text:p>
              </table:table-cell>
              <table:table-cell office:value-type="float" office:value="8.28619194554858">
                <text:p>8.2861919455485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91.375">
                <text:p>91.375</text:p>
              </table:table-cell>
              <table:table-cell office:value-type="float" office:value="8.35888802769149">
                <text:p>8.3588880276914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91.5">
                <text:p>91.5</text:p>
              </table:table-cell>
              <table:table-cell office:value-type="float" office:value="8.42733693218906">
                <text:p>8.4273369321890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1.625">
                <text:p>91.625</text:p>
              </table:table-cell>
              <table:table-cell office:value-type="float" office:value="8.38932269827272">
                <text:p>8.3893226982727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91.75">
                <text:p>91.75</text:p>
              </table:table-cell>
              <table:table-cell office:value-type="float" office:value="8.38675791127538">
                <text:p>8.3867579112753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91.875">
                <text:p>91.875</text:p>
              </table:table-cell>
              <table:table-cell office:value-type="float" office:value="8.33075656759998">
                <text:p>8.3307565675999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92">
                <text:p>92</text:p>
              </table:table-cell>
              <table:table-cell office:value-type="float" office:value="8.41393238381658">
                <text:p>8.4139323838165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2.125">
                <text:p>92.125</text:p>
              </table:table-cell>
              <table:table-cell office:value-type="float" office:value="8.41490332811268">
                <text:p>8.4149033281126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2.25">
                <text:p>92.25</text:p>
              </table:table-cell>
              <table:table-cell office:value-type="float" office:value="8.41420457832703">
                <text:p>8.4142045783270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2.375">
                <text:p>92.375</text:p>
              </table:table-cell>
              <table:table-cell office:value-type="float" office:value="8.2848431465657">
                <text:p>8.284843146565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92.5">
                <text:p>92.5</text:p>
              </table:table-cell>
              <table:table-cell office:value-type="float" office:value="8.38111305368577">
                <text:p>8.3811130536857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2.625">
                <text:p>92.625</text:p>
              </table:table-cell>
              <table:table-cell office:value-type="float" office:value="8.41214224519406">
                <text:p>8.4121422451940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2.75">
                <text:p>92.75</text:p>
              </table:table-cell>
              <table:table-cell office:value-type="float" office:value="8.39314784341082">
                <text:p>8.3931478434108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92.875">
                <text:p>92.875</text:p>
              </table:table-cell>
              <table:table-cell office:value-type="float" office:value="8.3995216780967">
                <text:p>8.399521678096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3">
                <text:p>93</text:p>
              </table:table-cell>
              <table:table-cell office:value-type="float" office:value="8.30100243475644">
                <text:p>8.3010024347564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3.125">
                <text:p>93.125</text:p>
              </table:table-cell>
              <table:table-cell office:value-type="float" office:value="8.41794783169067">
                <text:p>8.4179478316906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3.25">
                <text:p>93.25</text:p>
              </table:table-cell>
              <table:table-cell office:value-type="float" office:value="8.39446741166712">
                <text:p>8.3944674116671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93.375">
                <text:p>93.375</text:p>
              </table:table-cell>
              <table:table-cell office:value-type="float" office:value="8.3806250158402">
                <text:p>8.380625015840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3.5">
                <text:p>93.5</text:p>
              </table:table-cell>
              <table:table-cell office:value-type="float" office:value="8.36474813384188">
                <text:p>8.3647481338418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3.625">
                <text:p>93.625</text:p>
              </table:table-cell>
              <table:table-cell office:value-type="float" office:value="8.33805055698642">
                <text:p>8.3380505569864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93.75">
                <text:p>93.75</text:p>
              </table:table-cell>
              <table:table-cell office:value-type="float" office:value="8.40159773463906">
                <text:p>8.4015977346390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3.875">
                <text:p>93.875</text:p>
              </table:table-cell>
              <table:table-cell office:value-type="float" office:value="8.36851354428391">
                <text:p>8.3685135442839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4">
                <text:p>94</text:p>
              </table:table-cell>
              <table:table-cell office:value-type="float" office:value="8.38281406653717">
                <text:p>8.3828140665371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4.125">
                <text:p>94.125</text:p>
              </table:table-cell>
              <table:table-cell office:value-type="float" office:value="8.30253904597445">
                <text:p>8.3025390459744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4.25">
                <text:p>94.25</text:p>
              </table:table-cell>
              <table:table-cell office:value-type="float" office:value="8.35103043913773">
                <text:p>8.3510304391377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4.375">
                <text:p>94.375</text:p>
              </table:table-cell>
              <table:table-cell office:value-type="float" office:value="8.3619496390292">
                <text:p>8.361949639029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4.5">
                <text:p>94.5</text:p>
              </table:table-cell>
              <table:table-cell office:value-type="float" office:value="8.40157316767533">
                <text:p>8.4015731676753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4.625">
                <text:p>94.625</text:p>
              </table:table-cell>
              <table:table-cell office:value-type="float" office:value="8.41162646671027">
                <text:p>8.4116264667102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4.75">
                <text:p>94.75</text:p>
              </table:table-cell>
              <table:table-cell office:value-type="float" office:value="8.26255487925191">
                <text:p>8.2625548792519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4.875">
                <text:p>94.875</text:p>
              </table:table-cell>
              <table:table-cell office:value-type="float" office:value="8.42197389986208">
                <text:p>8.4219738998620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5">
                <text:p>95</text:p>
              </table:table-cell>
              <table:table-cell office:value-type="float" office:value="8.4257839746637">
                <text:p>8.425783974663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5.125">
                <text:p>95.125</text:p>
              </table:table-cell>
              <table:table-cell office:value-type="float" office:value="8.40239305117023">
                <text:p>8.4023930511702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5.25">
                <text:p>95.25</text:p>
              </table:table-cell>
              <table:table-cell office:value-type="float" office:value="8.33250016166687">
                <text:p>8.3325001616668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5.375">
                <text:p>95.375</text:p>
              </table:table-cell>
              <table:table-cell office:value-type="float" office:value="8.37636730481233">
                <text:p>8.3763673048123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5.5">
                <text:p>95.5</text:p>
              </table:table-cell>
              <table:table-cell office:value-type="float" office:value="8.38735328515397">
                <text:p>8.3873532851539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5.625">
                <text:p>95.625</text:p>
              </table:table-cell>
              <table:table-cell office:value-type="float" office:value="8.43753768798451">
                <text:p>8.4375376879845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5.75">
                <text:p>95.75</text:p>
              </table:table-cell>
              <table:table-cell office:value-type="float" office:value="8.4404215114835">
                <text:p>8.440421511483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5.875">
                <text:p>95.875</text:p>
              </table:table-cell>
              <table:table-cell office:value-type="float" office:value="8.28003990410818">
                <text:p>8.2800399041081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6">
                <text:p>96</text:p>
              </table:table-cell>
              <table:table-cell office:value-type="float" office:value="8.42275809733341">
                <text:p>8.4227580973334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6.125">
                <text:p>96.125</text:p>
              </table:table-cell>
              <table:table-cell office:value-type="float" office:value="8.49988945698736">
                <text:p>8.4998894569873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6.25">
                <text:p>96.25</text:p>
              </table:table-cell>
              <table:table-cell office:value-type="float" office:value="8.3842952243249">
                <text:p>8.384295224324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6.375">
                <text:p>96.375</text:p>
              </table:table-cell>
              <table:table-cell office:value-type="float" office:value="8.39526164554381">
                <text:p>8.3952616455438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6.5">
                <text:p>96.5</text:p>
              </table:table-cell>
              <table:table-cell office:value-type="float" office:value="8.39781910108496">
                <text:p>8.3978191010849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6.625">
                <text:p>96.625</text:p>
              </table:table-cell>
              <table:table-cell office:value-type="float" office:value="8.46460712028838">
                <text:p>8.4646071202883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6.75">
                <text:p>96.75</text:p>
              </table:table-cell>
              <table:table-cell office:value-type="float" office:value="8.41886626609866">
                <text:p>8.4188662660986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6.875">
                <text:p>96.875</text:p>
              </table:table-cell>
              <table:table-cell office:value-type="float" office:value="8.45886538682933">
                <text:p>8.4588653868293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7">
                <text:p>97</text:p>
              </table:table-cell>
              <table:table-cell office:value-type="float" office:value="8.34492426875314">
                <text:p>8.3449242687531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7.125">
                <text:p>97.125</text:p>
              </table:table-cell>
              <table:table-cell office:value-type="float" office:value="8.43788824102102">
                <text:p>8.4378882410210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7.25">
                <text:p>97.25</text:p>
              </table:table-cell>
              <table:table-cell office:value-type="float" office:value="8.43702644293285">
                <text:p>8.4370264429328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7.375">
                <text:p>97.375</text:p>
              </table:table-cell>
              <table:table-cell office:value-type="float" office:value="8.42992416772147">
                <text:p>8.4299241677214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7.5">
                <text:p>97.5</text:p>
              </table:table-cell>
              <table:table-cell office:value-type="float" office:value="8.4778977364925">
                <text:p>8.477897736492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7.625">
                <text:p>97.625</text:p>
              </table:table-cell>
              <table:table-cell office:value-type="float" office:value="8.3951625427986">
                <text:p>8.395162542798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7.75">
                <text:p>97.75</text:p>
              </table:table-cell>
              <table:table-cell office:value-type="float" office:value="8.45318902477054">
                <text:p>8.4531890247705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7.875">
                <text:p>97.875</text:p>
              </table:table-cell>
              <table:table-cell office:value-type="float" office:value="8.47030573160246">
                <text:p>8.4703057316024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8">
                <text:p>98</text:p>
              </table:table-cell>
              <table:table-cell office:value-type="float" office:value="8.44654348517281">
                <text:p>8.4465434851728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8.125">
                <text:p>98.125</text:p>
              </table:table-cell>
              <table:table-cell office:value-type="float" office:value="8.37671118916942">
                <text:p>8.3767111891694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8.25">
                <text:p>98.25</text:p>
              </table:table-cell>
              <table:table-cell office:value-type="float" office:value="8.34388800850479">
                <text:p>8.3438880085047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8.375">
                <text:p>98.375</text:p>
              </table:table-cell>
              <table:table-cell office:value-type="float" office:value="8.41077265491493">
                <text:p>8.4107726549149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8.5">
                <text:p>98.5</text:p>
              </table:table-cell>
              <table:table-cell office:value-type="float" office:value="8.39929189364847">
                <text:p>8.3992918936484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8.625">
                <text:p>98.625</text:p>
              </table:table-cell>
              <table:table-cell office:value-type="float" office:value="8.38957752370873">
                <text:p>8.3895775237087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8.75">
                <text:p>98.75</text:p>
              </table:table-cell>
              <table:table-cell office:value-type="float" office:value="8.24614584566868">
                <text:p>8.2461458456686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8.875">
                <text:p>98.875</text:p>
              </table:table-cell>
              <table:table-cell office:value-type="float" office:value="8.34583310991221">
                <text:p>8.3458331099122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9">
                <text:p>99</text:p>
              </table:table-cell>
              <table:table-cell office:value-type="float" office:value="8.34211912699056">
                <text:p>8.3421191269905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9.125">
                <text:p>99.125</text:p>
              </table:table-cell>
              <table:table-cell office:value-type="float" office:value="8.39847164098993">
                <text:p>8.3984716409899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9.25">
                <text:p>99.25</text:p>
              </table:table-cell>
              <table:table-cell office:value-type="float" office:value="8.35573194917401">
                <text:p>8.3557319491740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9.375">
                <text:p>99.375</text:p>
              </table:table-cell>
              <table:table-cell office:value-type="float" office:value="8.24861999146367">
                <text:p>8.2486199914636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9.5">
                <text:p>99.5</text:p>
              </table:table-cell>
              <table:table-cell office:value-type="float" office:value="8.46131436206955">
                <text:p>8.4613143620695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9.625">
                <text:p>99.625</text:p>
              </table:table-cell>
              <table:table-cell office:value-type="float" office:value="8.5180072609817">
                <text:p>8.518007260981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9.75">
                <text:p>99.75</text:p>
              </table:table-cell>
              <table:table-cell office:value-type="float" office:value="8.58565690490542">
                <text:p>8.5856569049054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9.875">
                <text:p>99.875</text:p>
              </table:table-cell>
              <table:table-cell office:value-type="float" office:value="8.59296009367395">
                <text:p>8.5929600936739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00">
                <text:p>100</text:p>
              </table:table-cell>
              <table:table-cell office:value-type="float" office:value="8.56740033110563">
                <text:p>8.567400331105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